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1.6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164.3pt"/>
    </style:style>
    <style:style style:name="co5" style:family="table-column">
      <style:table-column-properties fo:break-before="auto" style:column-width="108.74pt"/>
    </style:style>
    <style:style style:name="co6" style:family="table-column">
      <style:table-column-properties fo:break-before="auto" style:column-width="112.76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297.64pt"/>
    </style:style>
    <style:style style:name="co10" style:family="table-column">
      <style:table-column-properties fo:break-before="auto" style:column-width="57.94pt"/>
    </style:style>
    <style:style style:name="co11" style:family="table-column">
      <style:table-column-properties fo:break-before="auto" style:column-width="41.24pt"/>
    </style:style>
    <style:style style:name="co12" style:family="table-column">
      <style:table-column-properties fo:break-before="auto" style:column-width="51.59pt"/>
    </style:style>
    <style:style style:name="co13" style:family="table-column">
      <style:table-column-properties fo:break-before="auto" style:column-width="73.84pt"/>
    </style:style>
    <style:style style:name="co14" style:family="table-column">
      <style:table-column-properties fo:break-before="auto" style:column-width="103.21pt"/>
    </style:style>
    <style:style style:name="co15" style:family="table-column">
      <style:table-column-properties fo:break-before="auto" style:column-width="133.34pt"/>
    </style:style>
    <style:style style:name="co16" style:family="table-column">
      <style:table-column-properties fo:break-before="auto" style:column-width="93.71pt"/>
    </style:style>
    <style:style style:name="co17" style:family="table-column">
      <style:table-column-properties fo:break-before="auto" style:column-width="60.35pt"/>
    </style:style>
    <style:style style:name="co18" style:family="table-column">
      <style:table-column-properties fo:break-before="auto" style:column-width="37.3pt"/>
    </style:style>
    <style:style style:name="co19" style:family="table-column">
      <style:table-column-properties fo:break-before="auto" style:column-width="84.95pt"/>
    </style:style>
    <style:style style:name="co20" style:family="table-column">
      <style:table-column-properties fo:break-before="auto" style:column-width="79.4pt"/>
    </style:style>
    <style:style style:name="co21" style:family="table-column">
      <style:table-column-properties fo:break-before="auto" style:column-width="49.24pt"/>
    </style:style>
    <style:style style:name="co22" style:family="table-column">
      <style:table-column-properties fo:break-before="auto" style:column-width="106.36pt"/>
    </style:style>
    <style:style style:name="co23" style:family="table-column">
      <style:table-column-properties fo:break-before="auto" style:column-width="63.5pt"/>
    </style:style>
    <style:style style:name="co24" style:family="table-column">
      <style:table-column-properties fo:break-before="auto" style:column-width="91.3pt"/>
    </style:style>
    <style:style style:name="co25" style:family="table-column">
      <style:table-column-properties fo:break-before="auto" style:column-width="162.74pt"/>
    </style:style>
    <style:style style:name="co26" style:family="table-column">
      <style:table-column-properties fo:break-before="auto" style:column-width="165.91pt"/>
    </style:style>
    <style:style style:name="co27" style:family="table-column">
      <style:table-column-properties fo:break-before="auto" style:column-width="152.39pt"/>
    </style:style>
    <style:style style:name="co28" style:family="table-column">
      <style:table-column-properties fo:break-before="auto" style:column-width="56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st_20_summary">
      <style:table-properties table:display="true" style:writing-mode="lr-tb"/>
    </style:style>
    <style:style style:name="ta2" style:family="table" style:master-page-name="PageStyle_5f_BOM_20_Humphrey_20_BUY_20_THESE">
      <style:table-properties table:display="true" style:writing-mode="lr-tb"/>
    </style:style>
    <style:style style:name="ta3" style:family="table" style:master-page-name="PageStyle_5f_Fasteners_20_pivot_20_BUY_20_THESE">
      <style:table-properties table:display="true" style:writing-mode="lr-tb"/>
    </style:style>
    <style:style style:name="ta4" style:family="table" style:master-page-name="PageStyle_5f_humphrey_20_v4_20_excenters_20_MAKE_20_THESE">
      <style:table-properties table:display="true" style:writing-mode="lr-tb"/>
    </style:style>
    <style:style style:name="ta5" style:family="table" style:master-page-name="PageStyle_5f_Fasteners_20_indata_20_from_20_model">
      <style:table-properties table:display="true" style:writing-mode="lr-tb"/>
    </style:style>
    <style:style style:name="ta6" style:family="table" style:master-page-name="PageStyle_5f_Currency_20_rates">
      <style:table-properties table:display="true" style:writing-mode="lr-tb"/>
    </style:style>
    <style:style style:name="ta7" style:family="table" style:master-page-name="PageStyle_5f_Graph_20_indata">
      <style:table-properties table:display="true" style:writing-mode="lr-tb"/>
    </style:style>
    <style:style style:name="ta8" style:family="table" style:master-page-name="PageStyle_5f_label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cccc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4444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4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abels.$A$2:.$A$25])" table:allow-empty-cell="true" table:display-list="unsorted" table:base-cell-address="'Cost summary'.E2"/>
      </table:content-validations>
      <table:table table:name="Cost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OK</text:p>
          </table:table-cell>
          <table:table-cell table:style-name="ce6" office:value-type="string" calcext:value-type="string">
            <text:p>USD</text:p>
          </table:table-cell>
          <table:table-cell table:style-name="ce3"/>
          <table:table-cell table:style-name="ce4" office:value-type="string" calcext:value-type="string">
            <text:p>Display sub categ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costs for parts, materials and equipment:</text:p>
          </table:table-cell>
          <table:table-cell table:style-name="ce5" table:formula="of:=SUM([$'BOM Humphrey BUY THESE'.L$1:.L$1048576])" office:value-type="currency" office:currency="SEK" office:value="29281" calcext:value-type="currency">
            <text:p>29,281 kr</text:p>
          </table:table-cell>
          <table:table-cell table:style-name="ce7" table:formula="of:=SUM([$'BOM Humphrey BUY THESE'.K$1:.K$1048576])" office:value-type="currency" office:currency="USD" office:value="3403.63775368186" calcext:value-type="currency">
            <text:p>$3,404</text:p>
          </table:table-cell>
          <table:table-cell/>
          <table:table-cell table:style-name="ce9" table:content-validation-name="val1" office:value-type="string" calcext:value-type="string">
            <text:p>Tools and Equip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are / Left in stock after delivery</text:p>
          </table:table-cell>
          <table:table-cell table:style-name="ce5" table:formula="of:=SUM([$'BOM Humphrey BUY THESE'.M$1:.M$1048576])" office:value-type="currency" office:currency="SEK" office:value="3265" calcext:value-type="currency">
            <text:p>3,265 kr</text:p>
          </table:table-cell>
          <table:table-cell table:style-name="ce7" table:formula="of:=[.B3]*[$'Currency rates'.B3]" office:value-type="currency" office:currency="USD" office:value="379.50401" calcext:value-type="currency">
            <text:p>$380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5"/>
          <table:table-cell table:style-name="ce7"/>
          <table:table-cell table:number-columns-repeated="1021"/>
        </table:table-row>
        <table:table-row table:style-name="ro1">
          <table:table-cell table:style-name="ce1" table:formula="of:=IFERROR(__xludf.dummyfunction(&quot;UNIQUE('BOM Humphrey BUY THESE'!B:B)&quot;);&quot;Category&quot;)" office:value-type="string" office:string-value="Category" calcext:value-type="string">
            <text:p>Category</text:p>
          </table:table-cell>
          <table:table-cell table:style-name="ce1" office:value-type="string" calcext:value-type="string">
            <text:p>NOK</text:p>
          </table:table-cell>
          <table:table-cell table:style-name="ce6" office:value-type="string" calcext:value-type="string">
            <text:p>USD</text:p>
          </table:table-cell>
          <table:table-cell/>
          <table:table-cell table:style-name="ce1" table:formula="of:=IFERROR(__xludf.dummyfunction(&quot;UNIQUE('Graph indata'!B1:B1004)&quot;);&quot;Sub category&quot;)" office:value-type="string" office:string-value="Sub category" calcext:value-type="string">
            <text:p>Sub category</text:p>
          </table:table-cell>
          <table:table-cell table:style-name="ce1" office:value-type="string" calcext:value-type="string">
            <text:p>NOK</text:p>
          </table:table-cell>
          <table:table-cell table:number-columns-repeated="1018"/>
        </table:table-row>
        <table:table-row table:style-name="ro1">
          <table:table-cell table:formula="of:=IFERROR(__xludf.dummyfunction(&quot;&quot;&quot;COMPUTED_VALUE&quot;&quot;&quot;);&quot;Consumables&quot;)" office:value-type="string" office:string-value="Consumables" calcext:value-type="string">
            <text:p>Consumables</text:p>
          </table:table-cell>
          <table:table-cell table:style-name="ce5" table:formula="of:=SUMIF([$'BOM Humphrey BUY THESE'.B$1:.B$1048576];[.A6];[$'BOM Humphrey BUY THESE'.L$1:.L$1048576])" office:value-type="currency" office:currency="SEK" office:value="1540" calcext:value-type="currency">
            <text:p>1,540 kr</text:p>
          </table:table-cell>
          <table:table-cell table:style-name="ce8" table:formula="of:=SUMIF([$'BOM Humphrey BUY THESE'.B$1:.B$1048576];[.A6];[$'BOM Humphrey BUY THESE'.K$1:.K$1048576])" office:value-type="currency" office:currency="USD" office:value="179.02517306" calcext:value-type="currency">
            <text:p>$179</text:p>
          </table:table-cell>
          <table:table-cell/>
          <table:table-cell table:formula="of:=IFERROR(__xludf.dummyfunction(&quot;&quot;&quot;COMPUTED_VALUE&quot;&quot;&quot;);&quot;&quot;)">
            <text:p/>
          </table:table-cell>
          <table:table-cell table:formula="of:=IF(SUMIF([$'Graph indata'.B$1:.B$1048576];[.E6];[$'Graph indata'.C$1:.C$1048576])=0;&quot;&quot;;SUMIF([$'Graph indata'.B$1:.B$1048576];[.E6];[$'Graph indata'.C$1:.C$1048576]))">
            <text:p/>
          </table:table-cell>
          <table:table-cell table:number-columns-repeated="1018"/>
        </table:table-row>
        <table:table-row table:style-name="ro1">
          <table:table-cell table:formula="of:=IFERROR(__xludf.dummyfunction(&quot;&quot;&quot;COMPUTED_VALUE&quot;&quot;&quot;);&quot;Electronics&quot;)" office:value-type="string" office:string-value="Electronics" calcext:value-type="string">
            <text:p>Electronics</text:p>
          </table:table-cell>
          <table:table-cell table:style-name="ce5" table:formula="of:=SUMIF([$'BOM Humphrey BUY THESE'.B$1:.B$1048576];[.A7];[$'BOM Humphrey BUY THESE'.L$1:.L$1048576])" office:value-type="currency" office:currency="SEK" office:value="1268" calcext:value-type="currency">
            <text:p>1,268 kr</text:p>
          </table:table-cell>
          <table:table-cell table:style-name="ce8" table:formula="of:=SUMIF([$'BOM Humphrey BUY THESE'.B$1:.B$1048576];[.A7];[$'BOM Humphrey BUY THESE'.K$1:.K$1048576])" office:value-type="currency" office:currency="USD" office:value="147.448768828" calcext:value-type="currency">
            <text:p>$147</text:p>
          </table:table-cell>
          <table:table-cell/>
          <table:table-cell table:formula="of:=IFERROR(__xludf.dummyfunction(&quot;&quot;&quot;COMPUTED_VALUE&quot;&quot;&quot;);&quot;Collets&quot;)" office:value-type="string" office:string-value="Collets" calcext:value-type="string">
            <text:p>Collets</text:p>
          </table:table-cell>
          <table:table-cell table:formula="of:=IF(SUMIF([$'Graph indata'.B$1:.B$1048576];[.E7];[$'Graph indata'.C$1:.C$1048576])=0;&quot;&quot;;SUMIF([$'Graph indata'.B$1:.B$1048576];[.E7];[$'Graph indata'.C$1:.C$1048576]))"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table:formula="of:=IFERROR(__xludf.dummyfunction(&quot;&quot;&quot;COMPUTED_VALUE&quot;&quot;&quot;);&quot;Fasteners&quot;)" office:value-type="string" office:string-value="Fasteners" calcext:value-type="string">
            <text:p>Fasteners</text:p>
          </table:table-cell>
          <table:table-cell table:style-name="ce5" table:formula="of:=SUMIF([$'BOM Humphrey BUY THESE'.B$1:.B$1048576];[.A8];[$'BOM Humphrey BUY THESE'.L$1:.L$1048576])" office:value-type="currency" office:currency="SEK" office:value="2018" calcext:value-type="currency">
            <text:p>2,018 kr</text:p>
          </table:table-cell>
          <table:table-cell table:style-name="ce8" table:formula="of:=SUMIF([$'BOM Humphrey BUY THESE'.B$1:.B$1048576];[.A8];[$'BOM Humphrey BUY THESE'.K$1:.K$1048576])" office:value-type="currency" office:currency="USD" office:value="234.52301712" calcext:value-type="currency">
            <text:p>$235</text:p>
          </table:table-cell>
          <table:table-cell/>
          <table:table-cell table:formula="of:=IFERROR(__xludf.dummyfunction(&quot;&quot;&quot;COMPUTED_VALUE&quot;&quot;&quot;);&quot;Hand tools&quot;)" office:value-type="string" office:string-value="Hand tools" calcext:value-type="string">
            <text:p>Hand tools</text:p>
          </table:table-cell>
          <table:table-cell table:formula="of:=IF(SUMIF([$'Graph indata'.B$1:.B$1048576];[.E8];[$'Graph indata'.C$1:.C$1048576])=0;&quot;&quot;;SUMIF([$'Graph indata'.B$1:.B$1048576];[.E8];[$'Graph indata'.C$1:.C$1048576]))"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table:formula="of:=IFERROR(__xludf.dummyfunction(&quot;&quot;&quot;COMPUTED_VALUE&quot;&quot;&quot;);&quot;Hardware&quot;)" office:value-type="string" office:string-value="Hardware" calcext:value-type="string">
            <text:p>Hardware</text:p>
          </table:table-cell>
          <table:table-cell table:style-name="ce5" table:formula="of:=SUMIF([$'BOM Humphrey BUY THESE'.B$1:.B$1048576];[.A9];[$'BOM Humphrey BUY THESE'.L$1:.L$1048576])" office:value-type="currency" office:currency="SEK" office:value="8962" calcext:value-type="currency">
            <text:p>8,962 kr</text:p>
          </table:table-cell>
          <table:table-cell table:style-name="ce8" table:formula="of:=SUMIF([$'BOM Humphrey BUY THESE'.B$1:.B$1048576];[.A9];[$'BOM Humphrey BUY THESE'.K$1:.K$1048576])" office:value-type="currency" office:currency="USD" office:value="1041.6672895" calcext:value-type="currency">
            <text:p>$1,042</text:p>
          </table:table-cell>
          <table:table-cell/>
          <table:table-cell table:formula="of:=IFERROR(__xludf.dummyfunction(&quot;&quot;&quot;COMPUTED_VALUE&quot;&quot;&quot;);&quot;Milling bits&quot;)" office:value-type="string" office:string-value="Milling bits" calcext:value-type="string">
            <text:p>Milling bits</text:p>
          </table:table-cell>
          <table:table-cell table:formula="of:=IF(SUMIF([$'Graph indata'.B$1:.B$1048576];[.E9];[$'Graph indata'.C$1:.C$1048576])=0;&quot;&quot;;SUMIF([$'Graph indata'.B$1:.B$1048576];[.E9];[$'Graph indata'.C$1:.C$1048576]))" office:value-type="float" office:value="1301" calcext:value-type="float">
            <text:p>1301</text:p>
          </table:table-cell>
          <table:table-cell table:number-columns-repeated="1018"/>
        </table:table-row>
        <table:table-row table:style-name="ro1">
          <table:table-cell table:formula="of:=IFERROR(__xludf.dummyfunction(&quot;&quot;&quot;COMPUTED_VALUE&quot;&quot;&quot;);&quot;Raw material&quot;)" office:value-type="string" office:string-value="Raw material" calcext:value-type="string">
            <text:p>Raw material</text:p>
          </table:table-cell>
          <table:table-cell table:style-name="ce5" table:formula="of:=SUMIF([$'BOM Humphrey BUY THESE'.B$1:.B$1048576];[.A10];[$'BOM Humphrey BUY THESE'.L$1:.L$1048576])" office:value-type="currency" office:currency="SEK" office:value="13590" calcext:value-type="currency">
            <text:p>13,590 kr</text:p>
          </table:table-cell>
          <table:table-cell table:style-name="ce8" table:formula="of:=SUMIF([$'BOM Humphrey BUY THESE'.B$1:.B$1048576];[.A10];[$'BOM Humphrey BUY THESE'.K$1:.K$1048576])" office:value-type="currency" office:currency="USD" office:value="1579.71251245386" calcext:value-type="currency">
            <text:p>$1,580</text:p>
          </table:table-cell>
          <table:table-cell/>
          <table:table-cell table:formula="of:=IFERROR(__xludf.dummyfunction(&quot;&quot;&quot;COMPUTED_VALUE&quot;&quot;&quot;);&quot;Safety equipment&quot;)" office:value-type="string" office:string-value="Safety equipment" calcext:value-type="string">
            <text:p>Safety equipment</text:p>
          </table:table-cell>
          <table:table-cell table:formula="of:=IF(SUMIF([$'Graph indata'.B$1:.B$1048576];[.E10];[$'Graph indata'.C$1:.C$1048576])=0;&quot;&quot;;SUMIF([$'Graph indata'.B$1:.B$1048576];[.E10];[$'Graph indata'.C$1:.C$1048576]))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formula="of:=IFERROR(__xludf.dummyfunction(&quot;&quot;&quot;COMPUTED_VALUE&quot;&quot;&quot;);&quot;Tools and Equipment&quot;)" office:value-type="string" office:string-value="Tools and Equipment" calcext:value-type="string">
            <text:p>Tools and Equipment</text:p>
          </table:table-cell>
          <table:table-cell table:style-name="ce5" table:formula="of:=SUMIF([$'BOM Humphrey BUY THESE'.B$1:.B$1048576];[.A11];[$'BOM Humphrey BUY THESE'.L$1:.L$1048576])" office:value-type="currency" office:currency="SEK" office:value="1903" calcext:value-type="currency">
            <text:p>1,903 kr</text:p>
          </table:table-cell>
          <table:table-cell table:style-name="ce8" table:formula="of:=SUMIF([$'BOM Humphrey BUY THESE'.B$1:.B$1048576];[.A11];[$'BOM Humphrey BUY THESE'.K$1:.K$1048576])" office:value-type="currency" office:currency="USD" office:value="221.26099272" calcext:value-type="currency">
            <text:p>$221</text:p>
          </table:table-cell>
          <table:table-cell/>
          <table:table-cell table:formula="of:=IFERROR(__xludf.dummyfunction(&quot;&quot;&quot;COMPUTED_VALUE&quot;&quot;&quot;);&quot;Storage&quot;)" office:value-type="string" office:string-value="Storage" calcext:value-type="string">
            <text:p>Storage</text:p>
          </table:table-cell>
          <table:table-cell table:formula="of:=IF(SUMIF([$'Graph indata'.B$1:.B$1048576];[.E11];[$'Graph indata'.C$1:.C$1048576])=0;&quot;&quot;;SUMIF([$'Graph indata'.B$1:.B$1048576];[.E11];[$'Graph indata'.C$1:.C$1048576]))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formula="of:=IFERROR(__xludf.dummyfunction(&quot;&quot;&quot;COMPUTED_VALUE&quot;&quot;&quot;);&quot;&quot;)">
            <text:p/>
          </table:table-cell>
          <table:table-cell table:style-name="ce5"/>
          <table:table-cell table:style-name="ce7"/>
          <table:table-cell/>
          <table:table-cell table:formula="of:=IFERROR(__xludf.dummyfunction(&quot;&quot;&quot;COMPUTED_VALUE&quot;&quot;&quot;);&quot;&quot;)">
            <text:p/>
          </table:table-cell>
          <table:table-cell table:formula="of:=IF(SUMIF([$'Graph indata'.B$1:.B$1048576];[.E12];[$'Graph indata'.C$1:.C$1048576])=0;&quot;&quot;;SUMIF([$'Graph indata'.B$1:.B$1048576];[.E12];[$'Graph indata'.C$1:.C$1048576])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harts in NOK</text:p>
          </table:table-cell>
          <table:table-cell table:style-name="ce5"/>
          <table:table-cell table:style-name="ce7"/>
          <table:table-cell table:number-columns-repeated="2"/>
          <table:table-cell table:formula="of:=IF(SUMIF([$'Graph indata'.B$1:.B$1048576];[.E13];[$'Graph indata'.C$1:.C$1048576])=0;&quot;&quot;;SUMIF([$'Graph indata'.B$1:.B$1048576];[.E13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14];[$'Graph indata'.C$1:.C$1048576])=0;&quot;&quot;;SUMIF([$'Graph indata'.B$1:.B$1048576];[.E14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15];[$'Graph indata'.C$1:.C$1048576])=0;&quot;&quot;;SUMIF([$'Graph indata'.B$1:.B$1048576];[.E15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16];[$'Graph indata'.C$1:.C$1048576])=0;&quot;&quot;;SUMIF([$'Graph indata'.B$1:.B$1048576];[.E16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17];[$'Graph indata'.C$1:.C$1048576])=0;&quot;&quot;;SUMIF([$'Graph indata'.B$1:.B$1048576];[.E17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18];[$'Graph indata'.C$1:.C$1048576])=0;&quot;&quot;;SUMIF([$'Graph indata'.B$1:.B$1048576];[.E18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19];[$'Graph indata'.C$1:.C$1048576])=0;&quot;&quot;;SUMIF([$'Graph indata'.B$1:.B$1048576];[.E19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20];[$'Graph indata'.C$1:.C$1048576])=0;&quot;&quot;;SUMIF([$'Graph indata'.B$1:.B$1048576];[.E20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21];[$'Graph indata'.C$1:.C$1048576])=0;&quot;&quot;;SUMIF([$'Graph indata'.B$1:.B$1048576];[.E21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22];[$'Graph indata'.C$1:.C$1048576])=0;&quot;&quot;;SUMIF([$'Graph indata'.B$1:.B$1048576];[.E22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23];[$'Graph indata'.C$1:.C$1048576])=0;&quot;&quot;;SUMIF([$'Graph indata'.B$1:.B$1048576];[.E23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24];[$'Graph indata'.C$1:.C$1048576])=0;&quot;&quot;;SUMIF([$'Graph indata'.B$1:.B$1048576];[.E24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25];[$'Graph indata'.C$1:.C$1048576])=0;&quot;&quot;;SUMIF([$'Graph indata'.B$1:.B$1048576];[.E25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26];[$'Graph indata'.C$1:.C$1048576])=0;&quot;&quot;;SUMIF([$'Graph indata'.B$1:.B$1048576];[.E26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27];[$'Graph indata'.C$1:.C$1048576])=0;&quot;&quot;;SUMIF([$'Graph indata'.B$1:.B$1048576];[.E27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28];[$'Graph indata'.C$1:.C$1048576])=0;&quot;&quot;;SUMIF([$'Graph indata'.B$1:.B$1048576];[.E28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29];[$'Graph indata'.C$1:.C$1048576])=0;&quot;&quot;;SUMIF([$'Graph indata'.B$1:.B$1048576];[.E29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30];[$'Graph indata'.C$1:.C$1048576])=0;&quot;&quot;;SUMIF([$'Graph indata'.B$1:.B$1048576];[.E30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31];[$'Graph indata'.C$1:.C$1048576])=0;&quot;&quot;;SUMIF([$'Graph indata'.B$1:.B$1048576];[.E31];[$'Graph indata'.C$1:.C$1048576]))">
            <text:p/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7"/>
          <table:table-cell table:number-columns-repeated="2"/>
          <table:table-cell table:formula="of:=IF(SUMIF([$'Graph indata'.B$1:.B$1048576];[.E32];[$'Graph indata'.C$1:.C$1048576])=0;&quot;&quot;;SUMIF([$'Graph indata'.B$1:.B$1048576];[.E32];[$'Graph indata'.C$1:.C$1048576]))">
            <text:p/>
          </table:table-cell>
          <table:table-cell table:number-columns-repeated="1018"/>
        </table:table-row>
        <table:table-row table:style-name="ro1" table:number-rows-repeated="972">
          <table:table-cell/>
          <table:table-cell table:style-name="ce5"/>
          <table:table-cell table:style-name="ce7"/>
          <table:table-cell table:number-columns-repeated="1021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 Humphrey BUY THESE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1010" table:default-cell-style-name="Default"/>
        <table:table-row table:style-name="ro1"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Sub category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Remains as spare</text:p>
          </table:table-cell>
          <table:table-cell table:style-name="ce4" office:value-type="string" calcext:value-type="string">
            <text:p>Unit</text:p>
          </table:table-cell>
          <table:table-cell table:style-name="ce10" office:value-type="string" calcext:value-type="string">
            <text:p>Comment</text:p>
          </table:table-cell>
          <table:table-cell table:style-name="ce14" office:value-type="string" calcext:value-type="string">
            <text:p>Unit price</text:p>
          </table:table-cell>
          <table:table-cell table:style-name="ce18" office:value-type="string" calcext:value-type="string">
            <text:p>Price total ink shipping ex mva</text:p>
          </table:table-cell>
          <table:table-cell table:style-name="ce4" office:value-type="string" calcext:value-type="string">
            <text:p>Currency</text:p>
          </table:table-cell>
          <table:table-cell table:style-name="ce20" office:value-type="string" calcext:value-type="string">
            <text:p>USD Calculated </text:p>
          </table:table-cell>
          <table:table-cell table:style-name="ce23" office:value-type="string" calcext:value-type="string">
            <text:p>NOK tot Rounded </text:p>
          </table:table-cell>
          <table:table-cell table:style-name="ce4" office:value-type="string" calcext:value-type="string">
            <text:p>NOK in stock after</text:p>
          </table:table-cell>
          <table:table-cell table:style-name="ce4" office:value-type="string" calcext:value-type="string">
            <text:p>Recommended supplier</text:p>
          </table:table-cell>
          <table:table-cell table:style-name="ce18" office:value-type="string" calcext:value-type="string">
            <text:p>Alt Price total ink shipping ex mva</text:p>
          </table:table-cell>
          <table:table-cell table:style-name="ce4" office:value-type="string" calcext:value-type="string">
            <text:p>Alt Currency</text:p>
          </table:table-cell>
          <table:table-cell table:style-name="ce2" office:value-type="string" calcext:value-type="string">
            <text:p>Alternative supplier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rill bit, 4,5 mm diamter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Drill bi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drilling aluminium with cordless drill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6" table:formula="of:=[.H2]*[.D2]" office:value-type="float" office:value="37.9" calcext:value-type="float">
            <text:p>37.9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2]* VLOOKUP([.J2];[$'Currency rates'.$A$3:.$B$5];2;0)" office:value-type="currency" office:currency="USD" office:value="4.4052686" calcext:value-type="currency">
            <text:p>$4.41</text:p>
          </table:table-cell>
          <table:table-cell table:style-name="ce24" table:formula="of:=ROUND([.I2]* VLOOKUP([.J2];[$'Currency rates'.$A$7:.$B$9];2;0);0)" office:value-type="currency" office:currency="SEK" office:value="38" calcext:value-type="currency">
            <text:p>38 kr</text:p>
          </table:table-cell>
          <table:table-cell table:style-name="ce5" table:formula="of:=ROUND([.L2]*[.E2]/[.D2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clasohlson.com/no/Bosch-HSS-G-metallbor/40-9203-130" xlink:type="simple">https://www.clasohlson.com/no/Bosch-HSS-G-metallbor/40-9203-130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ill bit, 3 mm diamter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Drill bit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pre drilling wood with cordless drill</text:p>
          </table:table-cell>
          <table:table-cell table:style-name="ce15" table:formula="of:=24.9*0.8" office:value-type="float" office:value="19.92" calcext:value-type="float">
            <text:p>19.92</text:p>
          </table:table-cell>
          <table:table-cell table:style-name="ce16" table:formula="of:=[.H3]*[.D3]" office:value-type="float" office:value="19.92" calcext:value-type="float">
            <text:p>19.92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3]* VLOOKUP([.J3];[$'Currency rates'.$A$3:.$B$5];2;0)" office:value-type="currency" office:currency="USD" office:value="2.31538128" calcext:value-type="currency">
            <text:p>$2.32</text:p>
          </table:table-cell>
          <table:table-cell table:style-name="ce24" table:formula="of:=ROUND([.I3]* VLOOKUP([.J3];[$'Currency rates'.$A$7:.$B$9];2;0);0)" office:value-type="currency" office:currency="SEK" office:value="20" calcext:value-type="currency">
            <text:p>20 kr</text:p>
          </table:table-cell>
          <table:table-cell table:style-name="ce5" table:formula="of:=ROUND([.L3]*[.E3]/[.D3];0)" office:value-type="currency" office:currency="SEK" office:value="20" calcext:value-type="currency">
            <text:p>20 kr</text:p>
          </table:table-cell>
          <table:table-cell table:style-name="ce25" office:value-type="string" calcext:value-type="string">
            <text:p><text:a xlink:href="https://www.clasohlson.com/no/Bosch-trebor/40-9217-30" xlink:type="simple">https://www.clasohlson.com/no/Bosch-trebor/40-9217-30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hreading drill bit, spiral flute M5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Drill bit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threading aluminium with cordless drill. Ali alternativ finns</text:p>
          </table:table-cell>
          <table:table-cell table:style-name="ce16" office:value-type="float" office:value="1.09" calcext:value-type="float">
            <text:p>1.09</text:p>
          </table:table-cell>
          <table:table-cell table:style-name="ce16" table:formula="of:=[.H4]*[.D4]" office:value-type="float" office:value="1.09" calcext:value-type="float">
            <text:p>1.09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4]* VLOOKUP([.J4];[$'Currency rates'.$A$3:.$B$5];2;0)" office:value-type="currency" office:currency="USD" office:value="1.09" calcext:value-type="currency">
            <text:p>$1.09</text:p>
          </table:table-cell>
          <table:table-cell table:style-name="ce24" table:formula="of:=ROUND([.I4]* VLOOKUP([.J4];[$'Currency rates'.$A$7:.$B$9];2;0);0)" office:value-type="currency" office:currency="SEK" office:value="9" calcext:value-type="currency">
            <text:p>9 kr</text:p>
          </table:table-cell>
          <table:table-cell table:style-name="ce5" table:formula="of:=ROUND([.L4]*[.E4]/[.D4];0)" office:value-type="currency" office:currency="SEK" office:value="9" calcext:value-type="currency">
            <text:p>9 kr</text:p>
          </table:table-cell>
          <table:table-cell table:style-name="ce25" office:value-type="string" calcext:value-type="string">
            <text:p><text:a xlink:href="https://www.aliexpress.com/item/ZtDpLsd-HSS-6542-M3-M4-M5-M6-M8-Spiral-Pointed-Taps-Tapping-Thread-Forming-Tap-Drill/32836433872.html" xlink:type="simple">https://www.aliexpress.com/item/ZtDpLsd-HSS-6542-M3-M4-M5-M6-M8-Spiral-Pointed-Taps-Tapping-Thread-Forming-Tap-Drill/32836433872.html</text:a></text:p>
          </table:table-cell>
          <table:table-cell table:style-name="ce15" office:value-type="float" office:value="211.83" calcext:value-type="float">
            <text:p>211.83</text:p>
          </table:table-cell>
          <table:table-cell table:style-name="ce2" office:value-type="string" calcext:value-type="string">
            <text:p>NOK</text:p>
          </table:table-cell>
          <table:table-cell table:style-name="ce25" office:value-type="string" calcext:value-type="string">
            <text:p><text:a xlink:href="https://nettbutikk.wuerth.no/boring-gjenging-kapping-og-sliping/gjenging/maskingjengetapp-hss-e-din-for-staal-bunnhull" xlink:type="simple">https://nettbutikk.wuerth.no/boring-gjenging-kapping-og-sliping/gjenging/maskingjengetapp-hss-e-din-for-staal-bunnhull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anding sponge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Hand tool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edge breaking the aluminium parts</text:p>
          </table:table-cell>
          <table:table-cell table:style-name="ce17" table:formula="of:=59.9*0.8" office:value-type="float" office:value="47.92" calcext:value-type="float">
            <text:p>47.92</text:p>
          </table:table-cell>
          <table:table-cell table:style-name="ce16" table:formula="of:=[.H5]*[.D5]" office:value-type="float" office:value="95.84" calcext:value-type="float">
            <text:p>95.84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5]* VLOOKUP([.J5];[$'Currency rates'.$A$3:.$B$5];2;0)" office:value-type="currency" office:currency="USD" office:value="11.13986656" calcext:value-type="currency">
            <text:p>$11.14</text:p>
          </table:table-cell>
          <table:table-cell table:style-name="ce24" table:formula="of:=ROUND([.I5]* VLOOKUP([.J5];[$'Currency rates'.$A$7:.$B$9];2;0);0)" office:value-type="currency" office:currency="SEK" office:value="96" calcext:value-type="currency">
            <text:p>96 kr</text:p>
          </table:table-cell>
          <table:table-cell table:style-name="ce5" table:formula="of:=ROUND([.L5]*[.E5]/[.D5];0)" office:value-type="currency" office:currency="SEK" office:value="48" calcext:value-type="currency">
            <text:p>48 kr</text:p>
          </table:table-cell>
          <table:table-cell table:style-name="ce25" office:value-type="string" calcext:value-type="string">
            <text:p><text:a xlink:href="https://www.clasohlson.com/no/Bosch-fin-slipesvamp-/40-9311-220" xlink:type="simple">https://www.clasohlson.com/no/Bosch-fin-slipesvamp-/40-9311-220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utting oil (vaseline)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Lubrica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drilling and threading with cordless drill</text:p>
          </table:table-cell>
          <table:table-cell table:style-name="ce16" office:value-type="float" office:value="49" calcext:value-type="float">
            <text:p>49.00</text:p>
          </table:table-cell>
          <table:table-cell table:style-name="ce16" table:formula="of:=[.H6]*[.D6]" office:value-type="float" office:value="49" calcext:value-type="float">
            <text:p>49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6]* VLOOKUP([.J6];[$'Currency rates'.$A$3:.$B$5];2;0)" office:value-type="currency" office:currency="USD" office:value="5.695466" calcext:value-type="currency">
            <text:p>$5.70</text:p>
          </table:table-cell>
          <table:table-cell table:style-name="ce24" table:formula="of:=ROUND([.I6]* VLOOKUP([.J6];[$'Currency rates'.$A$7:.$B$9];2;0);0)" office:value-type="currency" office:currency="SEK" office:value="49" calcext:value-type="currency">
            <text:p>49 kr</text:p>
          </table:table-cell>
          <table:table-cell table:style-name="ce5" table:formula="of:=ROUND([.L6]*[.E6]/[.D6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vita.no/klover-vaselin-40-g" xlink:type="simple">https://www.vita.no/klover-vaselin-40-g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lling bits 1 mm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Milling bit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1 for pinion teeth</text:p>
          </table:table-cell>
          <table:table-cell table:style-name="ce16" office:value-type="float" office:value="380.43" calcext:value-type="float">
            <text:p>380.43</text:p>
          </table:table-cell>
          <table:table-cell table:style-name="ce16" table:formula="of:=[.H7]*[.D7]" office:value-type="float" office:value="380.43" calcext:value-type="float">
            <text:p>380.43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7]* VLOOKUP([.J7];[$'Currency rates'.$A$3:.$B$5];2;0)" office:value-type="currency" office:currency="USD" office:value="44.21890062" calcext:value-type="currency">
            <text:p>$44.22</text:p>
          </table:table-cell>
          <table:table-cell table:style-name="ce24" table:formula="of:=ROUND([.I7]* VLOOKUP([.J7];[$'Currency rates'.$A$7:.$B$9];2;0);0)" office:value-type="currency" office:currency="SEK" office:value="380" calcext:value-type="currency">
            <text:p>380 kr</text:p>
          </table:table-cell>
          <table:table-cell table:style-name="ce5" table:formula="of:=ROUND([.L7]*[.E7]/[.D7];0)" office:value-type="currency" office:currency="SEK" office:value="380" calcext:value-type="currency">
            <text:p>380 kr</text:p>
          </table:table-cell>
          <table:table-cell table:style-name="ce25" office:value-type="string" calcext:value-type="string">
            <text:p><text:a xlink:href="http://VHF.de" xlink:type="simple">VHF.de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lling bits 3 mm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Milling bi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1 for rack teeth</text:p>
          </table:table-cell>
          <table:table-cell table:style-name="ce16" office:value-type="float" office:value="257" calcext:value-type="float">
            <text:p>257.00</text:p>
          </table:table-cell>
          <table:table-cell table:style-name="ce16" table:formula="of:=[.H8]*[.D8]" office:value-type="float" office:value="257" calcext:value-type="float">
            <text:p>257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8]* VLOOKUP([.J8];[$'Currency rates'.$A$3:.$B$5];2;0)" office:value-type="currency" office:currency="USD" office:value="29.872138" calcext:value-type="currency">
            <text:p>$29.87</text:p>
          </table:table-cell>
          <table:table-cell table:style-name="ce24" table:formula="of:=ROUND([.I8]* VLOOKUP([.J8];[$'Currency rates'.$A$7:.$B$9];2;0);0)" office:value-type="currency" office:currency="SEK" office:value="257" calcext:value-type="currency">
            <text:p>257 kr</text:p>
          </table:table-cell>
          <table:table-cell table:style-name="ce5" table:formula="of:=ROUND([.L8]*[.E8]/[.D8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://VHF.de" xlink:type="simple">VHF.de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lling bits 6 mm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Milling bi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Expect 1-2 used up in production, they must be ALU compatible</text:p>
          </table:table-cell>
          <table:table-cell table:style-name="ce16" table:formula="of:=257" office:value-type="float" office:value="257" calcext:value-type="float">
            <text:p>257.00</text:p>
          </table:table-cell>
          <table:table-cell table:style-name="ce16" table:formula="of:=[.H9]*[.D9]" office:value-type="float" office:value="257" calcext:value-type="float">
            <text:p>257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9]* VLOOKUP([.J9];[$'Currency rates'.$A$3:.$B$5];2;0)" office:value-type="currency" office:currency="USD" office:value="29.872138" calcext:value-type="currency">
            <text:p>$29.87</text:p>
          </table:table-cell>
          <table:table-cell table:style-name="ce24" table:formula="of:=ROUND([.I9]* VLOOKUP([.J9];[$'Currency rates'.$A$7:.$B$9];2;0);0)" office:value-type="currency" office:currency="SEK" office:value="257" calcext:value-type="currency">
            <text:p>257 kr</text:p>
          </table:table-cell>
          <table:table-cell table:style-name="ce5" table:formula="of:=ROUND([.L9]*[.E9]/[.D9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://VHF.de" xlink:type="simple">VHF.de</text:a></text:p>
          </table:table-cell>
          <table:table-cell table:style-name="ce26" office:value-type="float" office:value="52.26" calcext:value-type="float">
            <text:p>52.26</text:p>
          </table:table-cell>
          <table:table-cell table:style-name="ce2" office:value-type="string" calcext:value-type="string">
            <text:p>USD</text:p>
          </table:table-cell>
          <table:table-cell table:style-name="ce25" office:value-type="string" calcext:value-type="string">
            <text:p><text:a xlink:href="https://www.aliexpress.com/store/product/HUHAO-1pc-6mm-Single-Flute-Spiral-Cutter-3A-TOP-Qualit-CNC-Router-bits-for-wood-Acrylic/2947084_32803524882.html" xlink:type="simple">https://www.aliexpress.com/store/product/HUHAO-1pc-6mm-Single-Flute-Spiral-Cutter-3A-TOP-Qualit-CNC-Router-bits-for-wood-Acrylic/2947084_32803524882.html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Milling bits thread cutting M5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Milling bi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threading aluminium with CNC</text:p>
          </table:table-cell>
          <table:table-cell table:style-name="ce16" office:value-type="float" office:value="29.19" calcext:value-type="float">
            <text:p>29.19</text:p>
          </table:table-cell>
          <table:table-cell table:style-name="ce16" table:formula="of:=[.H10]*[.D10]" office:value-type="float" office:value="29.19" calcext:value-type="float">
            <text:p>29.19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10]* VLOOKUP([.J10];[$'Currency rates'.$A$3:.$B$5];2;0)" office:value-type="currency" office:currency="USD" office:value="29.19" calcext:value-type="currency">
            <text:p>$29.19</text:p>
          </table:table-cell>
          <table:table-cell table:style-name="ce24" table:formula="of:=ROUND([.I10]* VLOOKUP([.J10];[$'Currency rates'.$A$7:.$B$9];2;0);0)" office:value-type="currency" office:currency="SEK" office:value="251" calcext:value-type="currency">
            <text:p>251 kr</text:p>
          </table:table-cell>
          <table:table-cell table:style-name="ce5" table:formula="of:=ROUND([.L10]*[.E10]/[.D10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aliexpress.com/item/Carbide-thread-end-mills-4F-M3-M4-M5-M6-M8-M10-M12-M14-thread-mills-thread/32838551547.html?spm=a2g0s.9042311.0.0.27424c4dOy6Grn" xlink:type="simple">https://www.aliexpress.com/item/Carbide-thread-end-mills-4F-M3-M4-M5-M6-M8-M10-M12-M14-thread-mills-thread/32838551547.html?spm=a2g0s.9042311.0.0.27424c4dOy6Grn</text:a></text:p>
          </table:table-cell>
          <table:table-cell table:style-name="ce2" office:value-type="float" office:value="769.39" calcext:value-type="float">
            <text:p>769.39</text:p>
          </table:table-cell>
          <table:table-cell table:style-name="ce2" office:value-type="string" calcext:value-type="string">
            <text:p>NOK</text:p>
          </table:table-cell>
          <table:table-cell table:style-name="ce25" office:value-type="string" calcext:value-type="string">
            <text:p><text:a xlink:href="http://VHF.de" xlink:type="simple">VHF.de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Milling bits 4 mm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Milling bit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Expect 2-3 used in production they must be ALU compatible</text:p>
          </table:table-cell>
          <table:table-cell table:style-name="ce16" table:formula="of:=171" office:value-type="float" office:value="171" calcext:value-type="float">
            <text:p>171.00</text:p>
          </table:table-cell>
          <table:table-cell table:style-name="ce16" table:formula="of:=[.H11]*[.D11]" office:value-type="float" office:value="171" calcext:value-type="float">
            <text:p>171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11]* VLOOKUP([.J11];[$'Currency rates'.$A$3:.$B$5];2;0)" office:value-type="currency" office:currency="USD" office:value="19.876014" calcext:value-type="currency">
            <text:p>$19.88</text:p>
          </table:table-cell>
          <table:table-cell table:style-name="ce24" table:formula="of:=ROUND([.I11]* VLOOKUP([.J11];[$'Currency rates'.$A$7:.$B$9];2;0);0)" office:value-type="currency" office:currency="SEK" office:value="171" calcext:value-type="currency">
            <text:p>171 kr</text:p>
          </table:table-cell>
          <table:table-cell table:style-name="ce5" table:formula="of:=ROUND([.L11]*[.E11]/[.D11];0)" office:value-type="currency" office:currency="SEK" office:value="171" calcext:value-type="currency">
            <text:p>171 kr</text:p>
          </table:table-cell>
          <table:table-cell table:style-name="ce25" office:value-type="string" calcext:value-type="string">
            <text:p><text:a xlink:href="http://VHF.de" xlink:type="simple">VHF.de</text:a></text:p>
          </table:table-cell>
          <table:table-cell table:style-name="ce26" office:value-type="float" office:value="40.38" calcext:value-type="float">
            <text:p>40.38</text:p>
          </table:table-cell>
          <table:table-cell table:style-name="ce2" office:value-type="string" calcext:value-type="string">
            <text:p>USD</text:p>
          </table:table-cell>
          <table:table-cell table:style-name="ce25" office:value-type="string" calcext:value-type="string">
            <text:p><text:a xlink:href="https://www.aliexpress.com/store/product/HUHAO-1pc-6mm-Single-Flute-Spiral-Cutter-3A-TOP-Qualit-CNC-Router-bits-for-wood-Acrylic/2947084_32803524882.html" xlink:type="simple">https://www.aliexpress.com/store/product/HUHAO-1pc-6mm-Single-Flute-Spiral-Cutter-3A-TOP-Qualit-CNC-Router-bits-for-wood-Acrylic/2947084_32803524882.html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bit (1 flute if possible)</text:p>
          </table:table-cell>
          <table:table-cell table:style-name="ce2" office:value-type="string" calcext:value-type="string">
            <text:p>Consumables</text:p>
          </table:table-cell>
          <table:table-cell table:style-name="ce2" office:value-type="string" calcext:value-type="string">
            <text:p>Milling bit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edge braking</text:p>
          </table:table-cell>
          <table:table-cell table:style-name="ce16" office:value-type="float" office:value="1.35" calcext:value-type="float">
            <text:p>1.35</text:p>
          </table:table-cell>
          <table:table-cell table:style-name="ce16" table:formula="of:=[.H12]*[.D12]" office:value-type="float" office:value="1.35" calcext:value-type="float">
            <text:p>1.35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12]* VLOOKUP([.J12];[$'Currency rates'.$A$3:.$B$5];2;0)" office:value-type="currency" office:currency="USD" office:value="1.35" calcext:value-type="currency">
            <text:p>$1.35</text:p>
          </table:table-cell>
          <table:table-cell table:style-name="ce24" table:formula="of:=ROUND([.I12]* VLOOKUP([.J12];[$'Currency rates'.$A$7:.$B$9];2;0);0)" office:value-type="currency" office:currency="SEK" office:value="12" calcext:value-type="currency">
            <text:p>12 kr</text:p>
          </table:table-cell>
          <table:table-cell table:style-name="ce5" table:formula="of:=ROUND([.L12]*[.E12]/[.D12];0)" office:value-type="currency" office:currency="SEK" office:value="12" calcext:value-type="currency">
            <text:p>12 kr</text:p>
          </table:table-cell>
          <table:table-cell table:style-name="ce25" office:value-type="string" calcext:value-type="string">
            <text:p><text:a xlink:href="https://www.aliexpress.com/item/VGEBY-60-120-Degree-3D-V-Type-Cutter-V-Groove-Bits-Engraving-Tools-For-Engraving-Machine/32823482757.html?spm=a2g0s.9042311.0.0.27424c4dckirl9" xlink:type="simple">https://www.aliexpress.com/item/VGEBY-60-120-Degree-3D-V-Type-Cutter-V-Groove-Bits-Engraving-Tools-For-Engraving-Machine/32823482757.html?spm=a2g0s.9042311.0.0.27424c4dckirl9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hielded Spindle cable 4 way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</text:p>
          </table:table-cell>
          <table:table-cell table:style-name="ce11" office:value-type="string" calcext:value-type="string">
            <text:p>Can be bought at Fellesverkstedet</text:p>
          </table:table-cell>
          <table:table-cell table:style-name="ce16" table:formula="of:=1161.25/25" office:value-type="float" office:value="46.45" calcext:value-type="float">
            <text:p>46.45</text:p>
          </table:table-cell>
          <table:table-cell table:style-name="ce16" table:formula="of:=[.H13]*[.D13]" office:value-type="float" office:value="139.35" calcext:value-type="float">
            <text:p>139.35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13]* VLOOKUP([.J13];[$'Currency rates'.$A$3:.$B$5];2;0)" office:value-type="currency" office:currency="USD" office:value="16.1972079" calcext:value-type="currency">
            <text:p>$16.20</text:p>
          </table:table-cell>
          <table:table-cell table:style-name="ce24" table:formula="of:=ROUND([.I13]* VLOOKUP([.J13];[$'Currency rates'.$A$7:.$B$9];2;0);0)" office:value-type="currency" office:currency="SEK" office:value="139" calcext:value-type="currency">
            <text:p>139 kr</text:p>
          </table:table-cell>
          <table:table-cell table:style-name="ce5" table:formula="of:=ROUND([.L13]*[.E13]/[.D13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://no.farnell.com/lapp-kabel/0036425/cable-olflex-servo-4c-1-5mm-per/dp/1286044" xlink:type="simple">http://no.farnell.com/lapp-kabel/0036425/cable-olflex-servo-4c-1-5mm-per/dp/1286044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ibbon cable 8 way max AWG20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</text:p>
          </table:table-cell>
          <table:table-cell table:style-name="ce11" office:value-type="string" calcext:value-type="string">
            <text:p>Cut in 5 of 1,5 m lengths (Can be bought at Fellesverkstedet)</text:p>
          </table:table-cell>
          <table:table-cell table:style-name="ce16" table:formula="of:=45.84/25*4/5" office:value-type="float" office:value="1.46688" calcext:value-type="float">
            <text:p>1.47</text:p>
          </table:table-cell>
          <table:table-cell table:style-name="ce16" table:formula="of:=[.H14]*[.D14]" office:value-type="float" office:value="11.0016" calcext:value-type="float">
            <text:p>11.00</text:p>
          </table:table-cell>
          <table:table-cell table:style-name="ce2" office:value-type="string" calcext:value-type="string">
            <text:p>GBP</text:p>
          </table:table-cell>
          <table:table-cell table:style-name="ce21" table:formula="of:=[.I14]* VLOOKUP([.J14];[$'Currency rates'.$A$3:.$B$5];2;0)" office:value-type="currency" office:currency="USD" office:value="14.238875808" calcext:value-type="currency">
            <text:p>$14.24</text:p>
          </table:table-cell>
          <table:table-cell table:style-name="ce24" table:formula="of:=ROUND([.I14]* VLOOKUP([.J14];[$'Currency rates'.$A$7:.$B$9];2;0);0)" office:value-type="currency" office:currency="SEK" office:value="123" calcext:value-type="currency">
            <text:p>123 kr</text:p>
          </table:table-cell>
          <table:table-cell table:style-name="ce5" table:formula="of:=ROUND([.L14]*[.E14]/[.D14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://uk.farnell.com/pro-power/pp001508/ribbon-cable-10core-20awg-300v/dp/2776633" xlink:type="simple">http://uk.farnell.com/pro-power/pp001508/ribbon-cable-10core-20awg-300v/dp/2776633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USB cable (USB-A to USB-B-Mini for Arduino NANO)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5 m cable For controlling the machine via computer</text:p>
          </table:table-cell>
          <table:table-cell table:style-name="ce16" table:formula="of:=129.9/1.25" office:value-type="float" office:value="103.92" calcext:value-type="float">
            <text:p>103.92</text:p>
          </table:table-cell>
          <table:table-cell table:style-name="ce16" table:formula="of:=[.H15]*[.D15]" office:value-type="float" office:value="103.92" calcext:value-type="float">
            <text:p>103.92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15]* VLOOKUP([.J15];[$'Currency rates'.$A$3:.$B$5];2;0)" office:value-type="currency" office:currency="USD" office:value="12.07903728" calcext:value-type="currency">
            <text:p>$12.08</text:p>
          </table:table-cell>
          <table:table-cell table:style-name="ce24" table:formula="of:=ROUND([.I15]* VLOOKUP([.J15];[$'Currency rates'.$A$7:.$B$9];2;0);0)" office:value-type="currency" office:currency="SEK" office:value="104" calcext:value-type="currency">
            <text:p>104 kr</text:p>
          </table:table-cell>
          <table:table-cell table:style-name="ce5" table:formula="of:=ROUND([.L15]*[.E15]/[.D15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kjell.com/no/produkter/data-og-nettverk/kabler-og-adaptere/usb/usb-kabler/mini-usb-kabel-svart-5-m-p98620" xlink:type="simple">https://www.kjell.com/no/produkter/data-og-nettverk/kabler-og-adaptere/usb/usb-kabler/mini-usb-kabel-svart-5-m-p98620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lexible power cable 220V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</text:p>
          </table:table-cell>
          <table:table-cell table:style-name="ce11" office:value-type="string" calcext:value-type="string">
            <text:p>For powering the machine wire via emergency stop</text:p>
          </table:table-cell>
          <table:table-cell table:style-name="ce16" table:formula="of:=119/1.25/10" office:value-type="float" office:value="9.52" calcext:value-type="float">
            <text:p>9.52</text:p>
          </table:table-cell>
          <table:table-cell table:style-name="ce16" table:formula="of:=[.H16]*[.D16]" office:value-type="float" office:value="95.2" calcext:value-type="float">
            <text:p>95.2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16]* VLOOKUP([.J16];[$'Currency rates'.$A$3:.$B$5];2;0)" office:value-type="currency" office:currency="USD" office:value="11.0654768" calcext:value-type="currency">
            <text:p>$11.07</text:p>
          </table:table-cell>
          <table:table-cell table:style-name="ce24" table:formula="of:=ROUND([.I16]* VLOOKUP([.J16];[$'Currency rates'.$A$7:.$B$9];2;0);0)" office:value-type="currency" office:currency="SEK" office:value="95" calcext:value-type="currency">
            <text:p>95 kr</text:p>
          </table:table-cell>
          <table:table-cell table:style-name="ce5" table:formula="of:=ROUND([.L16]*[.E16]/[.D16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biltema.no/bygg/elinstallasjoner/installasjonskabler/gummikabel-2000018917" xlink:type="simple">https://www.biltema.no/bygg/elinstallasjoner/installasjonskabler/gummikabel-2000018917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able for probe, single wire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</text:p>
          </table:table-cell>
          <table:table-cell table:style-name="ce11"/>
          <table:table-cell table:style-name="ce16" table:formula="of:=2.4*0.8" office:value-type="float" office:value="1.92" calcext:value-type="float">
            <text:p>1.92</text:p>
          </table:table-cell>
          <table:table-cell table:style-name="ce16" table:formula="of:=[.H17]*[.D17]" office:value-type="float" office:value="15.36" calcext:value-type="float">
            <text:p>15.36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17]* VLOOKUP([.J17];[$'Currency rates'.$A$3:.$B$5];2;0)" office:value-type="currency" office:currency="USD" office:value="1.78535424" calcext:value-type="currency">
            <text:p>$1.79</text:p>
          </table:table-cell>
          <table:table-cell table:style-name="ce24" table:formula="of:=ROUND([.I17]* VLOOKUP([.J17];[$'Currency rates'.$A$7:.$B$9];2;0);0)" office:value-type="currency" office:currency="SEK" office:value="15" calcext:value-type="currency">
            <text:p>15 kr</text:p>
          </table:table-cell>
          <table:table-cell table:style-name="ce5" table:formula="of:=ROUND([.L17]*[.E17]/[.D17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clasohlson.com/no/FKUX-Enkelleder/49-126-10" xlink:type="simple">https://www.clasohlson.com/no/FKUX-Enkelleder/49-126-10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U Power plug (for wall socket) 220V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onnecto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/>
          <table:table-cell table:style-name="ce16" table:formula="of:=20/1.25" office:value-type="float" office:value="16" calcext:value-type="float">
            <text:p>16.00</text:p>
          </table:table-cell>
          <table:table-cell table:style-name="ce16" table:formula="of:=[.H18]*[.D18]" office:value-type="float" office:value="16" calcext:value-type="float">
            <text:p>16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18]* VLOOKUP([.J18];[$'Currency rates'.$A$3:.$B$5];2;0)" office:value-type="currency" office:currency="USD" office:value="1.859744" calcext:value-type="currency">
            <text:p>$1.86</text:p>
          </table:table-cell>
          <table:table-cell table:style-name="ce24" table:formula="of:=ROUND([.I18]* VLOOKUP([.J18];[$'Currency rates'.$A$7:.$B$9];2;0);0)" office:value-type="currency" office:currency="SEK" office:value="16" calcext:value-type="currency">
            <text:p>16 kr</text:p>
          </table:table-cell>
          <table:table-cell table:style-name="ce5" table:formula="of:=ROUND([.L18]*[.E18]/[.D18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biltema.no/bygg/elinstallasjoner/stopsler/jordet-stopsel-2000017391" xlink:type="simple">https://www.biltema.no/bygg/elinstallasjoner/stopsler/jordet-stopsel-2000017391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CB, Connectors and SMD components for controller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ontroll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OM</text:p>
          </table:table-cell>
          <table:table-cell table:style-name="ce11" office:value-type="string" calcext:value-type="string">
            <text:p>See separate PCB BOM list for details</text:p>
          </table:table-cell>
          <table:table-cell table:style-name="ce16" table:formula="of:=250+60" office:value-type="float" office:value="310" calcext:value-type="float">
            <text:p>310.00</text:p>
          </table:table-cell>
          <table:table-cell table:style-name="ce16" table:formula="of:=[.H19]*[.D19]" office:value-type="float" office:value="310" calcext:value-type="float">
            <text:p>310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19]* VLOOKUP([.J19];[$'Currency rates'.$A$3:.$B$5];2;0)" office:value-type="currency" office:currency="USD" office:value="36.03254" calcext:value-type="currency">
            <text:p>$36.03</text:p>
          </table:table-cell>
          <table:table-cell table:style-name="ce24" table:formula="of:=ROUND([.I19]* VLOOKUP([.J19];[$'Currency rates'.$A$7:.$B$9];2;0);0)" office:value-type="currency" office:currency="SEK" office:value="310" calcext:value-type="currency">
            <text:p>310 kr</text:p>
          </table:table-cell>
          <table:table-cell table:style-name="ce5" table:formula="of:=ROUND([.L19]*[.E19]/[.D19];0)" office:value-type="currency" office:currency="SEK" office:value="0" calcext:value-type="currency">
            <text:p>0 k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rduino NANO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Controll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2" office:value-type="string" calcext:value-type="string">
            <text:p>Microcontroller board</text:p>
          </table:table-cell>
          <table:table-cell table:style-name="ce16" table:formula="of:=349/1.25" office:value-type="float" office:value="279.2" calcext:value-type="float">
            <text:p>279.20</text:p>
          </table:table-cell>
          <table:table-cell table:style-name="ce16" table:formula="of:=[.H20]*[.D20]" office:value-type="float" office:value="279.2" calcext:value-type="float">
            <text:p>279.2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20]* VLOOKUP([.J20];[$'Currency rates'.$A$3:.$B$5];2;0)" office:value-type="currency" office:currency="USD" office:value="32.4525328" calcext:value-type="currency">
            <text:p>$32.45</text:p>
          </table:table-cell>
          <table:table-cell table:style-name="ce24" table:formula="of:=ROUND([.I20]* VLOOKUP([.J20];[$'Currency rates'.$A$7:.$B$9];2;0);0)" office:value-type="currency" office:currency="SEK" office:value="279" calcext:value-type="currency">
            <text:p>279 kr</text:p>
          </table:table-cell>
          <table:table-cell table:style-name="ce5" table:formula="of:=ROUND([.L20]*[.E20]/[.D20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digitalimpuls.no/hovedkort/127067/arduino-nano-atmega328-digital-i-o-pins-146-pwm" xlink:type="simple">https://www.digitalimpuls.no/hovedkort/127067/arduino-nano-atmega328-digital-i-o-pins-146-pwm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Inductive proximity limit switch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Sensor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Comes in packs of 10 st</text:p>
          </table:table-cell>
          <table:table-cell table:style-name="ce16" table:formula="of:=32.46/10" office:value-type="float" office:value="3.246" calcext:value-type="float">
            <text:p>3.25</text:p>
          </table:table-cell>
          <table:table-cell table:style-name="ce16" table:formula="of:=[.H21]*[.D21]" office:value-type="float" office:value="9.738" calcext:value-type="float">
            <text:p>9.74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21]* VLOOKUP([.J21];[$'Currency rates'.$A$3:.$B$5];2;0)" office:value-type="currency" office:currency="USD" office:value="9.738" calcext:value-type="currency">
            <text:p>$9.74</text:p>
          </table:table-cell>
          <table:table-cell table:style-name="ce24" table:formula="of:=ROUND([.I21]* VLOOKUP([.J21];[$'Currency rates'.$A$7:.$B$9];2;0);0)" office:value-type="currency" office:currency="SEK" office:value="84" calcext:value-type="currency">
            <text:p>84 kr</text:p>
          </table:table-cell>
          <table:table-cell table:style-name="ce5" table:formula="of:=ROUND([.L21]*[.E21]/[.D21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aliexpress.com/store/product/10PCS-inductive-proximity-sensor-SN04-N-three-wire-NPN-normally-open-Waterproof/907217_1939241212.html?spm=2114.12010612.0.0.43e2fadfhDJbTT" xlink:type="simple">https://www.aliexpress.com/store/product/10PCS-inductive-proximity-sensor-SN04-N-three-wire-NPN-normally-open-Waterproof/907217_1939241212.html?spm=2114.12010612.0.0.43e2fadfhDJbTT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mergency stop, 220V10A</text:p>
          </table:table-cell>
          <table:table-cell table:style-name="ce2" office:value-type="string" calcext:value-type="string">
            <text:p>Electronics</text:p>
          </table:table-cell>
          <table:table-cell table:style-name="ce2" office:value-type="string" calcext:value-type="string">
            <text:p>Swit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Needs to cut two conductors (2NC) Linked does not!</text:p>
          </table:table-cell>
          <table:table-cell table:style-name="ce16" office:value-type="float" office:value="6" calcext:value-type="float">
            <text:p>6.00</text:p>
          </table:table-cell>
          <table:table-cell table:style-name="ce16" table:formula="of:=[.H22]*[.D22]" office:value-type="float" office:value="12" calcext:value-type="float">
            <text:p>12.00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22]* VLOOKUP([.J22];[$'Currency rates'.$A$3:.$B$5];2;0)" office:value-type="currency" office:currency="USD" office:value="12" calcext:value-type="currency">
            <text:p>$12.00</text:p>
          </table:table-cell>
          <table:table-cell table:style-name="ce24" table:formula="of:=ROUND([.I22]* VLOOKUP([.J22];[$'Currency rates'.$A$7:.$B$9];2;0);0)" office:value-type="currency" office:currency="SEK" office:value="103" calcext:value-type="currency">
            <text:p>103 kr</text:p>
          </table:table-cell>
          <table:table-cell table:style-name="ce5" table:formula="of:=ROUND([.L22]*[.E22]/[.D22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aliexpress.com/item/AC-660V-10A-Plastic-Shell-Red-Sign-Emergency-Stop-Mushroom-Push-Button-Switch/32650634753.html" xlink:type="simple">https://www.aliexpress.com/item/AC-660V-10A-Plastic-Shell-Red-Sign-Emergency-Stop-Mushroom-Push-Button-Switch/32650634753.html</text:a></text:p>
          </table:table-cell>
          <table:table-cell table:style-name="ce2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>
            <text:p>Wood glue</text:p>
          </table:table-cell>
          <table:table-cell table:style-name="ce2" office:value-type="string" calcext:value-type="string">
            <text:p>Fasteners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1 bottle is enough for table and spoilboard</text:p>
          </table:table-cell>
          <table:table-cell table:style-name="ce16" office:value-type="float" office:value="81.76" calcext:value-type="float">
            <text:p>81.76</text:p>
          </table:table-cell>
          <table:table-cell table:style-name="ce16" table:formula="of:=[.H23]*[.D23]" office:value-type="float" office:value="81.76" calcext:value-type="float">
            <text:p>81.76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23]* VLOOKUP([.J23];[$'Currency rates'.$A$3:.$B$5];2;0)" office:value-type="currency" office:currency="USD" office:value="9.50329184" calcext:value-type="currency">
            <text:p>$9.50</text:p>
          </table:table-cell>
          <table:table-cell table:style-name="ce24" table:formula="of:=ROUND([.I23]* VLOOKUP([.J23];[$'Currency rates'.$A$7:.$B$9];2;0);0)" office:value-type="currency" office:currency="SEK" office:value="82" calcext:value-type="currency">
            <text:p>82 kr</text:p>
          </table:table-cell>
          <table:table-cell table:style-name="ce5" table:formula="of:=ROUND([.L23]*[.E23]/[.D23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nettbutikk.wuerth.no/kjemi-2/lim/trelim/" xlink:type="simple">https://nettbutikk.wuerth.no/kjemi-2/lim/trelim/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gnets</text:p>
          </table:table-cell>
          <table:table-cell table:style-name="ce2" office:value-type="string" calcext:value-type="string">
            <text:p>Fasteners</text:p>
          </table:table-cell>
          <table:table-cell table:style-name="ce2" office:value-type="string" calcext:value-type="string">
            <text:p>Magne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2" office:value-type="string" calcext:value-type="string">
            <text:p>For the dust skirt comes in packs of 6</text:p>
          </table:table-cell>
          <table:table-cell table:style-name="ce16" table:formula="of:=79/6" office:value-type="float" office:value="13.1666666666667" calcext:value-type="float">
            <text:p>13.17</text:p>
          </table:table-cell>
          <table:table-cell table:style-name="ce16" table:formula="of:=[.H24]*[.D24]" office:value-type="float" office:value="79" calcext:value-type="float">
            <text:p>79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24]* VLOOKUP([.J24];[$'Currency rates'.$A$3:.$B$5];2;0)" office:value-type="currency" office:currency="USD" office:value="9.182486" calcext:value-type="currency">
            <text:p>$9.18</text:p>
          </table:table-cell>
          <table:table-cell table:style-name="ce24" table:formula="of:=ROUND([.I24]* VLOOKUP([.J24];[$'Currency rates'.$A$7:.$B$9];2;0);0)" office:value-type="currency" office:currency="SEK" office:value="79" calcext:value-type="currency">
            <text:p>79 kr</text:p>
          </table:table-cell>
          <table:table-cell table:style-name="ce5" table:formula="of:=ROUND([.L24]*[.E24]/[.D24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kjell.com/no/produkter/hjem-kontor-fritid/gadgets/magneter-6-pk--p50071" xlink:type="simple">https://www.kjell.com/no/produkter/hjem-kontor-fritid/gadgets/magneter-6-pk--p50071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Wood Screws, Machine screws, nuts and washers</text:p>
          </table:table-cell>
          <table:table-cell table:style-name="ce2" office:value-type="string" calcext:value-type="string">
            <text:p>Fasteners</text:p>
          </table:table-cell>
          <table:table-cell table:style-name="ce2" office:value-type="string" calcext:value-type="string">
            <text:p>Screws, nuts, washe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BOM</text:p>
          </table:table-cell>
          <table:table-cell table:style-name="ce11" office:value-type="string" calcext:value-type="string">
            <text:p>See separate fasteners BOM list for details</text:p>
          </table:table-cell>
          <table:table-cell table:style-name="ce16" office:value-type="float" office:value="1825" calcext:value-type="float">
            <text:p>1,825.00</text:p>
          </table:table-cell>
          <table:table-cell table:style-name="ce16" table:formula="of:=[.H25]*[.D25]" office:value-type="float" office:value="1825" calcext:value-type="float">
            <text:p>1,825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25]* VLOOKUP([.J25];[$'Currency rates'.$A$3:.$B$5];2;0)" office:value-type="currency" office:currency="USD" office:value="212.12705" calcext:value-type="currency">
            <text:p>$212.13</text:p>
          </table:table-cell>
          <table:table-cell table:style-name="ce24" table:formula="of:=ROUND([.I25]* VLOOKUP([.J25];[$'Currency rates'.$A$7:.$B$9];2;0);0)" office:value-type="currency" office:currency="SEK" office:value="1825" calcext:value-type="currency">
            <text:p>1,825 kr</text:p>
          </table:table-cell>
          <table:table-cell table:style-name="ce5" table:formula="of:=ROUND([.L25]*[.E25]/[.D25];0)" office:value-type="currency" office:currency="SEK" office:value="913" calcext:value-type="currency">
            <text:p>913 kr</text:p>
          </table:table-cell>
          <table:table-cell table:style-name="ce25" office:value-type="string" calcext:value-type="string">
            <text:p><text:a xlink:href="https://nettbutikk.wuerth.no" xlink:type="simple">https://nettbutikk.wuerth.no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able ties</text:p>
          </table:table-cell>
          <table:table-cell table:style-name="ce2" office:value-type="string" calcext:value-type="string">
            <text:p>Fasteners</text:p>
          </table:table-cell>
          <table:table-cell table:style-name="ce2" office:value-type="string" calcext:value-type="string">
            <text:p>Zip ties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organizing cables</text:p>
          </table:table-cell>
          <table:table-cell table:style-name="ce17" table:formula="of:=39.9*0.8/100" office:value-type="float" office:value="0.3192" calcext:value-type="float">
            <text:p>0.32</text:p>
          </table:table-cell>
          <table:table-cell table:style-name="ce16" table:formula="of:=[.H26]*[.D26]" office:value-type="float" office:value="31.92" calcext:value-type="float">
            <text:p>31.92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26]* VLOOKUP([.J26];[$'Currency rates'.$A$3:.$B$5];2;0)" office:value-type="currency" office:currency="USD" office:value="3.71018928" calcext:value-type="currency">
            <text:p>$3.71</text:p>
          </table:table-cell>
          <table:table-cell table:style-name="ce24" table:formula="of:=ROUND([.I26]* VLOOKUP([.J26];[$'Currency rates'.$A$7:.$B$9];2;0);0)" office:value-type="currency" office:currency="SEK" office:value="32" calcext:value-type="currency">
            <text:p>32 kr</text:p>
          </table:table-cell>
          <table:table-cell table:style-name="ce5" table:formula="of:=ROUND([.L26]*[.E26]/[.D26];0)" office:value-type="currency" office:currency="SEK" office:value="26" calcext:value-type="currency">
            <text:p>26 kr</text:p>
          </table:table-cell>
          <table:table-cell table:style-name="ce25" office:value-type="string" calcext:value-type="string">
            <text:p><text:a xlink:href="https://www.clasohlson.com/no/Bunteb%C3%A5nd,-hvite,-100-pack/22-515-2" xlink:type="simple">https://www.clasohlson.com/no/Bunteb%C3%A5nd,-hvite,-100-pack/22-515-2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earings 608 8x22x7mm</text:p>
          </table:table-cell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Bearing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36 needed 4 spares for client</text:p>
          </table:table-cell>
          <table:table-cell table:style-name="ce16" table:formula="of:=57/40" office:value-type="float" office:value="1.425" calcext:value-type="float">
            <text:p>1.43</text:p>
          </table:table-cell>
          <table:table-cell table:style-name="ce16" table:formula="of:=[.H27]*[.D27]" office:value-type="float" office:value="57" calcext:value-type="float">
            <text:p>57.00</text:p>
          </table:table-cell>
          <table:table-cell table:style-name="ce2" office:value-type="string" calcext:value-type="string">
            <text:p>GBP</text:p>
          </table:table-cell>
          <table:table-cell table:style-name="ce21" table:formula="of:=[.I27]* VLOOKUP([.J27];[$'Currency rates'.$A$3:.$B$5];2;0)" office:value-type="currency" office:currency="USD" office:value="73.772535" calcext:value-type="currency">
            <text:p>$73.77</text:p>
          </table:table-cell>
          <table:table-cell table:style-name="ce24" table:formula="of:=ROUND([.I27]* VLOOKUP([.J27];[$'Currency rates'.$A$7:.$B$9];2;0);0)" office:value-type="currency" office:currency="SEK" office:value="635" calcext:value-type="currency">
            <text:p>635 kr</text:p>
          </table:table-cell>
          <table:table-cell table:style-name="ce5" table:formula="of:=ROUND([.L27]*[.E27]/[.D27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bearing-king.co.uk/bearing/608-2rs-abec9-blue-sealed-skateboard-bearing-8x22x7mm/16848" xlink:type="simple"> https://www.bearing-king.co.uk/bearing/608-2rs-abec9-blue-sealed-skateboard-bearing-8x22x7mm/16848 </text:a></text:p>
          </table:table-cell>
          <table:table-cell table:style-name="ce27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>
            <text:p>Drag chain for cable management</text:p>
          </table:table-cell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Cable managemen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</text:p>
          </table:table-cell>
          <table:table-cell table:style-name="ce11"/>
          <table:table-cell table:style-name="ce16" table:formula="of:=45/3" office:value-type="float" office:value="15" calcext:value-type="float">
            <text:p>15.00</text:p>
          </table:table-cell>
          <table:table-cell table:style-name="ce16" table:formula="of:=[.H28]*[.D28]" office:value-type="float" office:value="45" calcext:value-type="float">
            <text:p>45.00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28]* VLOOKUP([.J28];[$'Currency rates'.$A$3:.$B$5];2;0)" office:value-type="currency" office:currency="USD" office:value="45" calcext:value-type="currency">
            <text:p>$45.00</text:p>
          </table:table-cell>
          <table:table-cell table:style-name="ce24" table:formula="of:=ROUND([.I28]* VLOOKUP([.J28];[$'Currency rates'.$A$7:.$B$9];2;0);0)" office:value-type="currency" office:currency="SEK" office:value="387" calcext:value-type="currency">
            <text:p>387 kr</text:p>
          </table:table-cell>
          <table:table-cell table:style-name="ce5" table:formula="of:=ROUND([.L28]*[.E28]/[.D28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aliexpress.com/item/15mm-x-30mm-R28-Plastic-Cable-Drag-Chain-Wire-Carrier-with-End-Connector-Length-1m-for/32787359907.html?spm=a2g0s.9042311.0.0.23514c4d8tTCt3" xlink:type="simple">https://www.aliexpress.com/item/15mm-x-30mm-R28-Plastic-Cable-Drag-Chain-Wire-Carrier-with-End-Connector-Length-1m-for/32787359907.html?spm=a2g0s.9042311.0.0.23514c4d8tTCt3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osed loop stepper motors 3Nm with integrated drivers</text:p>
          </table:table-cell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Motors &amp; driver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Ink toll</text:p>
          </table:table-cell>
          <table:table-cell table:style-name="ce16" table:formula="of:=420/4" office:value-type="float" office:value="105" calcext:value-type="float">
            <text:p>105.00</text:p>
          </table:table-cell>
          <table:table-cell table:style-name="ce16" table:formula="of:=[.H29]*[.D29]" office:value-type="float" office:value="420" calcext:value-type="float">
            <text:p>420.00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29]* VLOOKUP([.J29];[$'Currency rates'.$A$3:.$B$5];2;0)" office:value-type="currency" office:currency="USD" office:value="420" calcext:value-type="currency">
            <text:p>$420.00</text:p>
          </table:table-cell>
          <table:table-cell table:style-name="ce24" table:formula="of:=ROUND([.I29]* VLOOKUP([.J29];[$'Currency rates'.$A$7:.$B$9];2;0);0)" office:value-type="currency" office:currency="SEK" office:value="3613" calcext:value-type="currency">
            <text:p>3,613 kr</text:p>
          </table:table-cell>
          <table:table-cell table:style-name="ce5" table:formula="of:=ROUND([.L29]*[.E29]/[.D29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aliexpress.com/item/NEMA24-3Nm-425oz-in-Integrated-Closed-Loop-Stepper-motor-with-driver-36VDC-JMC-iHSS60-36-30/32713260490.html" xlink:type="simple">https://www.aliexpress.com/item/NEMA24-3Nm-425oz-in-Integrated-Closed-Loop-Stepper-motor-with-driver-36VDC-JMC-iHSS60-36-30/32713260490.html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ower Supply 220V out 36V </text:p>
          </table:table-cell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Power suppl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/>
          <table:table-cell table:style-name="ce16" table:formula="of:=38.66" office:value-type="float" office:value="38.66" calcext:value-type="float">
            <text:p>38.66</text:p>
          </table:table-cell>
          <table:table-cell table:style-name="ce16" table:formula="of:=[.H30]*[.D30]" office:value-type="float" office:value="38.66" calcext:value-type="float">
            <text:p>38.66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30]* VLOOKUP([.J30];[$'Currency rates'.$A$3:.$B$5];2;0)" office:value-type="currency" office:currency="USD" office:value="38.66" calcext:value-type="currency">
            <text:p>$38.66</text:p>
          </table:table-cell>
          <table:table-cell table:style-name="ce24" table:formula="of:=ROUND([.I30]* VLOOKUP([.J30];[$'Currency rates'.$A$7:.$B$9];2;0);0)" office:value-type="currency" office:currency="SEK" office:value="333" calcext:value-type="currency">
            <text:p>333 kr</text:p>
          </table:table-cell>
          <table:table-cell table:style-name="ce5" table:formula="of:=ROUND([.L30]*[.E30]/[.D30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aliexpress.com/item/350W-36V-Switch-Power-Supply-DC-power-S-350-36-9-7A-CNC-Router-Single-Output/2028466465.html" xlink:type="simple">https://www.aliexpress.com/item/350W-36V-Switch-Power-Supply-DC-power-S-350-36-9-7A-CNC-Router-Single-Output/2028466465.html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Variable Frequency Drive 1,5kW 220V</text:p>
          </table:table-cell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Spindle &amp; driv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IP66 recommended! Cheaper must be dust protected</text:p>
          </table:table-cell>
          <table:table-cell table:style-name="ce16" office:value-type="float" office:value="235.9" calcext:value-type="float">
            <text:p>235.90</text:p>
          </table:table-cell>
          <table:table-cell table:style-name="ce16" table:formula="of:=[.H31]*[.D31]" office:value-type="float" office:value="235.9" calcext:value-type="float">
            <text:p>235.90</text:p>
          </table:table-cell>
          <table:table-cell table:style-name="ce2" office:value-type="string" calcext:value-type="string">
            <text:p>GBP</text:p>
          </table:table-cell>
          <table:table-cell table:style-name="ce21" table:formula="of:=[.I31]* VLOOKUP([.J31];[$'Currency rates'.$A$3:.$B$5];2;0)" office:value-type="currency" office:currency="USD" office:value="305.3147545" calcext:value-type="currency">
            <text:p>$305.31</text:p>
          </table:table-cell>
          <table:table-cell table:style-name="ce24" table:formula="of:=ROUND([.I31]* VLOOKUP([.J31];[$'Currency rates'.$A$7:.$B$9];2;0);0)" office:value-type="currency" office:currency="SEK" office:value="2627" calcext:value-type="currency">
            <text:p>2,627 kr</text:p>
          </table:table-cell>
          <table:table-cell table:style-name="ce5" table:formula="of:=ROUND([.L31]*[.E31]/[.D31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inverterdrive.com/group/AC-Inverter-Drives-230V/Invertek-ODE-3-120070-1F1X/" xlink:type="simple">https://inverterdrive.com/group/AC-Inverter-Drives-230V/Invertek-ODE-3-120070-1F1X/</text:a></text:p>
          </table:table-cell>
          <table:table-cell table:style-name="ce19" table:formula="of:=99.5+24.83" office:value-type="float" office:value="124.33" calcext:value-type="float">
            <text:p>124.33</text:p>
          </table:table-cell>
          <table:table-cell table:style-name="ce2" office:value-type="string" calcext:value-type="string">
            <text:p>USD</text:p>
          </table:table-cell>
          <table:table-cell table:style-name="ce25" office:value-type="string" calcext:value-type="string">
            <text:p><text:a xlink:href="https://www.aliexpress.com/store/product/1-5kw-220V-Variable-Frequency-Drive-VFD-Inverter-7A-From-RATTM-MOTOR/907217_32851086380.html" xlink:type="simple">https://www.aliexpress.com/store/product/1-5kw-220V-Variable-Frequency-Drive-VFD-Inverter-7A-From-RATTM-MOTOR/907217_32851086380.html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pindle 800w 24000rpm</text:p>
          </table:table-cell>
          <table:table-cell table:style-name="ce2" office:value-type="string" calcext:value-type="string">
            <text:p>Hardware</text:p>
          </table:table-cell>
          <table:table-cell table:style-name="ce2" office:value-type="string" calcext:value-type="string">
            <text:p>Spindle &amp; driv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Ink toll</text:p>
          </table:table-cell>
          <table:table-cell table:style-name="ce16" table:formula="of:=38.74+120.18" office:value-type="float" office:value="158.92" calcext:value-type="float">
            <text:p>158.92</text:p>
          </table:table-cell>
          <table:table-cell table:style-name="ce16" table:formula="of:=[.H32]*[.D32]" office:value-type="float" office:value="158.92" calcext:value-type="float">
            <text:p>158.92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32]* VLOOKUP([.J32];[$'Currency rates'.$A$3:.$B$5];2;0)" office:value-type="currency" office:currency="USD" office:value="158.92" calcext:value-type="currency">
            <text:p>$158.92</text:p>
          </table:table-cell>
          <table:table-cell table:style-name="ce24" table:formula="of:=ROUND([.I32]* VLOOKUP([.J32];[$'Currency rates'.$A$7:.$B$9];2;0);0)" office:value-type="currency" office:currency="SEK" office:value="1367" calcext:value-type="currency">
            <text:p>1,367 kr</text:p>
          </table:table-cell>
          <table:table-cell table:style-name="ce5" table:formula="of:=ROUND([.L32]*[.E32]/[.D32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aliexpress.com/item/Square-0-8KW-Air-cooled-Spindle-motor-ER11-24000rpm-400Hz-ENGRAVING-MILLING-GRIND-6-5A/32665487318.html" xlink:type="simple">https://www.aliexpress.com/item/Square-0-8KW-Air-cooled-Spindle-motor-ER11-24000rpm-400Hz-ENGRAVING-MILLING-GRIND-6-5A/32665487318.html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luminium 6082-T6 200mmx8mm</text:p>
          </table:table-cell>
          <table:table-cell table:style-name="ce2" office:value-type="string" calcext:value-type="string">
            <text:p>Raw material</text:p>
          </table:table-cell>
          <table:table-cell table:style-name="ce2" office:value-type="string" calcext:value-type="string">
            <text:p>Aluminium</text:p>
          </table:table-cell>
          <table:table-cell table:formula="of:=6*3" office:value-type="float" office:value="18" calcext:value-type="float">
            <text:p>18</text:p>
          </table:table-cell>
          <table:table-cell table:style-name="ce2" table:formula="of:=3+0.59*2" office:value-type="float" office:value="4.18" calcext:value-type="float">
            <text:p>4.18</text:p>
          </table:table-cell>
          <table:table-cell table:style-name="ce2" office:value-type="string" calcext:value-type="string">
            <text:p>m</text:p>
          </table:table-cell>
          <table:table-cell table:style-name="ce13" office:value-type="string" calcext:value-type="string">
            <text:p>Can be much cheaper with discounts</text:p>
          </table:table-cell>
          <table:table-cell table:style-name="ce16" table:formula="of:=347.1658333" office:value-type="float" office:value="347.1658333" calcext:value-type="float">
            <text:p>347.17</text:p>
          </table:table-cell>
          <table:table-cell table:style-name="ce16" table:formula="of:=[.H33]*[.D33]" office:value-type="float" office:value="6248.9849994" calcext:value-type="float">
            <text:p>6,248.98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33]* VLOOKUP([.J33];[$'Currency rates'.$A$3:.$B$5];2;0)" office:value-type="currency" office:currency="USD" office:value="726.34452242026" calcext:value-type="currency">
            <text:p>$726.34</text:p>
          </table:table-cell>
          <table:table-cell table:style-name="ce24" table:formula="of:=ROUND([.I33]* VLOOKUP([.J33];[$'Currency rates'.$A$7:.$B$9];2;0);0)" office:value-type="currency" office:currency="SEK" office:value="6249" calcext:value-type="currency">
            <text:p>6,249 kr</text:p>
          </table:table-cell>
          <table:table-cell table:style-name="ce5" table:formula="of:=ROUND([.L33]*[.E33]/[.D33];0)" office:value-type="currency" office:currency="SEK" office:value="1451" calcext:value-type="currency">
            <text:p>1,451 kr</text:p>
          </table:table-cell>
          <table:table-cell table:style-name="ce25" office:value-type="string" calcext:value-type="string">
            <text:p><text:a xlink:href="https://kundeportal.astrup.no/aluminium/plater-ubehandlet/en-aw-6082" xlink:type="simple">https://kundeportal.astrup.no/aluminium/plater-ubehandlet/en-aw-6082</text:a></text:p>
          </table:table-cell>
          <table:table-cell table:style-name="ce2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>
            <text:p>Elastic cord for suspending spindle </text:p>
          </table:table-cell>
          <table:table-cell table:style-name="ce2" office:value-type="string" calcext:value-type="string">
            <text:p>Raw material</text:p>
          </table:table-cell>
          <table:table-cell table:style-name="ce2" office:value-type="string" calcext:value-type="string">
            <text:p>Elastic cor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</text:p>
          </table:table-cell>
          <table:table-cell table:style-name="ce11" office:value-type="string" calcext:value-type="string">
            <text:p>10 m per package.</text:p>
          </table:table-cell>
          <table:table-cell table:style-name="ce16" table:formula="of:=10*0.8" office:value-type="float" office:value="8" calcext:value-type="float">
            <text:p>8.00</text:p>
          </table:table-cell>
          <table:table-cell table:style-name="ce16" table:formula="of:=[.H34]*[.D34]" office:value-type="float" office:value="80" calcext:value-type="float">
            <text:p>80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34]* VLOOKUP([.J34];[$'Currency rates'.$A$3:.$B$5];2;0)" office:value-type="currency" office:currency="USD" office:value="9.29872" calcext:value-type="currency">
            <text:p>$9.30</text:p>
          </table:table-cell>
          <table:table-cell table:style-name="ce24" table:formula="of:=ROUND([.I34]* VLOOKUP([.J34];[$'Currency rates'.$A$7:.$B$9];2;0);0)" office:value-type="currency" office:currency="SEK" office:value="80" calcext:value-type="currency">
            <text:p>80 kr</text:p>
          </table:table-cell>
          <table:table-cell table:style-name="ce5" table:formula="of:=ROUND([.L34]*[.E34]/[.D34];0)" office:value-type="currency" office:currency="SEK" office:value="72" calcext:value-type="currency">
            <text:p>72 kr</text:p>
          </table:table-cell>
          <table:table-cell table:style-name="ce25" office:value-type="string" calcext:value-type="string">
            <text:p><text:a xlink:href="https://www.clasohlson.com/no/Elastisk-gummib%C3%A5nd/40-8917" xlink:type="simple">https://www.clasohlson.com/no/Elastisk-gummib%C3%A5nd/40-8917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Felt cloth, for vipers</text:p>
          </table:table-cell>
          <table:table-cell table:style-name="ce2" office:value-type="string" calcext:value-type="string">
            <text:p>Raw material</text:p>
          </table:table-cell>
          <table:table-cell table:style-name="ce2" office:value-type="string" calcext:value-type="string">
            <text:p>Leather and cloth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string" calcext:value-type="string">
            <text:p>m</text:p>
          </table:table-cell>
          <table:table-cell table:style-name="ce11" office:value-type="string" calcext:value-type="string">
            <text:p>400 mm long in the stiffer cloth direction.</text:p>
          </table:table-cell>
          <table:table-cell table:style-name="ce16" office:value-type="float" office:value="50" calcext:value-type="float">
            <text:p>50.00</text:p>
          </table:table-cell>
          <table:table-cell table:style-name="ce16" table:formula="of:=[.H35]*[.D35]" office:value-type="float" office:value="20" calcext:value-type="float">
            <text:p>20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35]* VLOOKUP([.J35];[$'Currency rates'.$A$3:.$B$5];2;0)" office:value-type="currency" office:currency="USD" office:value="2.32468" calcext:value-type="currency">
            <text:p>$2.32</text:p>
          </table:table-cell>
          <table:table-cell table:style-name="ce24" table:formula="of:=ROUND([.I35]* VLOOKUP([.J35];[$'Currency rates'.$A$7:.$B$9];2;0);0)" office:value-type="currency" office:currency="SEK" office:value="20" calcext:value-type="currency">
            <text:p>20 kr</text:p>
          </table:table-cell>
          <table:table-cell table:style-name="ce5" table:formula="of:=ROUND([.L35]*[.E35]/[.D35];0)" office:value-type="currency" office:currency="SEK" office:value="18" calcext:value-type="currency">
            <text:p>18 kr</text:p>
          </table:table-cell>
          <table:table-cell table:style-name="ce25" office:value-type="string" calcext:value-type="string">
            <text:p><text:a xlink:href="https://www.stoffogstil.no/" xlink:type="simple">https://www.stoffogstil.no/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eather for dust skirt</text:p>
          </table:table-cell>
          <table:table-cell table:style-name="ce2" office:value-type="string" calcext:value-type="string">
            <text:p>Raw material</text:p>
          </table:table-cell>
          <table:table-cell table:style-name="ce2" office:value-type="string" calcext:value-type="string">
            <text:p>Leather and cloth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^2</text:p>
          </table:table-cell>
          <table:table-cell table:style-name="ce11" office:value-type="string" calcext:value-type="string">
            <text:p>Approx price</text:p>
          </table:table-cell>
          <table:table-cell table:style-name="ce16" table:formula="of:=148*0.07*2" office:value-type="float" office:value="20.72" calcext:value-type="float">
            <text:p>20.72</text:p>
          </table:table-cell>
          <table:table-cell table:style-name="ce16" table:formula="of:=[.H36]*[.D36]" office:value-type="float" office:value="1.4504" calcext:value-type="float">
            <text:p>1.45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36]* VLOOKUP([.J36];[$'Currency rates'.$A$3:.$B$5];2;0)" office:value-type="currency" office:currency="USD" office:value="0.1685857936" calcext:value-type="currency">
            <text:p>$0.17</text:p>
          </table:table-cell>
          <table:table-cell table:style-name="ce24" table:formula="of:=ROUND([.I36]* VLOOKUP([.J36];[$'Currency rates'.$A$7:.$B$9];2;0);0)" office:value-type="currency" office:currency="SEK" office:value="1" calcext:value-type="currency">
            <text:p>1 kr</text:p>
          </table:table-cell>
          <table:table-cell table:style-name="ce5" table:formula="of:=ROUND([.L36]*[.E36]/[.D36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tjaderlader.se/framdel-mellan-brun-hel" xlink:type="simple">https://www.tjaderlader.se/framdel-mellan-brun-hel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LA filament for 3d-prints</text:p>
          </table:table-cell>
          <table:table-cell table:style-name="ce2" office:value-type="string" calcext:value-type="string">
            <text:p>Raw material</text:p>
          </table:table-cell>
          <table:table-cell table:style-name="ce2" office:value-type="string" calcext:value-type="string">
            <text:p>Plasti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ull roll of filament</text:p>
          </table:table-cell>
          <table:table-cell table:style-name="ce16" table:formula="of:=149*0.8" office:value-type="float" office:value="119.2" calcext:value-type="float">
            <text:p>119.20</text:p>
          </table:table-cell>
          <table:table-cell table:style-name="ce16" table:formula="of:=[.H37]*[.D37]" office:value-type="float" office:value="119.2" calcext:value-type="float">
            <text:p>119.2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37]* VLOOKUP([.J37];[$'Currency rates'.$A$3:.$B$5];2;0)" office:value-type="currency" office:currency="USD" office:value="13.8550928" calcext:value-type="currency">
            <text:p>$13.86</text:p>
          </table:table-cell>
          <table:table-cell table:style-name="ce24" table:formula="of:=ROUND([.I37]* VLOOKUP([.J37];[$'Currency rates'.$A$7:.$B$9];2;0);0)" office:value-type="currency" office:currency="SEK" office:value="119" calcext:value-type="currency">
            <text:p>119 kr</text:p>
          </table:table-cell>
          <table:table-cell table:style-name="ce5" table:formula="of:=ROUND([.L37]*[.E37]/[.D37];0)" office:value-type="currency" office:currency="SEK" office:value="89" calcext:value-type="currency">
            <text:p>89 kr</text:p>
          </table:table-cell>
          <table:table-cell table:style-name="ce25" office:value-type="string" calcext:value-type="string">
            <text:p><text:a xlink:href="https://www.clasohlson.com/no/Filament-PLA-til-3D-skriver-Flashforge/38-7721-2" xlink:type="simple">https://www.clasohlson.com/no/Filament-PLA-til-3D-skriver-Flashforge/38-7721-2</text:a></text:p>
          </table:table-cell>
          <table:table-cell table:style-name="ce2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>
            <text:p>POM 12,6 mm</text:p>
          </table:table-cell>
          <table:table-cell table:style-name="ce2" office:value-type="string" calcext:value-type="string">
            <text:p>Raw material</text:p>
          </table:table-cell>
          <table:table-cell table:style-name="ce2" office:value-type="string" calcext:value-type="string">
            <text:p>Plastic</text:p>
          </table:table-cell>
          <table:table-cell table:formula="of:=0.02" office:value-type="float" office:value="0.02" calcext:value-type="float">
            <text:p>0.0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^2</text:p>
          </table:table-cell>
          <table:table-cell table:style-name="ce11" office:value-type="string" calcext:value-type="string">
            <text:p>Can be bought at Fellesverkstedet</text:p>
          </table:table-cell>
          <table:table-cell table:style-name="ce16" table:formula="of:=1758" office:value-type="float" office:value="1758" calcext:value-type="float">
            <text:p>1,758.00</text:p>
          </table:table-cell>
          <table:table-cell table:style-name="ce16" table:formula="of:=[.H38]*[.D38]" office:value-type="float" office:value="35.16" calcext:value-type="float">
            <text:p>35.16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38]* VLOOKUP([.J38];[$'Currency rates'.$A$3:.$B$5];2;0)" office:value-type="currency" office:currency="USD" office:value="4.08678744" calcext:value-type="currency">
            <text:p>$4.09</text:p>
          </table:table-cell>
          <table:table-cell table:style-name="ce24" table:formula="of:=ROUND([.I38]* VLOOKUP([.J38];[$'Currency rates'.$A$7:.$B$9];2;0);0)" office:value-type="currency" office:currency="SEK" office:value="35" calcext:value-type="currency">
            <text:p>35 kr</text:p>
          </table:table-cell>
          <table:table-cell table:style-name="ce5" table:formula="of:=ROUND([.L38]*[.E38]/[.D38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vink.no/produkter/industri/konstruksjonsplast/pom" xlink:type="simple">https://vink.no/produkter/industri/konstruksjonsplast/pom</text:a></text:p>
          </table:table-cell>
          <table:table-cell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Vachromat, 12 mm</text:p>
          </table:table-cell>
          <table:table-cell table:style-name="ce2" office:value-type="string" calcext:value-type="string">
            <text:p>Raw material</text:p>
          </table:table-cell>
          <table:table-cell table:style-name="ce2" office:value-type="string" calcext:value-type="string">
            <text:p>Valchroma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Price from Oslofiner</text:p>
          </table:table-cell>
          <table:table-cell table:style-name="ce16" table:formula="of:=230*3+333" office:value-type="float" office:value="1023" calcext:value-type="float">
            <text:p>1,023.00</text:p>
          </table:table-cell>
          <table:table-cell table:style-name="ce16" table:formula="of:=[.H39]*[.D39]" office:value-type="float" office:value="3069" calcext:value-type="float">
            <text:p>3,069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39]* VLOOKUP([.J39];[$'Currency rates'.$A$3:.$B$5];2;0)" office:value-type="currency" office:currency="USD" office:value="356.722146" calcext:value-type="currency">
            <text:p>$356.72</text:p>
          </table:table-cell>
          <table:table-cell table:style-name="ce24" table:formula="of:=ROUND([.I39]* VLOOKUP([.J39];[$'Currency rates'.$A$7:.$B$9];2;0);0)" office:value-type="currency" office:currency="SEK" office:value="3069" calcext:value-type="currency">
            <text:p>3,069 kr</text:p>
          </table:table-cell>
          <table:table-cell table:style-name="ce5" table:formula="of:=ROUND([.L39]*[.E39]/[.D39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oslofiner.no/" xlink:type="simple">https://oslofiner.no/</text:a></text:p>
          </table:table-cell>
          <table:table-cell table:style-name="ce2"/>
          <table:table-cell table:number-columns-repeated="2"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Vachromat, 8 mm <text:s/>(2440x1220mm)</text:p>
          </table:table-cell>
          <table:table-cell table:style-name="ce2" office:value-type="string" calcext:value-type="string">
            <text:p>Raw material</text:p>
          </table:table-cell>
          <table:table-cell table:style-name="ce2" office:value-type="string" calcext:value-type="string">
            <text:p>Valchroma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Price from Oslofiner</text:p>
          </table:table-cell>
          <table:table-cell table:style-name="ce16" table:formula="of:=180*3+333" office:value-type="float" office:value="873" calcext:value-type="float">
            <text:p>873.00</text:p>
          </table:table-cell>
          <table:table-cell table:style-name="ce16" table:formula="of:=[.H40]*[.D40]" office:value-type="float" office:value="2619" calcext:value-type="float">
            <text:p>2,619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40]* VLOOKUP([.J40];[$'Currency rates'.$A$3:.$B$5];2;0)" office:value-type="currency" office:currency="USD" office:value="304.416846" calcext:value-type="currency">
            <text:p>$304.42</text:p>
          </table:table-cell>
          <table:table-cell table:style-name="ce24" table:formula="of:=ROUND([.I40]* VLOOKUP([.J40];[$'Currency rates'.$A$7:.$B$9];2;0);0)" office:value-type="currency" office:currency="SEK" office:value="2619" calcext:value-type="currency">
            <text:p>2,619 kr</text:p>
          </table:table-cell>
          <table:table-cell table:style-name="ce5" table:formula="of:=ROUND([.L40]*[.E40]/[.D40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oslofiner.no/" xlink:type="simple">https://oslofiner.no/</text:a>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Vachromat, 19mm spoilboard (2440x1220mm)</text:p>
          </table:table-cell>
          <table:table-cell table:style-name="ce2" office:value-type="string" calcext:value-type="string">
            <text:p>Raw material</text:p>
          </table:table-cell>
          <table:table-cell table:style-name="ce2" office:value-type="string" calcext:value-type="string">
            <text:p>Valchroma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Price from Oslofiner</text:p>
          </table:table-cell>
          <table:table-cell table:style-name="ce16" table:formula="of:=355*3+333" office:value-type="float" office:value="1398" calcext:value-type="float">
            <text:p>1,398.00</text:p>
          </table:table-cell>
          <table:table-cell table:style-name="ce16" table:formula="of:=[.H41]*[.D41]" office:value-type="float" office:value="1398" calcext:value-type="float">
            <text:p>1,398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41]* VLOOKUP([.J41];[$'Currency rates'.$A$3:.$B$5];2;0)" office:value-type="currency" office:currency="USD" office:value="162.495132" calcext:value-type="currency">
            <text:p>$162.50</text:p>
          </table:table-cell>
          <table:table-cell table:style-name="ce24" table:formula="of:=ROUND([.I41]* VLOOKUP([.J41];[$'Currency rates'.$A$7:.$B$9];2;0);0)" office:value-type="currency" office:currency="SEK" office:value="1398" calcext:value-type="currency">
            <text:p>1,398 kr</text:p>
          </table:table-cell>
          <table:table-cell table:style-name="ce5" table:formula="of:=ROUND([.L41]*[.E41]/[.D41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oslofiner.no/" xlink:type="simple">https://oslofiner.no/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R 11 Collet kit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Colle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et</text:p>
          </table:table-cell>
          <table:table-cell table:style-name="ce11"/>
          <table:table-cell table:style-name="ce16" office:value-type="float" office:value="22.72" calcext:value-type="float">
            <text:p>22.72</text:p>
          </table:table-cell>
          <table:table-cell table:style-name="ce16" table:formula="of:=[.H42]*[.D42]" office:value-type="float" office:value="22.72" calcext:value-type="float">
            <text:p>22.72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42]* VLOOKUP([.J42];[$'Currency rates'.$A$3:.$B$5];2;0)" office:value-type="currency" office:currency="USD" office:value="22.72" calcext:value-type="currency">
            <text:p>$22.72</text:p>
          </table:table-cell>
          <table:table-cell table:style-name="ce24" table:formula="of:=ROUND([.I42]* VLOOKUP([.J42];[$'Currency rates'.$A$7:.$B$9];2;0);0)" office:value-type="currency" office:currency="SEK" office:value="195" calcext:value-type="currency">
            <text:p>195 kr</text:p>
          </table:table-cell>
          <table:table-cell table:style-name="ce5" table:formula="of:=ROUND([.L42]*[.E42]/[.D42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aliexpress.com/store/product/Full-sets-ER11-1-7mm-14pcs-spring-collet-for-0-8KW-Spindle-motor/907217_1454430047.html" xlink:type="simple">https://www.aliexpress.com/store/product/Full-sets-ER11-1-7mm-14pcs-spring-collet-for-0-8KW-Spindle-motor/907217_1454430047.html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ex key 4mm (150mm) T handle for most screws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Hand tool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Extremely usefull when tuning. Get this!</text:p>
          </table:table-cell>
          <table:table-cell table:style-name="ce16" office:value-type="float" office:value="85" calcext:value-type="float">
            <text:p>85.00</text:p>
          </table:table-cell>
          <table:table-cell table:style-name="ce16" table:formula="of:=[.H43]*[.D43]" office:value-type="float" office:value="85" calcext:value-type="float">
            <text:p>85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43]* VLOOKUP([.J43];[$'Currency rates'.$A$3:.$B$5];2;0)" office:value-type="currency" office:currency="USD" office:value="9.87989" calcext:value-type="currency">
            <text:p>$9.88</text:p>
          </table:table-cell>
          <table:table-cell table:style-name="ce24" table:formula="of:=ROUND([.I43]* VLOOKUP([.J43];[$'Currency rates'.$A$7:.$B$9];2;0);0)" office:value-type="currency" office:currency="SEK" office:value="85" calcext:value-type="currency">
            <text:p>85 kr</text:p>
          </table:table-cell>
          <table:table-cell table:style-name="ce5" table:formula="of:=ROUND([.L43]*[.E43]/[.D43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nettbutikk.wuerth.no/haandverktoy/skrutrekkere-og-sekskantnokler/skrutrekkere-hex-for-innvendig-6-kt/t-haandtak-hex-skrutrekker/t-haandtak-hex-6-kt-skrutrekker-4x150mm" xlink:type="simple">https://nettbutikk.wuerth.no/haandverktoy/skrutrekkere-og-sekskantnokler/skrutrekkere-hex-for-innvendig-6-kt/t-haandtak-hex-skrutrekker/t-haandtak-hex-6-kt-skrutrekker-4x150mm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ex key 2.5mm for set screws (pinon)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Hand tool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Only the 2,5 mm hex key is needed, this is a kit</text:p>
          </table:table-cell>
          <table:table-cell table:style-name="ce16" table:formula="of:=49.9*0.8" office:value-type="float" office:value="39.92" calcext:value-type="float">
            <text:p>39.92</text:p>
          </table:table-cell>
          <table:table-cell table:style-name="ce16" table:formula="of:=[.H44]*[.D44]" office:value-type="float" office:value="39.92" calcext:value-type="float">
            <text:p>39.92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44]* VLOOKUP([.J44];[$'Currency rates'.$A$3:.$B$5];2;0)" office:value-type="currency" office:currency="USD" office:value="4.64006128" calcext:value-type="currency">
            <text:p>$4.64</text:p>
          </table:table-cell>
          <table:table-cell table:style-name="ce24" table:formula="of:=ROUND([.I44]* VLOOKUP([.J44];[$'Currency rates'.$A$7:.$B$9];2;0);0)" office:value-type="currency" office:currency="SEK" office:value="40" calcext:value-type="currency">
            <text:p>40 kr</text:p>
          </table:table-cell>
          <table:table-cell table:style-name="ce5" table:formula="of:=ROUND([.L44]*[.E44]/[.D44];0)" office:value-type="currency" office:currency="SEK" office:value="32" calcext:value-type="currency">
            <text:p>32 kr</text:p>
          </table:table-cell>
          <table:table-cell table:style-name="ce25" office:value-type="string" calcext:value-type="string">
            <text:p><text:a xlink:href="https://www.clasohlson.com/no/Insex-n%C3%B8kler/40-7490" xlink:type="simple">https://www.clasohlson.com/no/Insex-n%C3%B8kler/40-7490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ombination wrench 8 mm for rollers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Hand tool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machine tuning</text:p>
          </table:table-cell>
          <table:table-cell table:style-name="ce16" table:formula="of:=129/3*0.8" office:value-type="float" office:value="34.4" calcext:value-type="float">
            <text:p>34.40</text:p>
          </table:table-cell>
          <table:table-cell table:style-name="ce16" table:formula="of:=[.H45]*[.D45]" office:value-type="float" office:value="34.4" calcext:value-type="float">
            <text:p>34.4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45]* VLOOKUP([.J45];[$'Currency rates'.$A$3:.$B$5];2;0)" office:value-type="currency" office:currency="USD" office:value="3.9984496" calcext:value-type="currency">
            <text:p>$4.00</text:p>
          </table:table-cell>
          <table:table-cell table:style-name="ce24" table:formula="of:=ROUND([.I45]* VLOOKUP([.J45];[$'Currency rates'.$A$7:.$B$9];2;0);0)" office:value-type="currency" office:currency="SEK" office:value="34" calcext:value-type="currency">
            <text:p>34 kr</text:p>
          </table:table-cell>
          <table:table-cell table:style-name="ce5" table:formula="of:=ROUND([.L45]*[.E45]/[.D45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clasohlson.com/no/Kombinasjonsn%C3%B8kler,-8-deler/40-7231" xlink:type="simple">https://www.clasohlson.com/no/Kombinasjonsn%C3%B8kler,-8-deler/40-7231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ombination wrench 13 mm for spindle shaft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Hand tool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changing bits on the finished machine</text:p>
          </table:table-cell>
          <table:table-cell table:style-name="ce16" table:formula="of:=129/3*0.8" office:value-type="float" office:value="34.4" calcext:value-type="float">
            <text:p>34.40</text:p>
          </table:table-cell>
          <table:table-cell table:style-name="ce16" table:formula="of:=[.H46]*[.D46]" office:value-type="float" office:value="34.4" calcext:value-type="float">
            <text:p>34.4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46]* VLOOKUP([.J46];[$'Currency rates'.$A$3:.$B$5];2;0)" office:value-type="currency" office:currency="USD" office:value="3.9984496" calcext:value-type="currency">
            <text:p>$4.00</text:p>
          </table:table-cell>
          <table:table-cell table:style-name="ce24" table:formula="of:=ROUND([.I46]* VLOOKUP([.J46];[$'Currency rates'.$A$7:.$B$9];2;0);0)" office:value-type="currency" office:currency="SEK" office:value="34" calcext:value-type="currency">
            <text:p>34 kr</text:p>
          </table:table-cell>
          <table:table-cell table:style-name="ce5" table:formula="of:=ROUND([.L46]*[.E46]/[.D46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clasohlson.com/no/Kombinasjonsn%C3%B8kler,-8-deler/40-7231" xlink:type="simple">https://www.clasohlson.com/no/Kombinasjonsn%C3%B8kler,-8-deler/40-7231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ombination wrench 17 mm for ER11 nut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Hand tool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changing bits on the finished machine</text:p>
          </table:table-cell>
          <table:table-cell table:style-name="ce16" table:formula="of:=129/3*0.8" office:value-type="float" office:value="34.4" calcext:value-type="float">
            <text:p>34.40</text:p>
          </table:table-cell>
          <table:table-cell table:style-name="ce16" table:formula="of:=[.H47]*[.D47]" office:value-type="float" office:value="34.4" calcext:value-type="float">
            <text:p>34.4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47]* VLOOKUP([.J47];[$'Currency rates'.$A$3:.$B$5];2;0)" office:value-type="currency" office:currency="USD" office:value="3.9984496" calcext:value-type="currency">
            <text:p>$4.00</text:p>
          </table:table-cell>
          <table:table-cell table:style-name="ce24" table:formula="of:=ROUND([.I47]* VLOOKUP([.J47];[$'Currency rates'.$A$7:.$B$9];2;0);0)" office:value-type="currency" office:currency="SEK" office:value="34" calcext:value-type="currency">
            <text:p>34 kr</text:p>
          </table:table-cell>
          <table:table-cell table:style-name="ce5" table:formula="of:=ROUND([.L47]*[.E47]/[.D47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clasohlson.com/no/Kombinasjonsn%C3%B8kler,-8-deler/40-7231" xlink:type="simple">https://www.clasohlson.com/no/Kombinasjonsn%C3%B8kler,-8-deler/40-7231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hillips bits for Wood screws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Hand tool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</text:p>
          </table:table-cell>
          <table:table-cell table:style-name="ce11"/>
          <table:table-cell table:style-name="ce16" table:formula="of:=29.9*0.8" office:value-type="float" office:value="23.92" calcext:value-type="float">
            <text:p>23.92</text:p>
          </table:table-cell>
          <table:table-cell table:style-name="ce16" table:formula="of:=[.H48]*[.D48]" office:value-type="float" office:value="23.92" calcext:value-type="float">
            <text:p>23.92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48]* VLOOKUP([.J48];[$'Currency rates'.$A$3:.$B$5];2;0)" office:value-type="currency" office:currency="USD" office:value="2.78031728" calcext:value-type="currency">
            <text:p>$2.78</text:p>
          </table:table-cell>
          <table:table-cell table:style-name="ce24" table:formula="of:=ROUND([.I48]* VLOOKUP([.J48];[$'Currency rates'.$A$7:.$B$9];2;0);0)" office:value-type="currency" office:currency="SEK" office:value="24" calcext:value-type="currency">
            <text:p>24 kr</text:p>
          </table:table-cell>
          <table:table-cell table:style-name="ce5" table:formula="of:=ROUND([.L48]*[.E48]/[.D48];0)" office:value-type="currency" office:currency="SEK" office:value="24" calcext:value-type="currency">
            <text:p>24 kr</text:p>
          </table:table-cell>
          <table:table-cell table:style-name="ce25" office:value-type="string" calcext:value-type="string">
            <text:p><text:a xlink:href="https://www.clasohlson.com/no/Bitsskrutrekker/40-9512" xlink:type="simple">https://www.clasohlson.com/no/Bitsskrutrekker/40-9512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illing bits 6 mm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Milling bit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the end user, can be the cheaper kind</text:p>
          </table:table-cell>
          <table:table-cell table:style-name="ce16" table:formula="of:=257" office:value-type="float" office:value="257" calcext:value-type="float">
            <text:p>257.00</text:p>
          </table:table-cell>
          <table:table-cell table:style-name="ce16" table:formula="of:=[.H49]*[.D49]" office:value-type="float" office:value="771" calcext:value-type="float">
            <text:p>771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49]* VLOOKUP([.J49];[$'Currency rates'.$A$3:.$B$5];2;0)" office:value-type="currency" office:currency="USD" office:value="89.616414" calcext:value-type="currency">
            <text:p>$89.62</text:p>
          </table:table-cell>
          <table:table-cell table:style-name="ce24" table:formula="of:=ROUND([.I49]* VLOOKUP([.J49];[$'Currency rates'.$A$7:.$B$9];2;0);0)" office:value-type="currency" office:currency="SEK" office:value="771" calcext:value-type="currency">
            <text:p>771 kr</text:p>
          </table:table-cell>
          <table:table-cell table:style-name="ce5" table:formula="of:=ROUND([.L49]*[.E49]/[.D49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://VHF.de" xlink:type="simple">VHF.de</text:a></text:p>
          </table:table-cell>
          <table:table-cell table:style-name="ce26" office:value-type="float" office:value="52.26" calcext:value-type="float">
            <text:p>52.26</text:p>
          </table:table-cell>
          <table:table-cell table:style-name="ce2" office:value-type="string" calcext:value-type="string">
            <text:p>USD</text:p>
          </table:table-cell>
          <table:table-cell table:style-name="ce25" office:value-type="string" calcext:value-type="string">
            <text:p><text:a xlink:href="https://www.aliexpress.com/store/product/HUHAO-1pc-6mm-Single-Flute-Spiral-Cutter-3A-TOP-Qualit-CNC-Router-bits-for-wood-Acrylic/2947084_32803524882.html" xlink:type="simple">https://www.aliexpress.com/store/product/HUHAO-1pc-6mm-Single-Flute-Spiral-Cutter-3A-TOP-Qualit-CNC-Router-bits-for-wood-Acrylic/2947084_32803524882.html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Milling bits 4 mm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Milling bit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the end user, can be the cheaper kind</text:p>
          </table:table-cell>
          <table:table-cell table:style-name="ce16" table:formula="of:=171" office:value-type="float" office:value="171" calcext:value-type="float">
            <text:p>171.00</text:p>
          </table:table-cell>
          <table:table-cell table:style-name="ce16" table:formula="of:=[.H50]*[.D50]" office:value-type="float" office:value="513" calcext:value-type="float">
            <text:p>513.0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50]* VLOOKUP([.J50];[$'Currency rates'.$A$3:.$B$5];2;0)" office:value-type="currency" office:currency="USD" office:value="59.628042" calcext:value-type="currency">
            <text:p>$59.63</text:p>
          </table:table-cell>
          <table:table-cell table:style-name="ce24" table:formula="of:=ROUND([.I50]* VLOOKUP([.J50];[$'Currency rates'.$A$7:.$B$9];2;0);0)" office:value-type="currency" office:currency="SEK" office:value="513" calcext:value-type="currency">
            <text:p>513 kr</text:p>
          </table:table-cell>
          <table:table-cell table:style-name="ce5" table:formula="of:=ROUND([.L50]*[.E50]/[.D50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://VHF.de" xlink:type="simple">VHF.de</text:a></text:p>
          </table:table-cell>
          <table:table-cell table:style-name="ce26" office:value-type="float" office:value="40.38" calcext:value-type="float">
            <text:p>40.38</text:p>
          </table:table-cell>
          <table:table-cell table:style-name="ce2" office:value-type="string" calcext:value-type="string">
            <text:p>USD</text:p>
          </table:table-cell>
          <table:table-cell table:style-name="ce25" office:value-type="string" calcext:value-type="string">
            <text:p><text:a xlink:href="https://www.aliexpress.com/store/product/HUHAO-1pc-6mm-Single-Flute-Spiral-Cutter-3A-TOP-Qualit-CNC-Router-bits-for-wood-Acrylic/2947084_32803524882.html" xlink:type="simple">https://www.aliexpress.com/store/product/HUHAO-1pc-6mm-Single-Flute-Spiral-Cutter-3A-TOP-Qualit-CNC-Router-bits-for-wood-Acrylic/2947084_32803524882.html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laning bit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Milling bit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planing the spoilboard</text:p>
          </table:table-cell>
          <table:table-cell table:style-name="ce16" office:value-type="float" office:value="1.98" calcext:value-type="float">
            <text:p>1.98</text:p>
          </table:table-cell>
          <table:table-cell table:style-name="ce16" table:formula="of:=[.H51]*[.D51]" office:value-type="float" office:value="1.98" calcext:value-type="float">
            <text:p>1.98</text:p>
          </table:table-cell>
          <table:table-cell table:style-name="ce2" office:value-type="string" calcext:value-type="string">
            <text:p>USD</text:p>
          </table:table-cell>
          <table:table-cell table:style-name="ce21" table:formula="of:=[.I51]* VLOOKUP([.J51];[$'Currency rates'.$A$3:.$B$5];2;0)" office:value-type="currency" office:currency="USD" office:value="1.98" calcext:value-type="currency">
            <text:p>$1.98</text:p>
          </table:table-cell>
          <table:table-cell table:style-name="ce24" table:formula="of:=ROUND([.I51]* VLOOKUP([.J51];[$'Currency rates'.$A$7:.$B$9];2;0);0)" office:value-type="currency" office:currency="SEK" office:value="17" calcext:value-type="currency">
            <text:p>17 kr</text:p>
          </table:table-cell>
          <table:table-cell table:style-name="ce5" table:formula="of:=ROUND([.L51]*[.E51]/[.D51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aliexpress.com/item/1pcs-Woodworking-Edge-Cutter-Router-Bit-CNC-Carving-Machine-Cutting-Tool-22mm-6mm-Milling-Cutter-for/32884741302.html?spm=a2g0s.9042311.0.0.27424c4dckirl9" xlink:type="simple">https://www.aliexpress.com/item/1pcs-Woodworking-Edge-Cutter-Router-Bit-CNC-Carving-Machine-Cutting-Tool-22mm-6mm-Milling-Cutter-for/32884741302.html?spm=a2g0s.9042311.0.0.27424c4dckirl9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rotective goggles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Safety equip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/>
          <table:table-cell table:style-name="ce16" table:formula="of:=99/2*0.8" office:value-type="float" office:value="39.6" calcext:value-type="float">
            <text:p>39.60</text:p>
          </table:table-cell>
          <table:table-cell table:style-name="ce16" table:formula="of:=[.H52]*[.D52]" office:value-type="float" office:value="39.6" calcext:value-type="float">
            <text:p>39.6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52]* VLOOKUP([.J52];[$'Currency rates'.$A$3:.$B$5];2;0)" office:value-type="currency" office:currency="USD" office:value="4.6028664" calcext:value-type="currency">
            <text:p>$4.60</text:p>
          </table:table-cell>
          <table:table-cell table:style-name="ce24" table:formula="of:=ROUND([.I52]* VLOOKUP([.J52];[$'Currency rates'.$A$7:.$B$9];2;0);0)" office:value-type="currency" office:currency="SEK" office:value="40" calcext:value-type="currency">
            <text:p>40 kr</text:p>
          </table:table-cell>
          <table:table-cell table:style-name="ce5" table:formula="of:=ROUND([.L52]*[.E52]/[.D52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clasohlson.com/no/Verneutstyr,-3-deler/41-1466" xlink:type="simple">https://www.clasohlson.com/no/Verneutstyr,-3-deler/41-1466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ar defenders (Acoustic earmuffs)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Safety equip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/>
          <table:table-cell table:style-name="ce16" table:formula="of:=99/2*0.8" office:value-type="float" office:value="39.6" calcext:value-type="float">
            <text:p>39.60</text:p>
          </table:table-cell>
          <table:table-cell table:style-name="ce16" table:formula="of:=[.H53]*[.D53]" office:value-type="float" office:value="39.6" calcext:value-type="float">
            <text:p>39.60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53]* VLOOKUP([.J53];[$'Currency rates'.$A$3:.$B$5];2;0)" office:value-type="currency" office:currency="USD" office:value="4.6028664" calcext:value-type="currency">
            <text:p>$4.60</text:p>
          </table:table-cell>
          <table:table-cell table:style-name="ce24" table:formula="of:=ROUND([.I53]* VLOOKUP([.J53];[$'Currency rates'.$A$7:.$B$9];2;0);0)" office:value-type="currency" office:currency="SEK" office:value="40" calcext:value-type="currency">
            <text:p>40 kr</text:p>
          </table:table-cell>
          <table:table-cell table:style-name="ce5" table:formula="of:=ROUND([.L53]*[.E53]/[.D53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clasohlson.com/no/Verneutstyr,-3-deler/41-1466" xlink:type="simple">https://www.clasohlson.com/no/Verneutstyr,-3-deler/41-1466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acking box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Stor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transporting small and medium parts, cables etc</text:p>
          </table:table-cell>
          <table:table-cell table:style-name="ce17" table:formula="of:=49.9*0.8" office:value-type="float" office:value="39.92" calcext:value-type="float">
            <text:p>39.92</text:p>
          </table:table-cell>
          <table:table-cell table:style-name="ce16" table:formula="of:=[.H54]*[.D54]" office:value-type="float" office:value="39.92" calcext:value-type="float">
            <text:p>39.92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54]* VLOOKUP([.J54];[$'Currency rates'.$A$3:.$B$5];2;0)" office:value-type="currency" office:currency="USD" office:value="4.64006128" calcext:value-type="currency">
            <text:p>$4.64</text:p>
          </table:table-cell>
          <table:table-cell table:style-name="ce24" table:formula="of:=ROUND([.I54]* VLOOKUP([.J54];[$'Currency rates'.$A$7:.$B$9];2;0);0)" office:value-type="currency" office:currency="SEK" office:value="40" calcext:value-type="currency">
            <text:p>40 kr</text:p>
          </table:table-cell>
          <table:table-cell table:style-name="ce5" table:formula="of:=ROUND([.L54]*[.E54]/[.D54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clasohlson.com/no/Modul-oppbevaringsboks/44-3000-20" xlink:type="simple">https://www.clasohlson.com/no/Modul-oppbevaringsboks/44-3000-20</text:a>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arry case</text:p>
          </table:table-cell>
          <table:table-cell table:style-name="ce2" office:value-type="string" calcext:value-type="string">
            <text:p>Tools and Equipment</text:p>
          </table:table-cell>
          <table:table-cell table:style-name="ce2" office:value-type="string" calcext:value-type="string">
            <text:p>Stor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f</text:p>
          </table:table-cell>
          <table:table-cell table:style-name="ce11" office:value-type="string" calcext:value-type="string">
            <text:p>For storing bits, tools, spares and collets</text:p>
          </table:table-cell>
          <table:table-cell table:style-name="ce17" table:formula="of:=44.9*0.8" office:value-type="float" office:value="35.92" calcext:value-type="float">
            <text:p>35.92</text:p>
          </table:table-cell>
          <table:table-cell table:style-name="ce16" table:formula="of:=[.H55]*[.D55]" office:value-type="float" office:value="35.92" calcext:value-type="float">
            <text:p>35.92</text:p>
          </table:table-cell>
          <table:table-cell table:style-name="ce2" office:value-type="string" calcext:value-type="string">
            <text:p>NOK</text:p>
          </table:table-cell>
          <table:table-cell table:style-name="ce21" table:formula="of:=[.I55]* VLOOKUP([.J55];[$'Currency rates'.$A$3:.$B$5];2;0)" office:value-type="currency" office:currency="USD" office:value="4.17512528" calcext:value-type="currency">
            <text:p>$4.18</text:p>
          </table:table-cell>
          <table:table-cell table:style-name="ce24" table:formula="of:=ROUND([.I55]* VLOOKUP([.J55];[$'Currency rates'.$A$7:.$B$9];2;0);0)" office:value-type="currency" office:currency="SEK" office:value="36" calcext:value-type="currency">
            <text:p>36 kr</text:p>
          </table:table-cell>
          <table:table-cell table:style-name="ce5" table:formula="of:=ROUND([.L55]*[.E55]/[.D55];0)" office:value-type="currency" office:currency="SEK" office:value="0" calcext:value-type="currency">
            <text:p>0 kr</text:p>
          </table:table-cell>
          <table:table-cell table:style-name="ce25" office:value-type="string" calcext:value-type="string">
            <text:p><text:a xlink:href="https://www.clasohlson.com/no/Oppbevaringsskrin/40-7112" xlink:type="simple">https://www.clasohlson.com/no/Oppbevaringsskrin/40-7112</text:a></text:p>
          </table:table-cell>
          <table:table-cell table:number-columns-repeated="1010"/>
        </table:table-row>
        <table:table-row table:style-name="ro1" table:number-rows-repeated="961">
          <table:table-cell table:number-columns-repeated="6"/>
          <table:table-cell table:style-name="ce11"/>
          <table:table-cell table:style-name="ce17"/>
          <table:table-cell table:style-name="ce19"/>
          <table:table-cell/>
          <table:table-cell table:style-name="ce22"/>
          <table:table-cell table:style-name="ce5"/>
          <table:table-cell table:number-columns-repeated="1012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Cost summary'.$A$1" table:cell-range-address="$'BOM Humphrey BUY THESE'.$A$1:.$Q$1016"/>
        </table:named-expressions>
      </table:table>
      <table:table table:name="Fasteners pivot BUY THESE" table:style-name="ta3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Fastener description</text:p>
          </table:table-cell>
          <table:table-cell table:style-name="ce28" office:value-type="string" calcext:value-type="string">
            <text:p>Quantity needed</text:p>
          </table:table-cell>
          <table:table-cell table:style-name="ce28" office:value-type="string" calcext:value-type="string">
            <text:p>Total qty</text:p>
          </table:table-cell>
          <table:table-cell table:style-name="ce28" office:value-type="string" calcext:value-type="string">
            <text:p>Packs</text:p>
          </table:table-cell>
          <table:table-cell table:style-name="ce28" office:value-type="string" calcext:value-type="string">
            <text:p>Quantity in pack</text:p>
          </table:table-cell>
          <table:table-cell table:style-name="ce34" office:value-type="string" calcext:value-type="string">
            <text:p>Price pack</text:p>
          </table:table-cell>
          <table:table-cell table:style-name="ce28" office:value-type="string" calcext:value-type="string">
            <text:p>Tot price</text:p>
          </table:table-cell>
          <table:table-cell table:style-name="ce39" office:value-type="string" calcext:value-type="string">
            <text:p>Wurth Nr</text:p>
          </table:table-cell>
          <table:table-cell table:style-name="ce39" office:value-type="string" calcext:value-type="string">
            <text:p>Clas nr</text:p>
          </table:table-cell>
          <table:table-cell table:style-name="ce34" office:value-type="string" calcext:value-type="string">
            <text:p>Value of leftovers</text:p>
          </table:table-cell>
          <table:table-cell table:style-name="ce28" office:value-type="string" calcext:value-type="string">
            <text:p>Comment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M5 nut</text:p>
          </table:table-cell>
          <table:table-cell table:style-name="ce32" table:formula="of:=SUMIF([$'Fasteners indata from model'.B$1:.B$1048576];[.A2];[$'Fasteners indata from model'.C$1:.C$1048576])" office:value-type="float" office:value="14" calcext:value-type="float">
            <text:p>14</text:p>
          </table:table-cell>
          <table:table-cell table:style-name="ce32" table:formula="of:=[.E2]*[.D2]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5" calcext:value-type="float">
            <text:p>25</text:p>
          </table:table-cell>
          <table:table-cell table:style-name="ce35" table:formula="of:=24.9*0.8" office:value-type="float" office:value="19.92" calcext:value-type="float">
            <text:p>19.92</text:p>
          </table:table-cell>
          <table:table-cell table:style-name="ce32" table:formula="of:=[.F2]*[.D2]" office:value-type="float" office:value="19.92" calcext:value-type="float">
            <text:p>19.92</text:p>
          </table:table-cell>
          <table:table-cell table:style-name="ce40"/>
          <table:table-cell table:style-name="ce40" office:value-type="string" calcext:value-type="string">
            <text:p>11-503-5</text:p>
          </table:table-cell>
          <table:table-cell table:style-name="ce35" table:formula="of:=([.C2]-[.B2])/[.C2]*[.G2]" office:value-type="float" office:value="8.7648" calcext:value-type="float">
            <text:p>8.76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M6 nut</text:p>
          </table:table-cell>
          <table:table-cell table:style-name="ce32" table:formula="of:=SUMIF([$'Fasteners indata from model'.B$1:.B$1048576];[.A3];[$'Fasteners indata from model'.C$1:.C$1048576])" office:value-type="float" office:value="8" calcext:value-type="float">
            <text:p>8</text:p>
          </table:table-cell>
          <table:table-cell table:style-name="ce32" table:formula="of:=[.E3]*[.D3]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5" calcext:value-type="float">
            <text:p>25</text:p>
          </table:table-cell>
          <table:table-cell table:style-name="ce35" table:formula="of:=24.9*0.8" office:value-type="float" office:value="19.92" calcext:value-type="float">
            <text:p>19.92</text:p>
          </table:table-cell>
          <table:table-cell table:style-name="ce32" table:formula="of:=[.F3]*[.D3]" office:value-type="float" office:value="19.92" calcext:value-type="float">
            <text:p>19.92</text:p>
          </table:table-cell>
          <table:table-cell table:style-name="ce40"/>
          <table:table-cell table:style-name="ce40" office:value-type="string" calcext:value-type="string">
            <text:p>11-503-6</text:p>
          </table:table-cell>
          <table:table-cell table:style-name="ce35" table:formula="of:=([.C3]-[.B3])/[.C3]*[.G3]" office:value-type="float" office:value="13.5456" calcext:value-type="float">
            <text:p>13.55</text:p>
          </table:table-cell>
          <table:table-cell table:style-name="ce32" office:value-type="string" calcext:value-type="string">
            <text:p>Can be any head</text:p>
          </table:table-cell>
          <table:table-cell table:number-columns-repeated="1013"/>
        </table:table-row>
        <table:table-row table:style-name="ro1">
          <table:table-cell table:style-name="ce30" office:value-type="string" calcext:value-type="string">
            <text:p>M8 nut</text:p>
          </table:table-cell>
          <table:table-cell table:style-name="ce32" table:formula="of:=SUMIF([$'Fasteners indata from model'.B$1:.B$1048576];[.A4];[$'Fasteners indata from model'.C$1:.C$1048576])" office:value-type="float" office:value="6" calcext:value-type="float">
            <text:p>6</text:p>
          </table:table-cell>
          <table:table-cell table:style-name="ce32" table:formula="of:=[.E4]*[.D4]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5" calcext:value-type="float">
            <text:p>25</text:p>
          </table:table-cell>
          <table:table-cell table:style-name="ce35" table:formula="of:=24.9*0.8" office:value-type="float" office:value="19.92" calcext:value-type="float">
            <text:p>19.92</text:p>
          </table:table-cell>
          <table:table-cell table:style-name="ce32" table:formula="of:=[.F4]*[.D4]" office:value-type="float" office:value="19.92" calcext:value-type="float">
            <text:p>19.92</text:p>
          </table:table-cell>
          <table:table-cell table:style-name="ce40"/>
          <table:table-cell table:style-name="ce40" office:value-type="string" calcext:value-type="string">
            <text:p>11-503-8</text:p>
          </table:table-cell>
          <table:table-cell table:style-name="ce35" table:formula="of:=([.C4]-[.B4])/[.C4]*[.G4]" office:value-type="float" office:value="15.1392" calcext:value-type="float">
            <text:p>15.14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4x40 wood screws</text:p>
          </table:table-cell>
          <table:table-cell table:style-name="ce32" table:formula="of:=SUMIF([$'Fasteners indata from model'.B$1:.B$1048576];[.A5];[$'Fasteners indata from model'.C$1:.C$1048576])" office:value-type="float" office:value="20" calcext:value-type="float">
            <text:p>20</text:p>
          </table:table-cell>
          <table:table-cell table:style-name="ce32" table:formula="of:=[.E5]*[.D5]" office:value-type="float" office:value="50" calcext:value-type="float">
            <text:p>5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" calcext:value-type="float">
            <text:p>50</text:p>
          </table:table-cell>
          <table:table-cell table:style-name="ce36" table:formula="of:=24.9*0.8" office:value-type="float" office:value="19.92" calcext:value-type="float">
            <text:p>19.92</text:p>
          </table:table-cell>
          <table:table-cell table:style-name="ce32" table:formula="of:=[.F5]*[.D5]" office:value-type="float" office:value="19.92" calcext:value-type="float">
            <text:p>19.92</text:p>
          </table:table-cell>
          <table:table-cell table:style-name="ce40"/>
          <table:table-cell table:style-name="ce40" office:value-type="string" calcext:value-type="string">
            <text:p>40-9566-13</text:p>
          </table:table-cell>
          <table:table-cell table:style-name="ce35" table:formula="of:=([.C5]-[.B5])/[.C5]*[.G5]" office:value-type="float" office:value="11.952" calcext:value-type="float">
            <text:p>11.95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M4 washer</text:p>
          </table:table-cell>
          <table:table-cell table:style-name="ce32" table:formula="of:=SUMIF([$'Fasteners indata from model'.B$1:.B$1048576];[.A6];[$'Fasteners indata from model'.C$1:.C$1048576])" office:value-type="float" office:value="25" calcext:value-type="float">
            <text:p>25</text:p>
          </table:table-cell>
          <table:table-cell table:style-name="ce32" table:formula="of:=[.E6]*[.D6]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  <table:table-cell table:style-name="ce35" table:formula="of:=29.9*0.8" office:value-type="float" office:value="23.92" calcext:value-type="float">
            <text:p>23.92</text:p>
          </table:table-cell>
          <table:table-cell table:style-name="ce32" table:formula="of:=[.F6]*[.D6]" office:value-type="float" office:value="23.92" calcext:value-type="float">
            <text:p>23.92</text:p>
          </table:table-cell>
          <table:table-cell table:style-name="ce40"/>
          <table:table-cell table:style-name="ce40" office:value-type="string" calcext:value-type="string">
            <text:p>11-1203-4</text:p>
          </table:table-cell>
          <table:table-cell table:style-name="ce35" table:formula="of:=([.C6]-[.B6])/[.C6]*[.G6]" office:value-type="float" office:value="0" calcext:value-type="float">
            <text:p>0.0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M6x20 cyl head</text:p>
          </table:table-cell>
          <table:table-cell table:style-name="ce32" table:formula="of:=SUMIF([$'Fasteners indata from model'.B$1:.B$1048576];[.A7];[$'Fasteners indata from model'.C$1:.C$1048576])" office:value-type="float" office:value="8" calcext:value-type="float">
            <text:p>8</text:p>
          </table:table-cell>
          <table:table-cell table:style-name="ce32" table:formula="of:=[.E7]*[.D7]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5" table:formula="of:=44.9*0.8" office:value-type="float" office:value="35.92" calcext:value-type="float">
            <text:p>35.92</text:p>
          </table:table-cell>
          <table:table-cell table:style-name="ce32" table:formula="of:=[.F7]*[.D7]" office:value-type="float" office:value="35.92" calcext:value-type="float">
            <text:p>35.92</text:p>
          </table:table-cell>
          <table:table-cell table:style-name="ce40"/>
          <table:table-cell table:style-name="ce40" office:value-type="string" calcext:value-type="string">
            <text:p>11-1133-620</text:p>
          </table:table-cell>
          <table:table-cell table:style-name="ce35" table:formula="of:=([.C7]-[.B7])/[.C7]*[.G7]" office:value-type="float" office:value="7.184" calcext:value-type="float">
            <text:p>7.18</text:p>
          </table:table-cell>
          <table:table-cell table:style-name="ce41" office:value-type="string" calcext:value-type="string">
            <text:p>Rustfri A4, reg is cheaper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6 mm Wood dowels</text:p>
          </table:table-cell>
          <table:table-cell table:style-name="ce32" table:formula="of:=SUMIF([$'Fasteners indata from model'.B$1:.B$1048576];[.A8];[$'Fasteners indata from model'.C$1:.C$1048576])" office:value-type="float" office:value="16" calcext:value-type="float">
            <text:p>16</text:p>
          </table:table-cell>
          <table:table-cell table:style-name="ce32" table:formula="of:=[.E8]*[.D8]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0" calcext:value-type="float">
            <text:p>200</text:p>
          </table:table-cell>
          <table:table-cell table:style-name="ce35" table:formula="of:=44.9*0.8" office:value-type="float" office:value="35.92" calcext:value-type="float">
            <text:p>35.92</text:p>
          </table:table-cell>
          <table:table-cell table:style-name="ce32" table:formula="of:=[.F8]*[.D8]" office:value-type="float" office:value="35.92" calcext:value-type="float">
            <text:p>35.92</text:p>
          </table:table-cell>
          <table:table-cell table:style-name="ce40"/>
          <table:table-cell table:style-name="ce40" office:value-type="string" calcext:value-type="string">
            <text:p>40-9483</text:p>
          </table:table-cell>
          <table:table-cell table:style-name="ce35" table:formula="of:=([.C8]-[.B8])/[.C8]*[.G8]" office:value-type="float" office:value="33.0464" calcext:value-type="float">
            <text:p>33.05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4x16wood screw</text:p>
          </table:table-cell>
          <table:table-cell table:style-name="ce32" table:formula="of:=SUMIF([$'Fasteners indata from model'.B$1:.B$1048576];[.A9];[$'Fasteners indata from model'.C$1:.C$1048576])" office:value-type="float" office:value="29" calcext:value-type="float">
            <text:p>29</text:p>
          </table:table-cell>
          <table:table-cell table:style-name="ce32" table:formula="of:=[.E9]*[.D9]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5" table:formula="of:=24.9*0.8" office:value-type="float" office:value="19.92" calcext:value-type="float">
            <text:p>19.92</text:p>
          </table:table-cell>
          <table:table-cell table:style-name="ce32" table:formula="of:=[.F9]*[.D9]" office:value-type="float" office:value="59.76" calcext:value-type="float">
            <text:p>59.76</text:p>
          </table:table-cell>
          <table:table-cell table:style-name="ce40"/>
          <table:table-cell table:style-name="ce40" office:value-type="string" calcext:value-type="string">
            <text:p>11-1412-3</text:p>
          </table:table-cell>
          <table:table-cell table:style-name="ce35" table:formula="of:=([.C9]-[.B9])/[.C9]*[.G9]" office:value-type="float" office:value="1.992" calcext:value-type="float">
            <text:p>1.99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M5x20_cyl head</text:p>
          </table:table-cell>
          <table:table-cell table:style-name="ce32" table:formula="of:=SUMIF([$'Fasteners indata from model'.B$1:.B$1048576];[.A10];[$'Fasteners indata from model'.C$1:.C$1048576])" office:value-type="float" office:value="16" calcext:value-type="float">
            <text:p>16</text:p>
          </table:table-cell>
          <table:table-cell table:style-name="ce32" table:formula="of:=[.E10]*[.D10]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00" calcext:value-type="float">
            <text:p>100</text:p>
          </table:table-cell>
          <table:table-cell table:style-name="ce37" office:value-type="float" office:value="73" calcext:value-type="float">
            <text:p>73.00</text:p>
          </table:table-cell>
          <table:table-cell table:style-name="ce32" table:formula="of:=[.F10]*[.D10]" office:value-type="float" office:value="73" calcext:value-type="float">
            <text:p>73</text:p>
          </table:table-cell>
          <table:table-cell table:style-name="ce40" office:value-type="string" calcext:value-type="string">
            <text:p>00575 20 005 100</text:p>
          </table:table-cell>
          <table:table-cell table:style-name="ce40"/>
          <table:table-cell table:style-name="ce35" table:formula="of:=([.C10]-[.B10])/[.C10]*[.G10]" office:value-type="float" office:value="61.32" calcext:value-type="float">
            <text:p>61.32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M8 large washer</text:p>
          </table:table-cell>
          <table:table-cell table:style-name="ce32" table:formula="of:=SUMIF([$'Fasteners indata from model'.B$1:.B$1048576];[.A11];[$'Fasteners indata from model'.C$1:.C$1048576])" office:value-type="float" office:value="12" calcext:value-type="float">
            <text:p>12</text:p>
          </table:table-cell>
          <table:table-cell table:style-name="ce32" table:formula="of:=[.E11]*[.D11]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6" office:value-type="float" office:value="39.9" calcext:value-type="float">
            <text:p>39.90</text:p>
          </table:table-cell>
          <table:table-cell table:style-name="ce32" table:formula="of:=[.F11]*[.D11]" office:value-type="float" office:value="79.8" calcext:value-type="float">
            <text:p>79.8</text:p>
          </table:table-cell>
          <table:table-cell table:style-name="ce40"/>
          <table:table-cell table:style-name="ce40" office:value-type="string" calcext:value-type="string">
            <text:p>11-1130-842</text:p>
          </table:table-cell>
          <table:table-cell table:style-name="ce35" table:formula="of:=([.C11]-[.B11])/[.C11]*[.G11]" office:value-type="float" office:value="31.92" calcext:value-type="float">
            <text:p>31.92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M5x20 conic sunk head</text:p>
          </table:table-cell>
          <table:table-cell table:style-name="ce32" table:formula="of:=SUMIF([$'Fasteners indata from model'.B$1:.B$1048576];[.A12];[$'Fasteners indata from model'.C$1:.C$1048576])" office:value-type="float" office:value="36" calcext:value-type="float">
            <text:p>36</text:p>
          </table:table-cell>
          <table:table-cell table:style-name="ce32" table:formula="of:=[.E12]*[.D12]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00" calcext:value-type="float">
            <text:p>100</text:p>
          </table:table-cell>
          <table:table-cell table:style-name="ce35" office:value-type="float" office:value="113.59" calcext:value-type="float">
            <text:p>113.59</text:p>
          </table:table-cell>
          <table:table-cell table:style-name="ce32" table:formula="of:=[.F12]*[.D12]" office:value-type="float" office:value="113.59" calcext:value-type="float">
            <text:p>113.59</text:p>
          </table:table-cell>
          <table:table-cell table:style-name="ce40" office:value-type="string" calcext:value-type="string">
            <text:p>00845 20 005 100</text:p>
          </table:table-cell>
          <table:table-cell table:style-name="ce40"/>
          <table:table-cell table:style-name="ce35" table:formula="of:=([.C12]-[.B12])/[.C12]*[.G12]" office:value-type="float" office:value="72.6976" calcext:value-type="float">
            <text:p>72.70</text:p>
          </table:table-cell>
          <table:table-cell table:style-name="ce32" office:value-type="string" calcext:value-type="string">
            <text:p>Stainless, cheaper if found regular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M5 stud screw</text:p>
          </table:table-cell>
          <table:table-cell table:style-name="ce32" table:formula="of:=SUMIF([$'Fasteners indata from model'.B$1:.B$1048576];[.A13];[$'Fasteners indata from model'.C$1:.C$1048576])" office:value-type="float" office:value="12" calcext:value-type="float">
            <text:p>12</text:p>
          </table:table-cell>
          <table:table-cell table:style-name="ce32" table:formula="of:=[.E13]*[.D13]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00" calcext:value-type="float">
            <text:p>200</text:p>
          </table:table-cell>
          <table:table-cell table:style-name="ce37" office:value-type="float" office:value="132" calcext:value-type="float">
            <text:p>132.00</text:p>
          </table:table-cell>
          <table:table-cell table:style-name="ce32" table:formula="of:=[.F13]*[.D13]" office:value-type="float" office:value="132" calcext:value-type="float">
            <text:p>132</text:p>
          </table:table-cell>
          <table:table-cell table:style-name="ce40" office:value-type="string" calcext:value-type="string">
            <text:p>02545 10 005 200</text:p>
          </table:table-cell>
          <table:table-cell table:style-name="ce40"/>
          <table:table-cell table:style-name="ce35" table:formula="of:=([.C13]-[.B13])/[.C13]*[.G13]" office:value-type="float" office:value="124.08" calcext:value-type="float">
            <text:p>124.08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M5x20 hex head</text:p>
          </table:table-cell>
          <table:table-cell table:style-name="ce32" table:formula="of:=SUMIF([$'Fasteners indata from model'.B$1:.B$1048576];[.A14];[$'Fasteners indata from model'.C$1:.C$1048576])" office:value-type="float" office:value="36" calcext:value-type="float">
            <text:p>36</text:p>
          </table:table-cell>
          <table:table-cell table:style-name="ce32" table:formula="of:=[.E14]*[.D14]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00" calcext:value-type="float">
            <text:p>100</text:p>
          </table:table-cell>
          <table:table-cell table:style-name="ce35" office:value-type="float" office:value="179" calcext:value-type="float">
            <text:p>179.00</text:p>
          </table:table-cell>
          <table:table-cell table:style-name="ce32" table:formula="of:=[.F14]*[.D14]" office:value-type="float" office:value="179" calcext:value-type="float">
            <text:p>179</text:p>
          </table:table-cell>
          <table:table-cell table:style-name="ce40" office:value-type="string" calcext:value-type="string">
            <text:p>20945 20 005 100</text:p>
          </table:table-cell>
          <table:table-cell table:style-name="ce40"/>
          <table:table-cell table:style-name="ce35" table:formula="of:=([.C14]-[.B14])/[.C14]*[.G14]" office:value-type="float" office:value="114.56" calcext:value-type="float">
            <text:p>114.56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M5x16_cyl head</text:p>
          </table:table-cell>
          <table:table-cell table:style-name="ce32" table:formula="of:=SUMIF([$'Fasteners indata from model'.B$1:.B$1048576];[.A15];[$'Fasteners indata from model'.C$1:.C$1048576])" office:value-type="float" office:value="180" calcext:value-type="float">
            <text:p>180</text:p>
          </table:table-cell>
          <table:table-cell table:style-name="ce32" table:formula="of:=[.E15]*[.D15]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00" calcext:value-type="float">
            <text:p>200</text:p>
          </table:table-cell>
          <table:table-cell table:style-name="ce35" office:value-type="float" office:value="192" calcext:value-type="float">
            <text:p>192.00</text:p>
          </table:table-cell>
          <table:table-cell table:style-name="ce32" table:formula="of:=[.F15]*[.D15]" office:value-type="float" office:value="192" calcext:value-type="float">
            <text:p>192</text:p>
          </table:table-cell>
          <table:table-cell table:style-name="ce40" office:value-type="string" calcext:value-type="string">
            <text:p>00845 16 005 100</text:p>
          </table:table-cell>
          <table:table-cell table:style-name="ce40"/>
          <table:table-cell table:style-name="ce35" table:formula="of:=([.C15]-[.B15])/[.C15]*[.G15]" office:value-type="float" office:value="19.2" calcext:value-type="float">
            <text:p>19.20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M5 large washer</text:p>
          </table:table-cell>
          <table:table-cell table:style-name="ce32" table:formula="of:=SUMIF([$'Fasteners indata from model'.B$1:.B$1048576];[.A16];[$'Fasteners indata from model'.C$1:.C$1048576])" office:value-type="float" office:value="168" calcext:value-type="float">
            <text:p>168</text:p>
          </table:table-cell>
          <table:table-cell table:style-name="ce32" table:formula="of:=[.E16]*[.D16]" office:value-type="float" office:value="400" calcext:value-type="float">
            <text:p>400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200" calcext:value-type="float">
            <text:p>200</text:p>
          </table:table-cell>
          <table:table-cell table:style-name="ce35" office:value-type="float" office:value="103.08" calcext:value-type="float">
            <text:p>103.08</text:p>
          </table:table-cell>
          <table:table-cell table:style-name="ce32" table:formula="of:=[.F16]*[.D16]" office:value-type="float" office:value="206.16" calcext:value-type="float">
            <text:p>206.16</text:p>
          </table:table-cell>
          <table:table-cell table:style-name="ce40" office:value-type="string" calcext:value-type="string">
            <text:p>04115 15 005 100</text:p>
          </table:table-cell>
          <table:table-cell table:style-name="ce40"/>
          <table:table-cell table:style-name="ce35" table:formula="of:=([.C16]-[.B16])/[.C16]*[.G16]" office:value-type="float" office:value="119.5728" calcext:value-type="float">
            <text:p>119.57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M5x35 cyl head</text:p>
          </table:table-cell>
          <table:table-cell table:style-name="ce32" table:formula="of:=SUMIF([$'Fasteners indata from model'.B$1:.B$1048576];[.A17];[$'Fasteners indata from model'.C$1:.C$1048576])" office:value-type="float" office:value="44" calcext:value-type="float">
            <text:p>44</text:p>
          </table:table-cell>
          <table:table-cell table:style-name="ce32" table:formula="of:=[.E17]*[.D17]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00" calcext:value-type="float">
            <text:p>100</text:p>
          </table:table-cell>
          <table:table-cell table:style-name="ce35" office:value-type="float" office:value="271.24" calcext:value-type="float">
            <text:p>271.24</text:p>
          </table:table-cell>
          <table:table-cell table:style-name="ce32" table:formula="of:=[.F17]*[.D17]" office:value-type="float" office:value="271.24" calcext:value-type="float">
            <text:p>271.24</text:p>
          </table:table-cell>
          <table:table-cell table:style-name="ce40" office:value-type="string" calcext:value-type="string">
            <text:p>009705 35 005 100</text:p>
          </table:table-cell>
          <table:table-cell table:style-name="ce40"/>
          <table:table-cell table:style-name="ce35" table:formula="of:=([.C17]-[.B17])/[.C17]*[.G17]" office:value-type="float" office:value="151.8944" calcext:value-type="float">
            <text:p>151.89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29" office:value-type="string" calcext:value-type="string">
            <text:p>5x50 wood screw flat neck</text:p>
          </table:table-cell>
          <table:table-cell table:style-name="ce32" table:formula="of:=SUMIF([$'Fasteners indata from model'.B$1:.B$1048576];[.A18];[$'Fasteners indata from model'.C$1:.C$1048576])" office:value-type="float" office:value="214" calcext:value-type="float">
            <text:p>214</text:p>
          </table:table-cell>
          <table:table-cell table:style-name="ce32" table:formula="of:=[.E18]*[.D18]" office:value-type="float" office:value="250" calcext:value-type="float">
            <text:p>250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250" calcext:value-type="float">
            <text:p>250</text:p>
          </table:table-cell>
          <table:table-cell table:style-name="ce35" office:value-type="float" office:value="343.21" calcext:value-type="float">
            <text:p>343.21</text:p>
          </table:table-cell>
          <table:table-cell table:style-name="ce32" table:formula="of:=[.F18]*[.D18]" office:value-type="float" office:value="343.21" calcext:value-type="float">
            <text:p>343.21</text:p>
          </table:table-cell>
          <table:table-cell table:style-name="ce40" office:value-type="string" calcext:value-type="string">
            <text:p>017015050 008 250</text:p>
          </table:table-cell>
          <table:table-cell table:style-name="ce40"/>
          <table:table-cell table:style-name="ce35" table:formula="of:=([.C18]-[.B18])/[.C18]*[.G18]" office:value-type="float" office:value="49.42224" calcext:value-type="float">
            <text:p>49.42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31"/>
          <table:table-cell table:style-name="ce33" table:formula="of:=SUM([.B2:.B18])" office:value-type="float" office:value="844" calcext:value-type="float">
            <text:p>844</text:p>
          </table:table-cell>
          <table:table-cell table:style-name="ce33" table:formula="of:=SUM([.C2:.C18])" office:value-type="float" office:value="1860" calcext:value-type="float">
            <text:p>1860</text:p>
          </table:table-cell>
          <table:table-cell table:style-name="ce32" table:number-columns-repeated="2"/>
          <table:table-cell table:style-name="ce38" table:formula="of:=SUM([.F2:.F18])" office:value-type="float" office:value="1642.38" calcext:value-type="float">
            <text:p>1642.38</text:p>
          </table:table-cell>
          <table:table-cell table:style-name="ce33" table:formula="of:=SUM([.G2:.G18])" office:value-type="float" office:value="1825.2" calcext:value-type="float">
            <text:p>1825.2</text:p>
          </table:table-cell>
          <table:table-cell table:style-name="ce40" table:number-columns-repeated="2"/>
          <table:table-cell table:style-name="ce38" table:formula="of:=SUM([.J2:.J18])" office:value-type="float" office:value="836.29104" calcext:value-type="float">
            <text:p>836.29</text:p>
          </table:table-cell>
          <table:table-cell table:style-name="ce32"/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Cost summary'.$A$1" table:cell-range-address="$'Fasteners pivot BUY THESE'.$A$1:.$K$18"/>
        </table:named-expressions>
      </table:table>
      <table:table table:name="humphrey v4 excenters MAKE THESE" table:style-name="ta4">
        <table:table-column table:style-name="co2" table:number-columns-repeated="1024" table:default-cell-style-name="Default"/>
        <table:table-row table:style-name="ro1">
          <table:table-cell table:style-name="ce42" office:value-type="string" calcext:value-type="string">
            <text:p>Where</text:p>
          </table:table-cell>
          <table:table-cell table:style-name="ce42" office:value-type="string" calcext:value-type="string">
            <text:p>Centers</text:p>
          </table:table-cell>
          <table:table-cell table:style-name="ce42" office:value-type="string" calcext:value-type="string">
            <text:p>Excenters</text:p>
          </table:table-cell>
          <table:table-cell table:style-name="ce42" office:value-type="string" calcext:value-type="string">
            <text:p>to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 axis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3" table:formula="of:=SUM([.B2:.C2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 axis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3" table:formula="of:=SUM([.B3:.C3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 axis 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SUM([.B4:.C4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 axis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SUM([.B5:.C5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are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" table:formula="of:=SUM([.B6:.C6]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Needed</text:p>
          </table:table-cell>
          <table:table-cell table:style-name="ce44" table:formula="of:=SUM([.B2:.B6])" office:value-type="float" office:value="20" calcext:value-type="float">
            <text:p>20</text:p>
          </table:table-cell>
          <table:table-cell table:style-name="ce44" table:formula="of:=SUM([.C2:.C6])" office:value-type="float" office:value="24" calcext:value-type="float">
            <text:p>24</text:p>
          </table:table-cell>
          <table:table-cell table:style-name="ce44"/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steners indata from model" table:style-name="ta5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021" table:default-cell-style-name="Default"/>
        <table:table-row table:style-name="ro1">
          <table:table-cell table:style-name="ce4" office:value-type="string" calcext:value-type="string">
            <text:p>Assembly</text:p>
          </table:table-cell>
          <table:table-cell table:style-name="ce2" office:value-type="string" calcext:value-type="string">
            <text:p>Fastener type</text:p>
          </table:table-cell>
          <table:table-cell table:style-name="ce2" office:value-type="string" calcext:value-type="string">
            <text:p>Needed</text:p>
          </table:table-cell>
          <table:table-cell table:style-name="ce2" office:value-type="string" calcext:value-type="string">
            <text:p>SUMIF</text:p>
          </table:table-cell>
          <table:table-cell table:style-name="ce2" office:value-type="string" calcext:value-type="string">
            <text:p>ISFIRST</text:p>
          </table:table-cell>
          <table:table-cell table:style-name="ce2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unt VFD</text:p>
          </table:table-cell>
          <table:table-cell table:style-name="ce2" office:value-type="string" calcext:value-type="string">
            <text:p>4x16wood screw</text:p>
          </table:table-cell>
          <table:table-cell table:style-name="ce2" office:value-type="float" office:value="4" calcext:value-type="float">
            <text:p>4</text:p>
          </table:table-cell>
          <table:table-cell table:formula="of:=SUMIF([.$B$2:.$B1029];[.B2];[.$C$2:.$C1029])" office:value-type="float" office:value="29" calcext:value-type="float">
            <text:p>29</text:p>
          </table:table-cell>
          <table:table-cell table:formula="of:=COUNTIF([.$B$1:.B2];[.B2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gs to underside</text:p>
          </table:table-cell>
          <table:table-cell table:style-name="ce2" office:value-type="string" calcext:value-type="string">
            <text:p>4x40 wood screws</text:p>
          </table:table-cell>
          <table:table-cell table:style-name="ce2" table:formula="of:=12+8" office:value-type="float" office:value="20" calcext:value-type="float">
            <text:p>20</text:p>
          </table:table-cell>
          <table:table-cell table:formula="of:=SUMIF([.$B$2:.$B1030];[.B3];[.$C$2:.$C1030])" office:value-type="float" office:value="20" calcext:value-type="float">
            <text:p>20</text:p>
          </table:table-cell>
          <table:table-cell table:formula="of:=COUNTIF([.$B$1:.B3];[.B3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rsion box</text:p>
          </table:table-cell>
          <table:table-cell table:style-name="ce2" office:value-type="string" calcext:value-type="string">
            <text:p>5x50 wood screw flat neck</text:p>
          </table:table-cell>
          <table:table-cell table:formula="of:=(4*5+3*9+4*2+5*2)*2" office:value-type="float" office:value="130" calcext:value-type="float">
            <text:p>130</text:p>
          </table:table-cell>
          <table:table-cell table:formula="of:=SUMIF([.$B$2:.$B1031];[.B4];[.$C$2:.$C1031])" office:value-type="float" office:value="214" calcext:value-type="float">
            <text:p>214</text:p>
          </table:table-cell>
          <table:table-cell table:formula="of:=COUNTIF([.$B$1:.B4];[.B4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gs </text:p>
          </table:table-cell>
          <table:table-cell table:style-name="ce2" office:value-type="string" calcext:value-type="string">
            <text:p>5x50 wood screw flat neck</text:p>
          </table:table-cell>
          <table:table-cell table:style-name="ce2" table:formula="of:=8*6" office:value-type="float" office:value="48" calcext:value-type="float">
            <text:p>48</text:p>
          </table:table-cell>
          <table:table-cell table:formula="of:=SUMIF([.$B$2:.$B1032];[.B5];[.$C$2:.$C1032])" office:value-type="float" office:value="214" calcext:value-type="float">
            <text:p>214</text:p>
          </table:table-cell>
          <table:table-cell table:formula="of:=COUNTIF([.$B$1:.B5];[.B5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nt VFD pads</text:p>
          </table:table-cell>
          <table:table-cell table:style-name="ce2" office:value-type="string" calcext:value-type="string">
            <text:p>5x50 wood screw flat neck</text:p>
          </table:table-cell>
          <table:table-cell table:style-name="ce2" office:value-type="float" office:value="4" calcext:value-type="float">
            <text:p>4</text:p>
          </table:table-cell>
          <table:table-cell table:formula="of:=SUMIF([.$B$2:.$B1033];[.B6];[.$C$2:.$C1033])" office:value-type="float" office:value="214" calcext:value-type="float">
            <text:p>214</text:p>
          </table:table-cell>
          <table:table-cell table:formula="of:=COUNTIF([.$B$1:.B6];[.B6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-probe </text:p>
          </table:table-cell>
          <table:table-cell table:style-name="ce2" office:value-type="string" calcext:value-type="string">
            <text:p>5x50 wood screw flat neck</text:p>
          </table:table-cell>
          <table:table-cell table:style-name="ce2" office:value-type="float" office:value="4" calcext:value-type="float">
            <text:p>4</text:p>
          </table:table-cell>
          <table:table-cell table:formula="of:=SUMIF([.$B$2:.$B1034];[.B7];[.$C$2:.$C1034])" office:value-type="float" office:value="214" calcext:value-type="float">
            <text:p>214</text:p>
          </table:table-cell>
          <table:table-cell table:formula="of:=COUNTIF([.$B$1:.B7];[.B7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oilboard</text:p>
          </table:table-cell>
          <table:table-cell table:style-name="ce2" office:value-type="string" calcext:value-type="string">
            <text:p>5x50 wood screw flat neck</text:p>
          </table:table-cell>
          <table:table-cell table:style-name="ce2" table:formula="of:=4*7" office:value-type="float" office:value="28" calcext:value-type="float">
            <text:p>28</text:p>
          </table:table-cell>
          <table:table-cell table:formula="of:=SUMIF([.$B$2:.$B1035];[.B8];[.$C$2:.$C1035])" office:value-type="float" office:value="214" calcext:value-type="float">
            <text:p>214</text:p>
          </table:table-cell>
          <table:table-cell table:formula="of:=COUNTIF([.$B$1:.B8];[.B8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legs to box, top sheet to top</text:p>
          </table:table-cell>
          <table:table-cell table:style-name="ce2" office:value-type="string" calcext:value-type="string">
            <text:p>6 mm Wood dowels</text:p>
          </table:table-cell>
          <table:table-cell table:formula="of:=12+4" office:value-type="float" office:value="16" calcext:value-type="float">
            <text:p>16</text:p>
          </table:table-cell>
          <table:table-cell table:formula="of:=SUMIF([.$B$2:.$B1036];[.B9];[.$C$2:.$C1036])" office:value-type="float" office:value="16" calcext:value-type="float">
            <text:p>16</text:p>
          </table:table-cell>
          <table:table-cell table:formula="of:=COUNTIF([.$B$1:.B9];[.B9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tors plates to Axis plates</text:p>
          </table:table-cell>
          <table:table-cell table:style-name="ce2" office:value-type="string" calcext:value-type="string">
            <text:p>M5 large washer</text:p>
          </table:table-cell>
          <table:table-cell table:formula="of:=4*4" office:value-type="float" office:value="16" calcext:value-type="float">
            <text:p>16</text:p>
          </table:table-cell>
          <table:table-cell table:formula="of:=SUMIF([.$B$2:.$B1037];[.B10];[.$C$2:.$C1037])" office:value-type="float" office:value="168" calcext:value-type="float">
            <text:p>168</text:p>
          </table:table-cell>
          <table:table-cell table:formula="of:=COUNTIF([.$B$1:.B10];[.B10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arings</text:p>
          </table:table-cell>
          <table:table-cell table:style-name="ce2" office:value-type="string" calcext:value-type="string">
            <text:p>M5 large washer</text:p>
          </table:table-cell>
          <table:table-cell table:formula="of:=36*3" office:value-type="float" office:value="108" calcext:value-type="float">
            <text:p>108</text:p>
          </table:table-cell>
          <table:table-cell table:formula="of:=SUMIF([.$B$2:.$B1038];[.B11];[.$C$2:.$C1038])" office:value-type="float" office:value="168" calcext:value-type="float">
            <text:p>168</text:p>
          </table:table-cell>
          <table:table-cell table:formula="of:=COUNTIF([.$B$1:.B11];[.B11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 rails to nuts</text:p>
          </table:table-cell>
          <table:table-cell table:style-name="ce2" office:value-type="string" calcext:value-type="string">
            <text:p>M5 large washer</text:p>
          </table:table-cell>
          <table:table-cell table:formula="of:=(16+6)*2" office:value-type="float" office:value="44" calcext:value-type="float">
            <text:p>44</text:p>
          </table:table-cell>
          <table:table-cell table:formula="of:=SUMIF([.$B$2:.$B1039];[.B12];[.$C$2:.$C1039])" office:value-type="float" office:value="168" calcext:value-type="float">
            <text:p>168</text:p>
          </table:table-cell>
          <table:table-cell table:formula="of:=COUNTIF([.$B$1:.B12];[.B12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ntry feet, both</text:p>
          </table:table-cell>
          <table:table-cell table:style-name="ce2" office:value-type="string" calcext:value-type="string">
            <text:p>M5x16_cyl head</text:p>
          </table:table-cell>
          <table:table-cell table:style-name="ce2" office:value-type="float" office:value="20" calcext:value-type="float">
            <text:p>20</text:p>
          </table:table-cell>
          <table:table-cell table:formula="of:=SUMIF([.$B$2:.$B1040];[.B13];[.$C$2:.$C1040])" office:value-type="float" office:value="180" calcext:value-type="float">
            <text:p>180</text:p>
          </table:table-cell>
          <table:table-cell table:formula="of:=COUNTIF([.$B$1:.B13];[.B13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-sole</text:p>
          </table:table-cell>
          <table:table-cell table:style-name="ce2" office:value-type="string" calcext:value-type="string">
            <text:p>M5x16_cyl head</text:p>
          </table:table-cell>
          <table:table-cell table:style-name="ce2" office:value-type="float" office:value="24" calcext:value-type="float">
            <text:p>24</text:p>
          </table:table-cell>
          <table:table-cell table:formula="of:=SUMIF([.$B$2:.$B1041];[.B14];[.$C$2:.$C1041])" office:value-type="float" office:value="180" calcext:value-type="float">
            <text:p>180</text:p>
          </table:table-cell>
          <table:table-cell table:formula="of:=COUNTIF([.$B$1:.B14];[.B14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les to feet</text:p>
          </table:table-cell>
          <table:table-cell table:style-name="ce2" office:value-type="string" calcext:value-type="string">
            <text:p>M5x16_cyl head</text:p>
          </table:table-cell>
          <table:table-cell table:style-name="ce2" office:value-type="float" office:value="8" calcext:value-type="float">
            <text:p>8</text:p>
          </table:table-cell>
          <table:table-cell table:formula="of:=SUMIF([.$B$2:.$B1042];[.B15];[.$C$2:.$C1042])" office:value-type="float" office:value="180" calcext:value-type="float">
            <text:p>180</text:p>
          </table:table-cell>
          <table:table-cell table:formula="of:=COUNTIF([.$B$1:.B15];[.B15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antry ribs, top and bottom</text:p>
          </table:table-cell>
          <table:table-cell table:style-name="ce2" office:value-type="string" calcext:value-type="string">
            <text:p>M5x16_cyl head</text:p>
          </table:table-cell>
          <table:table-cell table:style-name="ce2" office:value-type="float" office:value="20" calcext:value-type="float">
            <text:p>20</text:p>
          </table:table-cell>
          <table:table-cell table:formula="of:=SUMIF([.$B$2:.$B1043];[.B16];[.$C$2:.$C1043])" office:value-type="float" office:value="180" calcext:value-type="float">
            <text:p>180</text:p>
          </table:table-cell>
          <table:table-cell table:formula="of:=COUNTIF([.$B$1:.B16];[.B16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tach both feet to gantry</text:p>
          </table:table-cell>
          <table:table-cell table:style-name="ce2" office:value-type="string" calcext:value-type="string">
            <text:p>M5x16_cyl head</text:p>
          </table:table-cell>
          <table:table-cell table:style-name="ce2" office:value-type="float" office:value="12" calcext:value-type="float">
            <text:p>12</text:p>
          </table:table-cell>
          <table:table-cell table:formula="of:=SUMIF([.$B$2:.$B1044];[.B17];[.$C$2:.$C1044])" office:value-type="float" office:value="180" calcext:value-type="float">
            <text:p>180</text:p>
          </table:table-cell>
          <table:table-cell table:formula="of:=COUNTIF([.$B$1:.B17];[.B17]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-axis to gantry</text:p>
          </table:table-cell>
          <table:table-cell table:style-name="ce2" office:value-type="string" calcext:value-type="string">
            <text:p>M5x16_cyl head</text:p>
          </table:table-cell>
          <table:table-cell table:formula="of:=18+8" office:value-type="float" office:value="26" calcext:value-type="float">
            <text:p>26</text:p>
          </table:table-cell>
          <table:table-cell table:formula="of:=SUMIF([.$B$2:.$B1045];[.B18];[.$C$2:.$C1045])" office:value-type="float" office:value="180" calcext:value-type="float">
            <text:p>180</text:p>
          </table:table-cell>
          <table:table-cell table:formula="of:=COUNTIF([.$B$1:.B18];[.B18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s and backside to gantry</text:p>
          </table:table-cell>
          <table:table-cell table:style-name="ce2" office:value-type="string" calcext:value-type="string">
            <text:p>M5x16_cyl head</text:p>
          </table:table-cell>
          <table:table-cell table:style-name="ce2" office:value-type="float" office:value="20" calcext:value-type="float">
            <text:p>20</text:p>
          </table:table-cell>
          <table:table-cell table:formula="of:=SUMIF([.$B$2:.$B1046];[.B19];[.$C$2:.$C1046])" office:value-type="float" office:value="180" calcext:value-type="float">
            <text:p>180</text:p>
          </table:table-cell>
          <table:table-cell table:formula="of:=COUNTIF([.$B$1:.B19];[.B19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axis plate and sensor holder</text:p>
          </table:table-cell>
          <table:table-cell table:style-name="ce2" office:value-type="string" calcext:value-type="string">
            <text:p>M5x16_cyl head</text:p>
          </table:table-cell>
          <table:table-cell table:style-name="ce2" office:value-type="float" office:value="8" calcext:value-type="float">
            <text:p>8</text:p>
          </table:table-cell>
          <table:table-cell table:formula="of:=SUMIF([.$B$2:.$B1047];[.B20];[.$C$2:.$C1047])" office:value-type="float" office:value="180" calcext:value-type="float">
            <text:p>180</text:p>
          </table:table-cell>
          <table:table-cell table:formula="of:=COUNTIF([.$B$1:.B20];[.B20]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axis plate, sensor holder and chain arm</text:p>
          </table:table-cell>
          <table:table-cell table:style-name="ce2" office:value-type="string" calcext:value-type="string">
            <text:p>M5x16_cyl head</text:p>
          </table:table-cell>
          <table:table-cell table:style-name="ce2" office:value-type="float" office:value="14" calcext:value-type="float">
            <text:p>14</text:p>
          </table:table-cell>
          <table:table-cell table:formula="of:=SUMIF([.$B$2:.$B1048];[.B21];[.$C$2:.$C1048])" office:value-type="float" office:value="180" calcext:value-type="float">
            <text:p>180</text:p>
          </table:table-cell>
          <table:table-cell table:formula="of:=COUNTIF([.$B$1:.B21];[.B21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 to X axis plate</text:p>
          </table:table-cell>
          <table:table-cell table:style-name="ce2" office:value-type="string" calcext:value-type="string">
            <text:p>M5x16_cyl head</text:p>
          </table:table-cell>
          <table:table-cell table:style-name="ce2" office:value-type="float" office:value="4" calcext:value-type="float">
            <text:p>4</text:p>
          </table:table-cell>
          <table:table-cell table:formula="of:=SUMIF([.$B$2:.$B1049];[.B22];[.$C$2:.$C1049])" office:value-type="float" office:value="180" calcext:value-type="float">
            <text:p>180</text:p>
          </table:table-cell>
          <table:table-cell table:formula="of:=COUNTIF([.$B$1:.B22];[.B22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tors plates to Axis plates</text:p>
          </table:table-cell>
          <table:table-cell table:style-name="ce2" office:value-type="string" calcext:value-type="string">
            <text:p>M5x16_cyl head</text:p>
          </table:table-cell>
          <table:table-cell table:formula="of:=4*4" office:value-type="float" office:value="16" calcext:value-type="float">
            <text:p>16</text:p>
          </table:table-cell>
          <table:table-cell table:formula="of:=SUMIF([.$B$2:.$B1050];[.B23];[.$C$2:.$C1050])" office:value-type="float" office:value="180" calcext:value-type="float">
            <text:p>180</text:p>
          </table:table-cell>
          <table:table-cell table:formula="of:=COUNTIF([.$B$1:.B23];[.B23]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unt echains</text:p>
          </table:table-cell>
          <table:table-cell table:style-name="ce2" office:value-type="string" calcext:value-type="string">
            <text:p>M5x16_cyl head</text:p>
          </table:table-cell>
          <table:table-cell table:style-name="ce2" office:value-type="float" office:value="8" calcext:value-type="float">
            <text:p>8</text:p>
          </table:table-cell>
          <table:table-cell table:formula="of:=SUMIF([.$B$2:.$B1051];[.B24];[.$C$2:.$C1051])" office:value-type="float" office:value="180" calcext:value-type="float">
            <text:p>180</text:p>
          </table:table-cell>
          <table:table-cell table:formula="of:=COUNTIF([.$B$1:.B24];[.B24])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tor spacer and plate</text:p>
          </table:table-cell>
          <table:table-cell table:style-name="ce2" office:value-type="string" calcext:value-type="string">
            <text:p>M5x20_cyl head</text:p>
          </table:table-cell>
          <table:table-cell table:formula="of:=4*4" office:value-type="float" office:value="16" calcext:value-type="float">
            <text:p>16</text:p>
          </table:table-cell>
          <table:table-cell table:formula="of:=SUMIF([.$B$2:.$B1052];[.B25];[.$C$2:.$C1052])" office:value-type="float" office:value="16" calcext:value-type="float">
            <text:p>16</text:p>
          </table:table-cell>
          <table:table-cell table:formula="of:=COUNTIF([.$B$1:.B25];[.B25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ing bearings</text:p>
          </table:table-cell>
          <table:table-cell table:style-name="ce2" office:value-type="string" calcext:value-type="string">
            <text:p>M5x20 conic sunk head</text:p>
          </table:table-cell>
          <table:table-cell table:style-name="ce2" office:value-type="float" office:value="36" calcext:value-type="float">
            <text:p>36</text:p>
          </table:table-cell>
          <table:table-cell table:formula="of:=SUMIF([.$B$2:.$B1053];[.B26];[.$C$2:.$C1053])" office:value-type="float" office:value="36" calcext:value-type="float">
            <text:p>36</text:p>
          </table:table-cell>
          <table:table-cell table:formula="of:=COUNTIF([.$B$1:.B26];[.B26])" office:value-type="float" office:value="1" calcext:value-type="float">
            <text:p>1</text:p>
          </table:table-cell>
          <table:table-cell table:style-name="ce2" office:value-type="string" calcext:value-type="string">
            <text:p>Can be 25 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xed bearings</text:p>
          </table:table-cell>
          <table:table-cell table:style-name="ce2" office:value-type="string" calcext:value-type="string">
            <text:p>M5x20 hex head</text:p>
          </table:table-cell>
          <table:table-cell table:style-name="ce2" office:value-type="float" office:value="36" calcext:value-type="float">
            <text:p>36</text:p>
          </table:table-cell>
          <table:table-cell table:formula="of:=SUMIF([.$B$2:.$B1054];[.B27];[.$C$2:.$C1054])" office:value-type="float" office:value="36" calcext:value-type="float">
            <text:p>36</text:p>
          </table:table-cell>
          <table:table-cell table:formula="of:=COUNTIF([.$B$1:.B27];[.B27])" office:value-type="float" office:value="1" calcext:value-type="float">
            <text:p>1</text:p>
          </table:table-cell>
          <table:table-cell table:style-name="ce2" office:value-type="string" calcext:value-type="string">
            <text:p>Can be 25 m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 rails to nuts</text:p>
          </table:table-cell>
          <table:table-cell table:style-name="ce2" office:value-type="string" calcext:value-type="string">
            <text:p>M5x35 cyl head</text:p>
          </table:table-cell>
          <table:table-cell table:formula="of:=(16+6)*2" office:value-type="float" office:value="44" calcext:value-type="float">
            <text:p>44</text:p>
          </table:table-cell>
          <table:table-cell table:formula="of:=SUMIF([.$B$2:.$B1055];[.B28];[.$C$2:.$C1055])" office:value-type="float" office:value="44" calcext:value-type="float">
            <text:p>44</text:p>
          </table:table-cell>
          <table:table-cell table:formula="of:=COUNTIF([.$B$1:.B28];[.B28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indle to z axis</text:p>
          </table:table-cell>
          <table:table-cell table:style-name="ce2" office:value-type="string" calcext:value-type="string">
            <text:p>M6x20 cyl head</text:p>
          </table:table-cell>
          <table:table-cell table:style-name="ce2" office:value-type="float" office:value="8" calcext:value-type="float">
            <text:p>8</text:p>
          </table:table-cell>
          <table:table-cell table:formula="of:=SUMIF([.$B$2:.$B1056];[.B29];[.$C$2:.$C1056])" office:value-type="float" office:value="8" calcext:value-type="float">
            <text:p>8</text:p>
          </table:table-cell>
          <table:table-cell table:formula="of:=COUNTIF([.$B$1:.B29];[.B29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indle to z axis</text:p>
          </table:table-cell>
          <table:table-cell table:style-name="ce2" office:value-type="string" calcext:value-type="string">
            <text:p>M6 nut</text:p>
          </table:table-cell>
          <table:table-cell table:style-name="ce2" office:value-type="float" office:value="8" calcext:value-type="float">
            <text:p>8</text:p>
          </table:table-cell>
          <table:table-cell table:formula="of:=SUMIF([.$B$2:.$B1057];[.B30];[.$C$2:.$C1057])" office:value-type="float" office:value="8" calcext:value-type="float">
            <text:p>8</text:p>
          </table:table-cell>
          <table:table-cell table:formula="of:=COUNTIF([.$B$1:.B30];[.B30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dstops spacers</text:p>
          </table:table-cell>
          <table:table-cell table:style-name="ce2" office:value-type="string" calcext:value-type="string">
            <text:p>M5 nut</text:p>
          </table:table-cell>
          <table:table-cell table:style-name="ce2" table:formula="of:=14" office:value-type="float" office:value="14" calcext:value-type="float">
            <text:p>14</text:p>
          </table:table-cell>
          <table:table-cell table:formula="of:=SUMIF([.$B$2:.$B1058];[.B31];[.$C$2:.$C1058])" office:value-type="float" office:value="14" calcext:value-type="float">
            <text:p>14</text:p>
          </table:table-cell>
          <table:table-cell table:formula="of:=COUNTIF([.$B$1:.B31];[.B31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g feet</text:p>
          </table:table-cell>
          <table:table-cell table:style-name="ce2" office:value-type="string" calcext:value-type="string">
            <text:p>M8 large washer</text:p>
          </table:table-cell>
          <table:table-cell table:style-name="ce2" office:value-type="float" office:value="6" calcext:value-type="float">
            <text:p>6</text:p>
          </table:table-cell>
          <table:table-cell table:formula="of:=SUMIF([.$B$2:.$B1059];[.B32];[.$C$2:.$C1059])" office:value-type="float" office:value="12" calcext:value-type="float">
            <text:p>12</text:p>
          </table:table-cell>
          <table:table-cell table:formula="of:=COUNTIF([.$B$1:.B32];[.B32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et topside nuts to stablice</text:p>
          </table:table-cell>
          <table:table-cell table:style-name="ce2" office:value-type="string" calcext:value-type="string">
            <text:p>M8 large washer</text:p>
          </table:table-cell>
          <table:table-cell table:style-name="ce2" office:value-type="float" office:value="6" calcext:value-type="float">
            <text:p>6</text:p>
          </table:table-cell>
          <table:table-cell table:formula="of:=SUMIF([.$B$2:.$B1060];[.B33];[.$C$2:.$C1060])" office:value-type="float" office:value="12" calcext:value-type="float">
            <text:p>12</text:p>
          </table:table-cell>
          <table:table-cell table:formula="of:=COUNTIF([.$B$1:.B33];[.B33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et topside nuts to stablice</text:p>
          </table:table-cell>
          <table:table-cell table:style-name="ce2" office:value-type="string" calcext:value-type="string">
            <text:p>M8 nut</text:p>
          </table:table-cell>
          <table:table-cell table:style-name="ce2" office:value-type="float" office:value="6" calcext:value-type="float">
            <text:p>6</text:p>
          </table:table-cell>
          <table:table-cell table:formula="of:=SUMIF([.$B$2:.$B1061];[.B34];[.$C$2:.$C1061])" office:value-type="float" office:value="6" calcext:value-type="float">
            <text:p>6</text:p>
          </table:table-cell>
          <table:table-cell table:formula="of:=COUNTIF([.$B$1:.B34];[.B34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sten leather to dust shoe</text:p>
          </table:table-cell>
          <table:table-cell table:style-name="ce2" office:value-type="string" calcext:value-type="string">
            <text:p>4x16wood screw</text:p>
          </table:table-cell>
          <table:table-cell table:style-name="ce2" office:value-type="float" office:value="25" calcext:value-type="float">
            <text:p>25</text:p>
          </table:table-cell>
          <table:table-cell table:formula="of:=SUMIF([.$B$2:.$B1062];[.B35];[.$C$2:.$C1062])" office:value-type="float" office:value="29" calcext:value-type="float">
            <text:p>29</text:p>
          </table:table-cell>
          <table:table-cell table:formula="of:=COUNTIF([.$B$1:.B35];[.B35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sten leather to dust shoe</text:p>
          </table:table-cell>
          <table:table-cell table:style-name="ce2" office:value-type="string" calcext:value-type="string">
            <text:p>M4 washer</text:p>
          </table:table-cell>
          <table:table-cell table:style-name="ce2" office:value-type="float" office:value="25" calcext:value-type="float">
            <text:p>25</text:p>
          </table:table-cell>
          <table:table-cell table:formula="of:=SUMIF([.$B$2:.$B1063];[.B36];[.$C$2:.$C1063])" office:value-type="float" office:value="25" calcext:value-type="float">
            <text:p>25</text:p>
          </table:table-cell>
          <table:table-cell table:formula="of:=COUNTIF([.$B$1:.B36];[.B36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sten pinions</text:p>
          </table:table-cell>
          <table:table-cell table:style-name="ce2" office:value-type="string" calcext:value-type="string">
            <text:p>M5 stud screw</text:p>
          </table:table-cell>
          <table:table-cell table:formula="of:=4*3" office:value-type="float" office:value="12" calcext:value-type="float">
            <text:p>12</text:p>
          </table:table-cell>
          <table:table-cell table:formula="of:=SUMIF([.$B$2:.$B1064];[.B37];[.$C$2:.$C1064])" office:value-type="float" office:value="12" calcext:value-type="float">
            <text:p>12</text:p>
          </table:table-cell>
          <table:table-cell table:formula="of:=COUNTIF([.$B$1:.B37];[.B37])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Cost summary'.$A$1" table:cell-range-address="$'Fasteners indata from model'.$A$1:.$F$36"/>
        </table:named-expressions>
      </table:table>
      <table:table table:name="Currency rates" table:style-name="ta6">
        <table:table-column table:style-name="co2" table:number-columns-repeated="1024" table:default-cell-style-name="Default"/>
        <table:table-row table:style-name="ro1">
          <table:table-cell table:style-name="ce2" office:value-type="string" calcext:value-type="string">
            <text:p>As of 22/01/2019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In US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K</text:p>
          </table:table-cell>
          <table:table-cell table:style-name="ce2" office:value-type="float" office:value="0.116234" calcext:value-type="float">
            <text:p>0.1162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BP</text:p>
          </table:table-cell>
          <table:table-cell table:style-name="ce2" office:value-type="float" office:value="1.294255" calcext:value-type="float">
            <text:p>1.294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In NO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D</text:p>
          </table:table-cell>
          <table:table-cell table:style-name="ce2" office:value-type="float" office:value="8.60333465" calcext:value-type="float">
            <text:p>8.6033346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BP</text:p>
          </table:table-cell>
          <table:table-cell table:style-name="ce2" office:value-type="float" office:value="11.1349089" calcext:value-type="float">
            <text:p>11.134908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 indata" table:style-name="ta7">
        <table:table-column table:style-name="co2" table:number-columns-repeated="1024" table:default-cell-style-name="Default"/>
        <table:table-row table:style-name="ro1">
          <table:table-cell table:style-name="ce45" table:formula="of:=[$'BOM Humphrey BUY THESE'.B1]" office:value-type="string" office:string-value="Category" calcext:value-type="string">
            <text:p>Category</text:p>
          </table:table-cell>
          <table:table-cell table:style-name="ce45" table:formula="of:=[$'BOM Humphrey BUY THESE'.C1]" office:value-type="string" office:string-value="Sub category" calcext:value-type="string">
            <text:p>Sub category</text:p>
          </table:table-cell>
          <table:table-cell table:style-name="ce47" table:formula="of:=[$'BOM Humphrey BUY THESE'.L1]" office:value-type="string" office:string-value="NOK tot Rounded " calcext:value-type="string">
            <text:p>NOK tot Rounded 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];[$'BOM Humphrey BUY THESE'.B2];&quot;&quot;)">
            <text:p/>
          </table:table-cell>
          <table:table-cell table:formula="of:=IF([.A2]=&quot;&quot;;&quot;&quot;;[$'BOM Humphrey BUY THESE'.C2])">
            <text:p/>
          </table:table-cell>
          <table:table-cell table:formula="of:=IF([.B2]=&quot;&quot;;&quot;&quot;;[$'BOM Humphrey BUY THESE'.L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];[$'BOM Humphrey BUY THESE'.B3];&quot;&quot;)">
            <text:p/>
          </table:table-cell>
          <table:table-cell table:formula="of:=IF([.A3]=&quot;&quot;;&quot;&quot;;[$'BOM Humphrey BUY THESE'.C3])">
            <text:p/>
          </table:table-cell>
          <table:table-cell table:formula="of:=IF([.B3]=&quot;&quot;;&quot;&quot;;[$'BOM Humphrey BUY THESE'.L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];[$'BOM Humphrey BUY THESE'.B4];&quot;&quot;)">
            <text:p/>
          </table:table-cell>
          <table:table-cell table:formula="of:=IF([.A4]=&quot;&quot;;&quot;&quot;;[$'BOM Humphrey BUY THESE'.C4])">
            <text:p/>
          </table:table-cell>
          <table:table-cell table:formula="of:=IF([.B4]=&quot;&quot;;&quot;&quot;;[$'BOM Humphrey BUY THESE'.L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];[$'BOM Humphrey BUY THESE'.B5];&quot;&quot;)">
            <text:p/>
          </table:table-cell>
          <table:table-cell table:formula="of:=IF([.A5]=&quot;&quot;;&quot;&quot;;[$'BOM Humphrey BUY THESE'.C5])">
            <text:p/>
          </table:table-cell>
          <table:table-cell table:formula="of:=IF([.B5]=&quot;&quot;;&quot;&quot;;[$'BOM Humphrey BUY THESE'.L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];[$'BOM Humphrey BUY THESE'.B6];&quot;&quot;)">
            <text:p/>
          </table:table-cell>
          <table:table-cell table:formula="of:=IF([.A6]=&quot;&quot;;&quot;&quot;;[$'BOM Humphrey BUY THESE'.C6])">
            <text:p/>
          </table:table-cell>
          <table:table-cell table:formula="of:=IF([.B6]=&quot;&quot;;&quot;&quot;;[$'BOM Humphrey BUY THESE'.L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];[$'BOM Humphrey BUY THESE'.B7];&quot;&quot;)">
            <text:p/>
          </table:table-cell>
          <table:table-cell table:formula="of:=IF([.A7]=&quot;&quot;;&quot;&quot;;[$'BOM Humphrey BUY THESE'.C7])">
            <text:p/>
          </table:table-cell>
          <table:table-cell table:formula="of:=IF([.B7]=&quot;&quot;;&quot;&quot;;[$'BOM Humphrey BUY THESE'.L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];[$'BOM Humphrey BUY THESE'.B8];&quot;&quot;)">
            <text:p/>
          </table:table-cell>
          <table:table-cell table:formula="of:=IF([.A8]=&quot;&quot;;&quot;&quot;;[$'BOM Humphrey BUY THESE'.C8])">
            <text:p/>
          </table:table-cell>
          <table:table-cell table:formula="of:=IF([.B8]=&quot;&quot;;&quot;&quot;;[$'BOM Humphrey BUY THESE'.L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];[$'BOM Humphrey BUY THESE'.B9];&quot;&quot;)">
            <text:p/>
          </table:table-cell>
          <table:table-cell table:formula="of:=IF([.A9]=&quot;&quot;;&quot;&quot;;[$'BOM Humphrey BUY THESE'.C9])">
            <text:p/>
          </table:table-cell>
          <table:table-cell table:formula="of:=IF([.B9]=&quot;&quot;;&quot;&quot;;[$'BOM Humphrey BUY THESE'.L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];[$'BOM Humphrey BUY THESE'.B10];&quot;&quot;)">
            <text:p/>
          </table:table-cell>
          <table:table-cell table:formula="of:=IF([.A10]=&quot;&quot;;&quot;&quot;;[$'BOM Humphrey BUY THESE'.C10])">
            <text:p/>
          </table:table-cell>
          <table:table-cell table:formula="of:=IF([.B10]=&quot;&quot;;&quot;&quot;;[$'BOM Humphrey BUY THESE'.L1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];[$'BOM Humphrey BUY THESE'.B11];&quot;&quot;)">
            <text:p/>
          </table:table-cell>
          <table:table-cell table:formula="of:=IF([.A11]=&quot;&quot;;&quot;&quot;;[$'BOM Humphrey BUY THESE'.C11])">
            <text:p/>
          </table:table-cell>
          <table:table-cell table:formula="of:=IF([.B11]=&quot;&quot;;&quot;&quot;;[$'BOM Humphrey BUY THESE'.L1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];[$'BOM Humphrey BUY THESE'.B12];&quot;&quot;)">
            <text:p/>
          </table:table-cell>
          <table:table-cell table:formula="of:=IF([.A12]=&quot;&quot;;&quot;&quot;;[$'BOM Humphrey BUY THESE'.C12])">
            <text:p/>
          </table:table-cell>
          <table:table-cell table:formula="of:=IF([.B12]=&quot;&quot;;&quot;&quot;;[$'BOM Humphrey BUY THESE'.L1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];[$'BOM Humphrey BUY THESE'.B13];&quot;&quot;)">
            <text:p/>
          </table:table-cell>
          <table:table-cell table:formula="of:=IF([.A13]=&quot;&quot;;&quot;&quot;;[$'BOM Humphrey BUY THESE'.C13])">
            <text:p/>
          </table:table-cell>
          <table:table-cell table:formula="of:=IF([.B13]=&quot;&quot;;&quot;&quot;;[$'BOM Humphrey BUY THESE'.L1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];[$'BOM Humphrey BUY THESE'.B14];&quot;&quot;)">
            <text:p/>
          </table:table-cell>
          <table:table-cell table:formula="of:=IF([.A14]=&quot;&quot;;&quot;&quot;;[$'BOM Humphrey BUY THESE'.C14])">
            <text:p/>
          </table:table-cell>
          <table:table-cell table:formula="of:=IF([.B14]=&quot;&quot;;&quot;&quot;;[$'BOM Humphrey BUY THESE'.L1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];[$'BOM Humphrey BUY THESE'.B15];&quot;&quot;)">
            <text:p/>
          </table:table-cell>
          <table:table-cell table:formula="of:=IF([.A15]=&quot;&quot;;&quot;&quot;;[$'BOM Humphrey BUY THESE'.C15])">
            <text:p/>
          </table:table-cell>
          <table:table-cell table:formula="of:=IF([.B15]=&quot;&quot;;&quot;&quot;;[$'BOM Humphrey BUY THESE'.L1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6];[$'BOM Humphrey BUY THESE'.B16];&quot;&quot;)">
            <text:p/>
          </table:table-cell>
          <table:table-cell table:formula="of:=IF([.A16]=&quot;&quot;;&quot;&quot;;[$'BOM Humphrey BUY THESE'.C16])">
            <text:p/>
          </table:table-cell>
          <table:table-cell table:formula="of:=IF([.B16]=&quot;&quot;;&quot;&quot;;[$'BOM Humphrey BUY THESE'.L1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7];[$'BOM Humphrey BUY THESE'.B17];&quot;&quot;)">
            <text:p/>
          </table:table-cell>
          <table:table-cell table:formula="of:=IF([.A17]=&quot;&quot;;&quot;&quot;;[$'BOM Humphrey BUY THESE'.C17])">
            <text:p/>
          </table:table-cell>
          <table:table-cell table:formula="of:=IF([.B17]=&quot;&quot;;&quot;&quot;;[$'BOM Humphrey BUY THESE'.L1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8];[$'BOM Humphrey BUY THESE'.B18];&quot;&quot;)">
            <text:p/>
          </table:table-cell>
          <table:table-cell table:formula="of:=IF([.A18]=&quot;&quot;;&quot;&quot;;[$'BOM Humphrey BUY THESE'.C18])">
            <text:p/>
          </table:table-cell>
          <table:table-cell table:formula="of:=IF([.B18]=&quot;&quot;;&quot;&quot;;[$'BOM Humphrey BUY THESE'.L1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9];[$'BOM Humphrey BUY THESE'.B19];&quot;&quot;)">
            <text:p/>
          </table:table-cell>
          <table:table-cell table:formula="of:=IF([.A19]=&quot;&quot;;&quot;&quot;;[$'BOM Humphrey BUY THESE'.C19])">
            <text:p/>
          </table:table-cell>
          <table:table-cell table:formula="of:=IF([.B19]=&quot;&quot;;&quot;&quot;;[$'BOM Humphrey BUY THESE'.L1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0];[$'BOM Humphrey BUY THESE'.B20];&quot;&quot;)">
            <text:p/>
          </table:table-cell>
          <table:table-cell table:formula="of:=IF([.A20]=&quot;&quot;;&quot;&quot;;[$'BOM Humphrey BUY THESE'.C20])">
            <text:p/>
          </table:table-cell>
          <table:table-cell table:formula="of:=IF([.B20]=&quot;&quot;;&quot;&quot;;[$'BOM Humphrey BUY THESE'.L2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1];[$'BOM Humphrey BUY THESE'.B21];&quot;&quot;)">
            <text:p/>
          </table:table-cell>
          <table:table-cell table:formula="of:=IF([.A21]=&quot;&quot;;&quot;&quot;;[$'BOM Humphrey BUY THESE'.C21])">
            <text:p/>
          </table:table-cell>
          <table:table-cell table:formula="of:=IF([.B21]=&quot;&quot;;&quot;&quot;;[$'BOM Humphrey BUY THESE'.L2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2];[$'BOM Humphrey BUY THESE'.B22];&quot;&quot;)">
            <text:p/>
          </table:table-cell>
          <table:table-cell table:formula="of:=IF([.A22]=&quot;&quot;;&quot;&quot;;[$'BOM Humphrey BUY THESE'.C22])">
            <text:p/>
          </table:table-cell>
          <table:table-cell table:formula="of:=IF([.B22]=&quot;&quot;;&quot;&quot;;[$'BOM Humphrey BUY THESE'.L2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3];[$'BOM Humphrey BUY THESE'.B23];&quot;&quot;)">
            <text:p/>
          </table:table-cell>
          <table:table-cell table:formula="of:=IF([.A23]=&quot;&quot;;&quot;&quot;;[$'BOM Humphrey BUY THESE'.C23])">
            <text:p/>
          </table:table-cell>
          <table:table-cell table:formula="of:=IF([.B23]=&quot;&quot;;&quot;&quot;;[$'BOM Humphrey BUY THESE'.L2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4];[$'BOM Humphrey BUY THESE'.B24];&quot;&quot;)">
            <text:p/>
          </table:table-cell>
          <table:table-cell table:formula="of:=IF([.A24]=&quot;&quot;;&quot;&quot;;[$'BOM Humphrey BUY THESE'.C24])">
            <text:p/>
          </table:table-cell>
          <table:table-cell table:formula="of:=IF([.B24]=&quot;&quot;;&quot;&quot;;[$'BOM Humphrey BUY THESE'.L2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5];[$'BOM Humphrey BUY THESE'.B25];&quot;&quot;)">
            <text:p/>
          </table:table-cell>
          <table:table-cell table:formula="of:=IF([.A25]=&quot;&quot;;&quot;&quot;;[$'BOM Humphrey BUY THESE'.C25])">
            <text:p/>
          </table:table-cell>
          <table:table-cell table:formula="of:=IF([.B25]=&quot;&quot;;&quot;&quot;;[$'BOM Humphrey BUY THESE'.L2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6];[$'BOM Humphrey BUY THESE'.B26];&quot;&quot;)">
            <text:p/>
          </table:table-cell>
          <table:table-cell table:formula="of:=IF([.A26]=&quot;&quot;;&quot;&quot;;[$'BOM Humphrey BUY THESE'.C26])">
            <text:p/>
          </table:table-cell>
          <table:table-cell table:formula="of:=IF([.B26]=&quot;&quot;;&quot;&quot;;[$'BOM Humphrey BUY THESE'.L2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7];[$'BOM Humphrey BUY THESE'.B27];&quot;&quot;)">
            <text:p/>
          </table:table-cell>
          <table:table-cell table:formula="of:=IF([.A27]=&quot;&quot;;&quot;&quot;;[$'BOM Humphrey BUY THESE'.C27])">
            <text:p/>
          </table:table-cell>
          <table:table-cell table:formula="of:=IF([.B27]=&quot;&quot;;&quot;&quot;;[$'BOM Humphrey BUY THESE'.L2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8];[$'BOM Humphrey BUY THESE'.B28];&quot;&quot;)">
            <text:p/>
          </table:table-cell>
          <table:table-cell table:formula="of:=IF([.A28]=&quot;&quot;;&quot;&quot;;[$'BOM Humphrey BUY THESE'.C28])">
            <text:p/>
          </table:table-cell>
          <table:table-cell table:formula="of:=IF([.B28]=&quot;&quot;;&quot;&quot;;[$'BOM Humphrey BUY THESE'.L2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29];[$'BOM Humphrey BUY THESE'.B29];&quot;&quot;)">
            <text:p/>
          </table:table-cell>
          <table:table-cell table:formula="of:=IF([.A29]=&quot;&quot;;&quot;&quot;;[$'BOM Humphrey BUY THESE'.C29])">
            <text:p/>
          </table:table-cell>
          <table:table-cell table:formula="of:=IF([.B29]=&quot;&quot;;&quot;&quot;;[$'BOM Humphrey BUY THESE'.L2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0];[$'BOM Humphrey BUY THESE'.B30];&quot;&quot;)">
            <text:p/>
          </table:table-cell>
          <table:table-cell table:formula="of:=IF([.A30]=&quot;&quot;;&quot;&quot;;[$'BOM Humphrey BUY THESE'.C30])">
            <text:p/>
          </table:table-cell>
          <table:table-cell table:formula="of:=IF([.B30]=&quot;&quot;;&quot;&quot;;[$'BOM Humphrey BUY THESE'.L3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1];[$'BOM Humphrey BUY THESE'.B31];&quot;&quot;)">
            <text:p/>
          </table:table-cell>
          <table:table-cell table:formula="of:=IF([.A31]=&quot;&quot;;&quot;&quot;;[$'BOM Humphrey BUY THESE'.C31])">
            <text:p/>
          </table:table-cell>
          <table:table-cell table:formula="of:=IF([.B31]=&quot;&quot;;&quot;&quot;;[$'BOM Humphrey BUY THESE'.L3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2];[$'BOM Humphrey BUY THESE'.B32];&quot;&quot;)">
            <text:p/>
          </table:table-cell>
          <table:table-cell table:formula="of:=IF([.A32]=&quot;&quot;;&quot;&quot;;[$'BOM Humphrey BUY THESE'.C32])">
            <text:p/>
          </table:table-cell>
          <table:table-cell table:formula="of:=IF([.B32]=&quot;&quot;;&quot;&quot;;[$'BOM Humphrey BUY THESE'.L3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3];[$'BOM Humphrey BUY THESE'.B33];&quot;&quot;)">
            <text:p/>
          </table:table-cell>
          <table:table-cell table:formula="of:=IF([.A33]=&quot;&quot;;&quot;&quot;;[$'BOM Humphrey BUY THESE'.C33])">
            <text:p/>
          </table:table-cell>
          <table:table-cell table:formula="of:=IF([.B33]=&quot;&quot;;&quot;&quot;;[$'BOM Humphrey BUY THESE'.L3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4];[$'BOM Humphrey BUY THESE'.B34];&quot;&quot;)">
            <text:p/>
          </table:table-cell>
          <table:table-cell table:formula="of:=IF([.A34]=&quot;&quot;;&quot;&quot;;[$'BOM Humphrey BUY THESE'.C34])">
            <text:p/>
          </table:table-cell>
          <table:table-cell table:formula="of:=IF([.B34]=&quot;&quot;;&quot;&quot;;[$'BOM Humphrey BUY THESE'.L3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5];[$'BOM Humphrey BUY THESE'.B35];&quot;&quot;)">
            <text:p/>
          </table:table-cell>
          <table:table-cell table:formula="of:=IF([.A35]=&quot;&quot;;&quot;&quot;;[$'BOM Humphrey BUY THESE'.C35])">
            <text:p/>
          </table:table-cell>
          <table:table-cell table:formula="of:=IF([.B35]=&quot;&quot;;&quot;&quot;;[$'BOM Humphrey BUY THESE'.L3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6];[$'BOM Humphrey BUY THESE'.B36];&quot;&quot;)">
            <text:p/>
          </table:table-cell>
          <table:table-cell table:formula="of:=IF([.A36]=&quot;&quot;;&quot;&quot;;[$'BOM Humphrey BUY THESE'.C36])">
            <text:p/>
          </table:table-cell>
          <table:table-cell table:formula="of:=IF([.B36]=&quot;&quot;;&quot;&quot;;[$'BOM Humphrey BUY THESE'.L3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7];[$'BOM Humphrey BUY THESE'.B37];&quot;&quot;)">
            <text:p/>
          </table:table-cell>
          <table:table-cell table:formula="of:=IF([.A37]=&quot;&quot;;&quot;&quot;;[$'BOM Humphrey BUY THESE'.C37])">
            <text:p/>
          </table:table-cell>
          <table:table-cell table:formula="of:=IF([.B37]=&quot;&quot;;&quot;&quot;;[$'BOM Humphrey BUY THESE'.L3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8];[$'BOM Humphrey BUY THESE'.B38];&quot;&quot;)">
            <text:p/>
          </table:table-cell>
          <table:table-cell table:formula="of:=IF([.A38]=&quot;&quot;;&quot;&quot;;[$'BOM Humphrey BUY THESE'.C38])">
            <text:p/>
          </table:table-cell>
          <table:table-cell table:formula="of:=IF([.B38]=&quot;&quot;;&quot;&quot;;[$'BOM Humphrey BUY THESE'.L3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39];[$'BOM Humphrey BUY THESE'.B39];&quot;&quot;)">
            <text:p/>
          </table:table-cell>
          <table:table-cell table:formula="of:=IF([.A39]=&quot;&quot;;&quot;&quot;;[$'BOM Humphrey BUY THESE'.C39])">
            <text:p/>
          </table:table-cell>
          <table:table-cell table:formula="of:=IF([.B39]=&quot;&quot;;&quot;&quot;;[$'BOM Humphrey BUY THESE'.L3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0];[$'BOM Humphrey BUY THESE'.B40];&quot;&quot;)">
            <text:p/>
          </table:table-cell>
          <table:table-cell table:formula="of:=IF([.A40]=&quot;&quot;;&quot;&quot;;[$'BOM Humphrey BUY THESE'.C40])">
            <text:p/>
          </table:table-cell>
          <table:table-cell table:formula="of:=IF([.B40]=&quot;&quot;;&quot;&quot;;[$'BOM Humphrey BUY THESE'.L4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1];[$'BOM Humphrey BUY THESE'.B41];&quot;&quot;)">
            <text:p/>
          </table:table-cell>
          <table:table-cell table:formula="of:=IF([.A41]=&quot;&quot;;&quot;&quot;;[$'BOM Humphrey BUY THESE'.C41])">
            <text:p/>
          </table:table-cell>
          <table:table-cell table:formula="of:=IF([.B41]=&quot;&quot;;&quot;&quot;;[$'BOM Humphrey BUY THESE'.L4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2];[$'BOM Humphrey BUY THESE'.B42];&quot;&quot;)" office:value-type="string" office:string-value="Tools and Equipment" calcext:value-type="string">
            <text:p>Tools and Equipment</text:p>
          </table:table-cell>
          <table:table-cell table:formula="of:=IF([.A42]=&quot;&quot;;&quot;&quot;;[$'BOM Humphrey BUY THESE'.C42])" office:value-type="string" office:string-value="Collets" calcext:value-type="string">
            <text:p>Collets</text:p>
          </table:table-cell>
          <table:table-cell table:style-name="ce5" table:formula="of:=IF([.B42]=&quot;&quot;;&quot;&quot;;[$'BOM Humphrey BUY THESE'.L42])" office:value-type="currency" office:currency="SEK" office:value="195" calcext:value-type="currency">
            <text:p>195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3];[$'BOM Humphrey BUY THESE'.B43];&quot;&quot;)" office:value-type="string" office:string-value="Tools and Equipment" calcext:value-type="string">
            <text:p>Tools and Equipment</text:p>
          </table:table-cell>
          <table:table-cell table:formula="of:=IF([.A43]=&quot;&quot;;&quot;&quot;;[$'BOM Humphrey BUY THESE'.C43])" office:value-type="string" office:string-value="Hand tools" calcext:value-type="string">
            <text:p>Hand tools</text:p>
          </table:table-cell>
          <table:table-cell table:style-name="ce5" table:formula="of:=IF([.B43]=&quot;&quot;;&quot;&quot;;[$'BOM Humphrey BUY THESE'.L43])" office:value-type="currency" office:currency="SEK" office:value="85" calcext:value-type="currency">
            <text:p>85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4];[$'BOM Humphrey BUY THESE'.B44];&quot;&quot;)" office:value-type="string" office:string-value="Tools and Equipment" calcext:value-type="string">
            <text:p>Tools and Equipment</text:p>
          </table:table-cell>
          <table:table-cell table:formula="of:=IF([.A44]=&quot;&quot;;&quot;&quot;;[$'BOM Humphrey BUY THESE'.C44])" office:value-type="string" office:string-value="Hand tools" calcext:value-type="string">
            <text:p>Hand tools</text:p>
          </table:table-cell>
          <table:table-cell table:style-name="ce5" table:formula="of:=IF([.B44]=&quot;&quot;;&quot;&quot;;[$'BOM Humphrey BUY THESE'.L44])" office:value-type="currency" office:currency="SEK" office:value="40" calcext:value-type="currency">
            <text:p>40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5];[$'BOM Humphrey BUY THESE'.B45];&quot;&quot;)" office:value-type="string" office:string-value="Tools and Equipment" calcext:value-type="string">
            <text:p>Tools and Equipment</text:p>
          </table:table-cell>
          <table:table-cell table:formula="of:=IF([.A45]=&quot;&quot;;&quot;&quot;;[$'BOM Humphrey BUY THESE'.C45])" office:value-type="string" office:string-value="Hand tools" calcext:value-type="string">
            <text:p>Hand tools</text:p>
          </table:table-cell>
          <table:table-cell table:style-name="ce5" table:formula="of:=IF([.B45]=&quot;&quot;;&quot;&quot;;[$'BOM Humphrey BUY THESE'.L45])" office:value-type="currency" office:currency="SEK" office:value="34" calcext:value-type="currency">
            <text:p>34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6];[$'BOM Humphrey BUY THESE'.B46];&quot;&quot;)" office:value-type="string" office:string-value="Tools and Equipment" calcext:value-type="string">
            <text:p>Tools and Equipment</text:p>
          </table:table-cell>
          <table:table-cell table:formula="of:=IF([.A46]=&quot;&quot;;&quot;&quot;;[$'BOM Humphrey BUY THESE'.C46])" office:value-type="string" office:string-value="Hand tools" calcext:value-type="string">
            <text:p>Hand tools</text:p>
          </table:table-cell>
          <table:table-cell table:style-name="ce5" table:formula="of:=IF([.B46]=&quot;&quot;;&quot;&quot;;[$'BOM Humphrey BUY THESE'.L46])" office:value-type="currency" office:currency="SEK" office:value="34" calcext:value-type="currency">
            <text:p>34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7];[$'BOM Humphrey BUY THESE'.B47];&quot;&quot;)" office:value-type="string" office:string-value="Tools and Equipment" calcext:value-type="string">
            <text:p>Tools and Equipment</text:p>
          </table:table-cell>
          <table:table-cell table:formula="of:=IF([.A47]=&quot;&quot;;&quot;&quot;;[$'BOM Humphrey BUY THESE'.C47])" office:value-type="string" office:string-value="Hand tools" calcext:value-type="string">
            <text:p>Hand tools</text:p>
          </table:table-cell>
          <table:table-cell table:style-name="ce5" table:formula="of:=IF([.B47]=&quot;&quot;;&quot;&quot;;[$'BOM Humphrey BUY THESE'.L47])" office:value-type="currency" office:currency="SEK" office:value="34" calcext:value-type="currency">
            <text:p>34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8];[$'BOM Humphrey BUY THESE'.B48];&quot;&quot;)" office:value-type="string" office:string-value="Tools and Equipment" calcext:value-type="string">
            <text:p>Tools and Equipment</text:p>
          </table:table-cell>
          <table:table-cell table:formula="of:=IF([.A48]=&quot;&quot;;&quot;&quot;;[$'BOM Humphrey BUY THESE'.C48])" office:value-type="string" office:string-value="Hand tools" calcext:value-type="string">
            <text:p>Hand tools</text:p>
          </table:table-cell>
          <table:table-cell table:style-name="ce5" table:formula="of:=IF([.B48]=&quot;&quot;;&quot;&quot;;[$'BOM Humphrey BUY THESE'.L48])" office:value-type="currency" office:currency="SEK" office:value="24" calcext:value-type="currency">
            <text:p>24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49];[$'BOM Humphrey BUY THESE'.B49];&quot;&quot;)" office:value-type="string" office:string-value="Tools and Equipment" calcext:value-type="string">
            <text:p>Tools and Equipment</text:p>
          </table:table-cell>
          <table:table-cell table:formula="of:=IF([.A49]=&quot;&quot;;&quot;&quot;;[$'BOM Humphrey BUY THESE'.C49])" office:value-type="string" office:string-value="Milling bits" calcext:value-type="string">
            <text:p>Milling bits</text:p>
          </table:table-cell>
          <table:table-cell table:style-name="ce5" table:formula="of:=IF([.B49]=&quot;&quot;;&quot;&quot;;[$'BOM Humphrey BUY THESE'.L49])" office:value-type="currency" office:currency="SEK" office:value="771" calcext:value-type="currency">
            <text:p>771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0];[$'BOM Humphrey BUY THESE'.B50];&quot;&quot;)" office:value-type="string" office:string-value="Tools and Equipment" calcext:value-type="string">
            <text:p>Tools and Equipment</text:p>
          </table:table-cell>
          <table:table-cell table:formula="of:=IF([.A50]=&quot;&quot;;&quot;&quot;;[$'BOM Humphrey BUY THESE'.C50])" office:value-type="string" office:string-value="Milling bits" calcext:value-type="string">
            <text:p>Milling bits</text:p>
          </table:table-cell>
          <table:table-cell table:style-name="ce5" table:formula="of:=IF([.B50]=&quot;&quot;;&quot;&quot;;[$'BOM Humphrey BUY THESE'.L50])" office:value-type="currency" office:currency="SEK" office:value="513" calcext:value-type="currency">
            <text:p>513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1];[$'BOM Humphrey BUY THESE'.B51];&quot;&quot;)" office:value-type="string" office:string-value="Tools and Equipment" calcext:value-type="string">
            <text:p>Tools and Equipment</text:p>
          </table:table-cell>
          <table:table-cell table:formula="of:=IF([.A51]=&quot;&quot;;&quot;&quot;;[$'BOM Humphrey BUY THESE'.C51])" office:value-type="string" office:string-value="Milling bits" calcext:value-type="string">
            <text:p>Milling bits</text:p>
          </table:table-cell>
          <table:table-cell table:style-name="ce5" table:formula="of:=IF([.B51]=&quot;&quot;;&quot;&quot;;[$'BOM Humphrey BUY THESE'.L51])" office:value-type="currency" office:currency="SEK" office:value="17" calcext:value-type="currency">
            <text:p>17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2];[$'BOM Humphrey BUY THESE'.B52];&quot;&quot;)" office:value-type="string" office:string-value="Tools and Equipment" calcext:value-type="string">
            <text:p>Tools and Equipment</text:p>
          </table:table-cell>
          <table:table-cell table:formula="of:=IF([.A52]=&quot;&quot;;&quot;&quot;;[$'BOM Humphrey BUY THESE'.C52])" office:value-type="string" office:string-value="Safety equipment" calcext:value-type="string">
            <text:p>Safety equipment</text:p>
          </table:table-cell>
          <table:table-cell table:style-name="ce5" table:formula="of:=IF([.B52]=&quot;&quot;;&quot;&quot;;[$'BOM Humphrey BUY THESE'.L52])" office:value-type="currency" office:currency="SEK" office:value="40" calcext:value-type="currency">
            <text:p>40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3];[$'BOM Humphrey BUY THESE'.B53];&quot;&quot;)" office:value-type="string" office:string-value="Tools and Equipment" calcext:value-type="string">
            <text:p>Tools and Equipment</text:p>
          </table:table-cell>
          <table:table-cell table:formula="of:=IF([.A53]=&quot;&quot;;&quot;&quot;;[$'BOM Humphrey BUY THESE'.C53])" office:value-type="string" office:string-value="Safety equipment" calcext:value-type="string">
            <text:p>Safety equipment</text:p>
          </table:table-cell>
          <table:table-cell table:style-name="ce5" table:formula="of:=IF([.B53]=&quot;&quot;;&quot;&quot;;[$'BOM Humphrey BUY THESE'.L53])" office:value-type="currency" office:currency="SEK" office:value="40" calcext:value-type="currency">
            <text:p>40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4];[$'BOM Humphrey BUY THESE'.B54];&quot;&quot;)" office:value-type="string" office:string-value="Tools and Equipment" calcext:value-type="string">
            <text:p>Tools and Equipment</text:p>
          </table:table-cell>
          <table:table-cell table:formula="of:=IF([.A54]=&quot;&quot;;&quot;&quot;;[$'BOM Humphrey BUY THESE'.C54])" office:value-type="string" office:string-value="Storage" calcext:value-type="string">
            <text:p>Storage</text:p>
          </table:table-cell>
          <table:table-cell table:style-name="ce5" table:formula="of:=IF([.B54]=&quot;&quot;;&quot;&quot;;[$'BOM Humphrey BUY THESE'.L54])" office:value-type="currency" office:currency="SEK" office:value="40" calcext:value-type="currency">
            <text:p>40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5];[$'BOM Humphrey BUY THESE'.B55];&quot;&quot;)" office:value-type="string" office:string-value="Tools and Equipment" calcext:value-type="string">
            <text:p>Tools and Equipment</text:p>
          </table:table-cell>
          <table:table-cell table:formula="of:=IF([.A55]=&quot;&quot;;&quot;&quot;;[$'BOM Humphrey BUY THESE'.C55])" office:value-type="string" office:string-value="Storage" calcext:value-type="string">
            <text:p>Storage</text:p>
          </table:table-cell>
          <table:table-cell table:style-name="ce5" table:formula="of:=IF([.B55]=&quot;&quot;;&quot;&quot;;[$'BOM Humphrey BUY THESE'.L55])" office:value-type="currency" office:currency="SEK" office:value="36" calcext:value-type="currency">
            <text:p>36 kr</text:p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6];[$'BOM Humphrey BUY THESE'.B56];&quot;&quot;)">
            <text:p/>
          </table:table-cell>
          <table:table-cell table:formula="of:=IF([.A56]=&quot;&quot;;&quot;&quot;;[$'BOM Humphrey BUY THESE'.C56])">
            <text:p/>
          </table:table-cell>
          <table:table-cell table:formula="of:=IF([.B56]=&quot;&quot;;&quot;&quot;;[$'BOM Humphrey BUY THESE'.L5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7];[$'BOM Humphrey BUY THESE'.B57];&quot;&quot;)">
            <text:p/>
          </table:table-cell>
          <table:table-cell table:formula="of:=IF([.A57]=&quot;&quot;;&quot;&quot;;[$'BOM Humphrey BUY THESE'.C57])">
            <text:p/>
          </table:table-cell>
          <table:table-cell table:formula="of:=IF([.B57]=&quot;&quot;;&quot;&quot;;[$'BOM Humphrey BUY THESE'.L5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8];[$'BOM Humphrey BUY THESE'.B58];&quot;&quot;)">
            <text:p/>
          </table:table-cell>
          <table:table-cell table:formula="of:=IF([.A58]=&quot;&quot;;&quot;&quot;;[$'BOM Humphrey BUY THESE'.C58])">
            <text:p/>
          </table:table-cell>
          <table:table-cell table:formula="of:=IF([.B58]=&quot;&quot;;&quot;&quot;;[$'BOM Humphrey BUY THESE'.L5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59];[$'BOM Humphrey BUY THESE'.B59];&quot;&quot;)">
            <text:p/>
          </table:table-cell>
          <table:table-cell table:formula="of:=IF([.A59]=&quot;&quot;;&quot;&quot;;[$'BOM Humphrey BUY THESE'.C59])">
            <text:p/>
          </table:table-cell>
          <table:table-cell table:formula="of:=IF([.B59]=&quot;&quot;;&quot;&quot;;[$'BOM Humphrey BUY THESE'.L5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0];[$'BOM Humphrey BUY THESE'.B60];&quot;&quot;)">
            <text:p/>
          </table:table-cell>
          <table:table-cell table:formula="of:=IF([.A60]=&quot;&quot;;&quot;&quot;;[$'BOM Humphrey BUY THESE'.C60])">
            <text:p/>
          </table:table-cell>
          <table:table-cell table:formula="of:=IF([.B60]=&quot;&quot;;&quot;&quot;;[$'BOM Humphrey BUY THESE'.L6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1];[$'BOM Humphrey BUY THESE'.B61];&quot;&quot;)">
            <text:p/>
          </table:table-cell>
          <table:table-cell table:formula="of:=IF([.A61]=&quot;&quot;;&quot;&quot;;[$'BOM Humphrey BUY THESE'.C61])">
            <text:p/>
          </table:table-cell>
          <table:table-cell table:formula="of:=IF([.B61]=&quot;&quot;;&quot;&quot;;[$'BOM Humphrey BUY THESE'.L6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2];[$'BOM Humphrey BUY THESE'.B62];&quot;&quot;)">
            <text:p/>
          </table:table-cell>
          <table:table-cell table:formula="of:=IF([.A62]=&quot;&quot;;&quot;&quot;;[$'BOM Humphrey BUY THESE'.C62])">
            <text:p/>
          </table:table-cell>
          <table:table-cell table:formula="of:=IF([.B62]=&quot;&quot;;&quot;&quot;;[$'BOM Humphrey BUY THESE'.L6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3];[$'BOM Humphrey BUY THESE'.B63];&quot;&quot;)">
            <text:p/>
          </table:table-cell>
          <table:table-cell table:formula="of:=IF([.A63]=&quot;&quot;;&quot;&quot;;[$'BOM Humphrey BUY THESE'.C63])">
            <text:p/>
          </table:table-cell>
          <table:table-cell table:formula="of:=IF([.B63]=&quot;&quot;;&quot;&quot;;[$'BOM Humphrey BUY THESE'.L6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4];[$'BOM Humphrey BUY THESE'.B64];&quot;&quot;)">
            <text:p/>
          </table:table-cell>
          <table:table-cell table:formula="of:=IF([.A64]=&quot;&quot;;&quot;&quot;;[$'BOM Humphrey BUY THESE'.C64])">
            <text:p/>
          </table:table-cell>
          <table:table-cell table:formula="of:=IF([.B64]=&quot;&quot;;&quot;&quot;;[$'BOM Humphrey BUY THESE'.L6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5];[$'BOM Humphrey BUY THESE'.B65];&quot;&quot;)">
            <text:p/>
          </table:table-cell>
          <table:table-cell table:formula="of:=IF([.A65]=&quot;&quot;;&quot;&quot;;[$'BOM Humphrey BUY THESE'.C65])">
            <text:p/>
          </table:table-cell>
          <table:table-cell table:formula="of:=IF([.B65]=&quot;&quot;;&quot;&quot;;[$'BOM Humphrey BUY THESE'.L6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6];[$'BOM Humphrey BUY THESE'.B66];&quot;&quot;)">
            <text:p/>
          </table:table-cell>
          <table:table-cell table:formula="of:=IF([.A66]=&quot;&quot;;&quot;&quot;;[$'BOM Humphrey BUY THESE'.C66])">
            <text:p/>
          </table:table-cell>
          <table:table-cell table:formula="of:=IF([.B66]=&quot;&quot;;&quot;&quot;;[$'BOM Humphrey BUY THESE'.L6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7];[$'BOM Humphrey BUY THESE'.B67];&quot;&quot;)">
            <text:p/>
          </table:table-cell>
          <table:table-cell table:formula="of:=IF([.A67]=&quot;&quot;;&quot;&quot;;[$'BOM Humphrey BUY THESE'.C67])">
            <text:p/>
          </table:table-cell>
          <table:table-cell table:formula="of:=IF([.B67]=&quot;&quot;;&quot;&quot;;[$'BOM Humphrey BUY THESE'.L6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8];[$'BOM Humphrey BUY THESE'.B68];&quot;&quot;)">
            <text:p/>
          </table:table-cell>
          <table:table-cell table:formula="of:=IF([.A68]=&quot;&quot;;&quot;&quot;;[$'BOM Humphrey BUY THESE'.C68])">
            <text:p/>
          </table:table-cell>
          <table:table-cell table:formula="of:=IF([.B68]=&quot;&quot;;&quot;&quot;;[$'BOM Humphrey BUY THESE'.L6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69];[$'BOM Humphrey BUY THESE'.B69];&quot;&quot;)">
            <text:p/>
          </table:table-cell>
          <table:table-cell table:formula="of:=IF([.A69]=&quot;&quot;;&quot;&quot;;[$'BOM Humphrey BUY THESE'.C69])">
            <text:p/>
          </table:table-cell>
          <table:table-cell table:formula="of:=IF([.B69]=&quot;&quot;;&quot;&quot;;[$'BOM Humphrey BUY THESE'.L6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0];[$'BOM Humphrey BUY THESE'.B70];&quot;&quot;)">
            <text:p/>
          </table:table-cell>
          <table:table-cell table:formula="of:=IF([.A70]=&quot;&quot;;&quot;&quot;;[$'BOM Humphrey BUY THESE'.C70])">
            <text:p/>
          </table:table-cell>
          <table:table-cell table:formula="of:=IF([.B70]=&quot;&quot;;&quot;&quot;;[$'BOM Humphrey BUY THESE'.L7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1];[$'BOM Humphrey BUY THESE'.B71];&quot;&quot;)">
            <text:p/>
          </table:table-cell>
          <table:table-cell table:formula="of:=IF([.A71]=&quot;&quot;;&quot;&quot;;[$'BOM Humphrey BUY THESE'.C71])">
            <text:p/>
          </table:table-cell>
          <table:table-cell table:formula="of:=IF([.B71]=&quot;&quot;;&quot;&quot;;[$'BOM Humphrey BUY THESE'.L7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2];[$'BOM Humphrey BUY THESE'.B72];&quot;&quot;)">
            <text:p/>
          </table:table-cell>
          <table:table-cell table:formula="of:=IF([.A72]=&quot;&quot;;&quot;&quot;;[$'BOM Humphrey BUY THESE'.C72])">
            <text:p/>
          </table:table-cell>
          <table:table-cell table:formula="of:=IF([.B72]=&quot;&quot;;&quot;&quot;;[$'BOM Humphrey BUY THESE'.L7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3];[$'BOM Humphrey BUY THESE'.B73];&quot;&quot;)">
            <text:p/>
          </table:table-cell>
          <table:table-cell table:formula="of:=IF([.A73]=&quot;&quot;;&quot;&quot;;[$'BOM Humphrey BUY THESE'.C73])">
            <text:p/>
          </table:table-cell>
          <table:table-cell table:formula="of:=IF([.B73]=&quot;&quot;;&quot;&quot;;[$'BOM Humphrey BUY THESE'.L7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4];[$'BOM Humphrey BUY THESE'.B74];&quot;&quot;)">
            <text:p/>
          </table:table-cell>
          <table:table-cell table:formula="of:=IF([.A74]=&quot;&quot;;&quot;&quot;;[$'BOM Humphrey BUY THESE'.C74])">
            <text:p/>
          </table:table-cell>
          <table:table-cell table:formula="of:=IF([.B74]=&quot;&quot;;&quot;&quot;;[$'BOM Humphrey BUY THESE'.L7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5];[$'BOM Humphrey BUY THESE'.B75];&quot;&quot;)">
            <text:p/>
          </table:table-cell>
          <table:table-cell table:formula="of:=IF([.A75]=&quot;&quot;;&quot;&quot;;[$'BOM Humphrey BUY THESE'.C75])">
            <text:p/>
          </table:table-cell>
          <table:table-cell table:formula="of:=IF([.B75]=&quot;&quot;;&quot;&quot;;[$'BOM Humphrey BUY THESE'.L7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6];[$'BOM Humphrey BUY THESE'.B76];&quot;&quot;)">
            <text:p/>
          </table:table-cell>
          <table:table-cell table:formula="of:=IF([.A76]=&quot;&quot;;&quot;&quot;;[$'BOM Humphrey BUY THESE'.C76])">
            <text:p/>
          </table:table-cell>
          <table:table-cell table:formula="of:=IF([.B76]=&quot;&quot;;&quot;&quot;;[$'BOM Humphrey BUY THESE'.L7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7];[$'BOM Humphrey BUY THESE'.B77];&quot;&quot;)">
            <text:p/>
          </table:table-cell>
          <table:table-cell table:formula="of:=IF([.A77]=&quot;&quot;;&quot;&quot;;[$'BOM Humphrey BUY THESE'.C77])">
            <text:p/>
          </table:table-cell>
          <table:table-cell table:formula="of:=IF([.B77]=&quot;&quot;;&quot;&quot;;[$'BOM Humphrey BUY THESE'.L7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8];[$'BOM Humphrey BUY THESE'.B78];&quot;&quot;)">
            <text:p/>
          </table:table-cell>
          <table:table-cell table:formula="of:=IF([.A78]=&quot;&quot;;&quot;&quot;;[$'BOM Humphrey BUY THESE'.C78])">
            <text:p/>
          </table:table-cell>
          <table:table-cell table:formula="of:=IF([.B78]=&quot;&quot;;&quot;&quot;;[$'BOM Humphrey BUY THESE'.L7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79];[$'BOM Humphrey BUY THESE'.B79];&quot;&quot;)">
            <text:p/>
          </table:table-cell>
          <table:table-cell table:formula="of:=IF([.A79]=&quot;&quot;;&quot;&quot;;[$'BOM Humphrey BUY THESE'.C79])">
            <text:p/>
          </table:table-cell>
          <table:table-cell table:formula="of:=IF([.B79]=&quot;&quot;;&quot;&quot;;[$'BOM Humphrey BUY THESE'.L7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0];[$'BOM Humphrey BUY THESE'.B80];&quot;&quot;)">
            <text:p/>
          </table:table-cell>
          <table:table-cell table:formula="of:=IF([.A80]=&quot;&quot;;&quot;&quot;;[$'BOM Humphrey BUY THESE'.C80])">
            <text:p/>
          </table:table-cell>
          <table:table-cell table:formula="of:=IF([.B80]=&quot;&quot;;&quot;&quot;;[$'BOM Humphrey BUY THESE'.L8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1];[$'BOM Humphrey BUY THESE'.B81];&quot;&quot;)">
            <text:p/>
          </table:table-cell>
          <table:table-cell table:formula="of:=IF([.A81]=&quot;&quot;;&quot;&quot;;[$'BOM Humphrey BUY THESE'.C81])">
            <text:p/>
          </table:table-cell>
          <table:table-cell table:formula="of:=IF([.B81]=&quot;&quot;;&quot;&quot;;[$'BOM Humphrey BUY THESE'.L8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2];[$'BOM Humphrey BUY THESE'.B82];&quot;&quot;)">
            <text:p/>
          </table:table-cell>
          <table:table-cell table:formula="of:=IF([.A82]=&quot;&quot;;&quot;&quot;;[$'BOM Humphrey BUY THESE'.C82])">
            <text:p/>
          </table:table-cell>
          <table:table-cell table:formula="of:=IF([.B82]=&quot;&quot;;&quot;&quot;;[$'BOM Humphrey BUY THESE'.L8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3];[$'BOM Humphrey BUY THESE'.B83];&quot;&quot;)">
            <text:p/>
          </table:table-cell>
          <table:table-cell table:formula="of:=IF([.A83]=&quot;&quot;;&quot;&quot;;[$'BOM Humphrey BUY THESE'.C83])">
            <text:p/>
          </table:table-cell>
          <table:table-cell table:formula="of:=IF([.B83]=&quot;&quot;;&quot;&quot;;[$'BOM Humphrey BUY THESE'.L8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4];[$'BOM Humphrey BUY THESE'.B84];&quot;&quot;)">
            <text:p/>
          </table:table-cell>
          <table:table-cell table:formula="of:=IF([.A84]=&quot;&quot;;&quot;&quot;;[$'BOM Humphrey BUY THESE'.C84])">
            <text:p/>
          </table:table-cell>
          <table:table-cell table:formula="of:=IF([.B84]=&quot;&quot;;&quot;&quot;;[$'BOM Humphrey BUY THESE'.L8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5];[$'BOM Humphrey BUY THESE'.B85];&quot;&quot;)">
            <text:p/>
          </table:table-cell>
          <table:table-cell table:formula="of:=IF([.A85]=&quot;&quot;;&quot;&quot;;[$'BOM Humphrey BUY THESE'.C85])">
            <text:p/>
          </table:table-cell>
          <table:table-cell table:formula="of:=IF([.B85]=&quot;&quot;;&quot;&quot;;[$'BOM Humphrey BUY THESE'.L8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6];[$'BOM Humphrey BUY THESE'.B86];&quot;&quot;)">
            <text:p/>
          </table:table-cell>
          <table:table-cell table:formula="of:=IF([.A86]=&quot;&quot;;&quot;&quot;;[$'BOM Humphrey BUY THESE'.C86])">
            <text:p/>
          </table:table-cell>
          <table:table-cell table:formula="of:=IF([.B86]=&quot;&quot;;&quot;&quot;;[$'BOM Humphrey BUY THESE'.L8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7];[$'BOM Humphrey BUY THESE'.B87];&quot;&quot;)">
            <text:p/>
          </table:table-cell>
          <table:table-cell table:formula="of:=IF([.A87]=&quot;&quot;;&quot;&quot;;[$'BOM Humphrey BUY THESE'.C87])">
            <text:p/>
          </table:table-cell>
          <table:table-cell table:formula="of:=IF([.B87]=&quot;&quot;;&quot;&quot;;[$'BOM Humphrey BUY THESE'.L8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8];[$'BOM Humphrey BUY THESE'.B88];&quot;&quot;)">
            <text:p/>
          </table:table-cell>
          <table:table-cell table:formula="of:=IF([.A88]=&quot;&quot;;&quot;&quot;;[$'BOM Humphrey BUY THESE'.C88])">
            <text:p/>
          </table:table-cell>
          <table:table-cell table:formula="of:=IF([.B88]=&quot;&quot;;&quot;&quot;;[$'BOM Humphrey BUY THESE'.L8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89];[$'BOM Humphrey BUY THESE'.B89];&quot;&quot;)">
            <text:p/>
          </table:table-cell>
          <table:table-cell table:formula="of:=IF([.A89]=&quot;&quot;;&quot;&quot;;[$'BOM Humphrey BUY THESE'.C89])">
            <text:p/>
          </table:table-cell>
          <table:table-cell table:formula="of:=IF([.B89]=&quot;&quot;;&quot;&quot;;[$'BOM Humphrey BUY THESE'.L8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0];[$'BOM Humphrey BUY THESE'.B90];&quot;&quot;)">
            <text:p/>
          </table:table-cell>
          <table:table-cell table:formula="of:=IF([.A90]=&quot;&quot;;&quot;&quot;;[$'BOM Humphrey BUY THESE'.C90])">
            <text:p/>
          </table:table-cell>
          <table:table-cell table:formula="of:=IF([.B90]=&quot;&quot;;&quot;&quot;;[$'BOM Humphrey BUY THESE'.L9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1];[$'BOM Humphrey BUY THESE'.B91];&quot;&quot;)">
            <text:p/>
          </table:table-cell>
          <table:table-cell table:formula="of:=IF([.A91]=&quot;&quot;;&quot;&quot;;[$'BOM Humphrey BUY THESE'.C91])">
            <text:p/>
          </table:table-cell>
          <table:table-cell table:formula="of:=IF([.B91]=&quot;&quot;;&quot;&quot;;[$'BOM Humphrey BUY THESE'.L9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2];[$'BOM Humphrey BUY THESE'.B92];&quot;&quot;)">
            <text:p/>
          </table:table-cell>
          <table:table-cell table:formula="of:=IF([.A92]=&quot;&quot;;&quot;&quot;;[$'BOM Humphrey BUY THESE'.C92])">
            <text:p/>
          </table:table-cell>
          <table:table-cell table:formula="of:=IF([.B92]=&quot;&quot;;&quot;&quot;;[$'BOM Humphrey BUY THESE'.L9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3];[$'BOM Humphrey BUY THESE'.B93];&quot;&quot;)">
            <text:p/>
          </table:table-cell>
          <table:table-cell table:formula="of:=IF([.A93]=&quot;&quot;;&quot;&quot;;[$'BOM Humphrey BUY THESE'.C93])">
            <text:p/>
          </table:table-cell>
          <table:table-cell table:formula="of:=IF([.B93]=&quot;&quot;;&quot;&quot;;[$'BOM Humphrey BUY THESE'.L9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4];[$'BOM Humphrey BUY THESE'.B94];&quot;&quot;)">
            <text:p/>
          </table:table-cell>
          <table:table-cell table:formula="of:=IF([.A94]=&quot;&quot;;&quot;&quot;;[$'BOM Humphrey BUY THESE'.C94])">
            <text:p/>
          </table:table-cell>
          <table:table-cell table:formula="of:=IF([.B94]=&quot;&quot;;&quot;&quot;;[$'BOM Humphrey BUY THESE'.L9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5];[$'BOM Humphrey BUY THESE'.B95];&quot;&quot;)">
            <text:p/>
          </table:table-cell>
          <table:table-cell table:formula="of:=IF([.A95]=&quot;&quot;;&quot;&quot;;[$'BOM Humphrey BUY THESE'.C95])">
            <text:p/>
          </table:table-cell>
          <table:table-cell table:formula="of:=IF([.B95]=&quot;&quot;;&quot;&quot;;[$'BOM Humphrey BUY THESE'.L9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6];[$'BOM Humphrey BUY THESE'.B96];&quot;&quot;)">
            <text:p/>
          </table:table-cell>
          <table:table-cell table:formula="of:=IF([.A96]=&quot;&quot;;&quot;&quot;;[$'BOM Humphrey BUY THESE'.C96])">
            <text:p/>
          </table:table-cell>
          <table:table-cell table:formula="of:=IF([.B96]=&quot;&quot;;&quot;&quot;;[$'BOM Humphrey BUY THESE'.L9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7];[$'BOM Humphrey BUY THESE'.B97];&quot;&quot;)">
            <text:p/>
          </table:table-cell>
          <table:table-cell table:formula="of:=IF([.A97]=&quot;&quot;;&quot;&quot;;[$'BOM Humphrey BUY THESE'.C97])">
            <text:p/>
          </table:table-cell>
          <table:table-cell table:formula="of:=IF([.B97]=&quot;&quot;;&quot;&quot;;[$'BOM Humphrey BUY THESE'.L9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8];[$'BOM Humphrey BUY THESE'.B98];&quot;&quot;)">
            <text:p/>
          </table:table-cell>
          <table:table-cell table:formula="of:=IF([.A98]=&quot;&quot;;&quot;&quot;;[$'BOM Humphrey BUY THESE'.C98])">
            <text:p/>
          </table:table-cell>
          <table:table-cell table:formula="of:=IF([.B98]=&quot;&quot;;&quot;&quot;;[$'BOM Humphrey BUY THESE'.L9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99];[$'BOM Humphrey BUY THESE'.B99];&quot;&quot;)">
            <text:p/>
          </table:table-cell>
          <table:table-cell table:formula="of:=IF([.A99]=&quot;&quot;;&quot;&quot;;[$'BOM Humphrey BUY THESE'.C99])">
            <text:p/>
          </table:table-cell>
          <table:table-cell table:formula="of:=IF([.B99]=&quot;&quot;;&quot;&quot;;[$'BOM Humphrey BUY THESE'.L9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0];[$'BOM Humphrey BUY THESE'.B100];&quot;&quot;)">
            <text:p/>
          </table:table-cell>
          <table:table-cell table:formula="of:=IF([.A100]=&quot;&quot;;&quot;&quot;;[$'BOM Humphrey BUY THESE'.C100])">
            <text:p/>
          </table:table-cell>
          <table:table-cell table:formula="of:=IF([.B100]=&quot;&quot;;&quot;&quot;;[$'BOM Humphrey BUY THESE'.L10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1];[$'BOM Humphrey BUY THESE'.B101];&quot;&quot;)">
            <text:p/>
          </table:table-cell>
          <table:table-cell table:formula="of:=IF([.A101]=&quot;&quot;;&quot;&quot;;[$'BOM Humphrey BUY THESE'.C101])">
            <text:p/>
          </table:table-cell>
          <table:table-cell table:formula="of:=IF([.B101]=&quot;&quot;;&quot;&quot;;[$'BOM Humphrey BUY THESE'.L10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2];[$'BOM Humphrey BUY THESE'.B102];&quot;&quot;)">
            <text:p/>
          </table:table-cell>
          <table:table-cell table:formula="of:=IF([.A102]=&quot;&quot;;&quot;&quot;;[$'BOM Humphrey BUY THESE'.C102])">
            <text:p/>
          </table:table-cell>
          <table:table-cell table:formula="of:=IF([.B102]=&quot;&quot;;&quot;&quot;;[$'BOM Humphrey BUY THESE'.L10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3];[$'BOM Humphrey BUY THESE'.B103];&quot;&quot;)">
            <text:p/>
          </table:table-cell>
          <table:table-cell table:formula="of:=IF([.A103]=&quot;&quot;;&quot;&quot;;[$'BOM Humphrey BUY THESE'.C103])">
            <text:p/>
          </table:table-cell>
          <table:table-cell table:formula="of:=IF([.B103]=&quot;&quot;;&quot;&quot;;[$'BOM Humphrey BUY THESE'.L10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4];[$'BOM Humphrey BUY THESE'.B104];&quot;&quot;)">
            <text:p/>
          </table:table-cell>
          <table:table-cell table:formula="of:=IF([.A104]=&quot;&quot;;&quot;&quot;;[$'BOM Humphrey BUY THESE'.C104])">
            <text:p/>
          </table:table-cell>
          <table:table-cell table:formula="of:=IF([.B104]=&quot;&quot;;&quot;&quot;;[$'BOM Humphrey BUY THESE'.L10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5];[$'BOM Humphrey BUY THESE'.B105];&quot;&quot;)">
            <text:p/>
          </table:table-cell>
          <table:table-cell table:formula="of:=IF([.A105]=&quot;&quot;;&quot;&quot;;[$'BOM Humphrey BUY THESE'.C105])">
            <text:p/>
          </table:table-cell>
          <table:table-cell table:formula="of:=IF([.B105]=&quot;&quot;;&quot;&quot;;[$'BOM Humphrey BUY THESE'.L10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6];[$'BOM Humphrey BUY THESE'.B106];&quot;&quot;)">
            <text:p/>
          </table:table-cell>
          <table:table-cell table:formula="of:=IF([.A106]=&quot;&quot;;&quot;&quot;;[$'BOM Humphrey BUY THESE'.C106])">
            <text:p/>
          </table:table-cell>
          <table:table-cell table:formula="of:=IF([.B106]=&quot;&quot;;&quot;&quot;;[$'BOM Humphrey BUY THESE'.L10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7];[$'BOM Humphrey BUY THESE'.B107];&quot;&quot;)">
            <text:p/>
          </table:table-cell>
          <table:table-cell table:formula="of:=IF([.A107]=&quot;&quot;;&quot;&quot;;[$'BOM Humphrey BUY THESE'.C107])">
            <text:p/>
          </table:table-cell>
          <table:table-cell table:formula="of:=IF([.B107]=&quot;&quot;;&quot;&quot;;[$'BOM Humphrey BUY THESE'.L10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8];[$'BOM Humphrey BUY THESE'.B108];&quot;&quot;)">
            <text:p/>
          </table:table-cell>
          <table:table-cell table:formula="of:=IF([.A108]=&quot;&quot;;&quot;&quot;;[$'BOM Humphrey BUY THESE'.C108])">
            <text:p/>
          </table:table-cell>
          <table:table-cell table:formula="of:=IF([.B108]=&quot;&quot;;&quot;&quot;;[$'BOM Humphrey BUY THESE'.L10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09];[$'BOM Humphrey BUY THESE'.B109];&quot;&quot;)">
            <text:p/>
          </table:table-cell>
          <table:table-cell table:formula="of:=IF([.A109]=&quot;&quot;;&quot;&quot;;[$'BOM Humphrey BUY THESE'.C109])">
            <text:p/>
          </table:table-cell>
          <table:table-cell table:formula="of:=IF([.B109]=&quot;&quot;;&quot;&quot;;[$'BOM Humphrey BUY THESE'.L10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0];[$'BOM Humphrey BUY THESE'.B110];&quot;&quot;)">
            <text:p/>
          </table:table-cell>
          <table:table-cell table:formula="of:=IF([.A110]=&quot;&quot;;&quot;&quot;;[$'BOM Humphrey BUY THESE'.C110])">
            <text:p/>
          </table:table-cell>
          <table:table-cell table:formula="of:=IF([.B110]=&quot;&quot;;&quot;&quot;;[$'BOM Humphrey BUY THESE'.L11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1];[$'BOM Humphrey BUY THESE'.B111];&quot;&quot;)">
            <text:p/>
          </table:table-cell>
          <table:table-cell table:formula="of:=IF([.A111]=&quot;&quot;;&quot;&quot;;[$'BOM Humphrey BUY THESE'.C111])">
            <text:p/>
          </table:table-cell>
          <table:table-cell table:formula="of:=IF([.B111]=&quot;&quot;;&quot;&quot;;[$'BOM Humphrey BUY THESE'.L11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2];[$'BOM Humphrey BUY THESE'.B112];&quot;&quot;)">
            <text:p/>
          </table:table-cell>
          <table:table-cell table:formula="of:=IF([.A112]=&quot;&quot;;&quot;&quot;;[$'BOM Humphrey BUY THESE'.C112])">
            <text:p/>
          </table:table-cell>
          <table:table-cell table:formula="of:=IF([.B112]=&quot;&quot;;&quot;&quot;;[$'BOM Humphrey BUY THESE'.L11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3];[$'BOM Humphrey BUY THESE'.B113];&quot;&quot;)">
            <text:p/>
          </table:table-cell>
          <table:table-cell table:formula="of:=IF([.A113]=&quot;&quot;;&quot;&quot;;[$'BOM Humphrey BUY THESE'.C113])">
            <text:p/>
          </table:table-cell>
          <table:table-cell table:formula="of:=IF([.B113]=&quot;&quot;;&quot;&quot;;[$'BOM Humphrey BUY THESE'.L11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4];[$'BOM Humphrey BUY THESE'.B114];&quot;&quot;)">
            <text:p/>
          </table:table-cell>
          <table:table-cell table:formula="of:=IF([.A114]=&quot;&quot;;&quot;&quot;;[$'BOM Humphrey BUY THESE'.C114])">
            <text:p/>
          </table:table-cell>
          <table:table-cell table:formula="of:=IF([.B114]=&quot;&quot;;&quot;&quot;;[$'BOM Humphrey BUY THESE'.L11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5];[$'BOM Humphrey BUY THESE'.B115];&quot;&quot;)">
            <text:p/>
          </table:table-cell>
          <table:table-cell table:formula="of:=IF([.A115]=&quot;&quot;;&quot;&quot;;[$'BOM Humphrey BUY THESE'.C115])">
            <text:p/>
          </table:table-cell>
          <table:table-cell table:formula="of:=IF([.B115]=&quot;&quot;;&quot;&quot;;[$'BOM Humphrey BUY THESE'.L11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6];[$'BOM Humphrey BUY THESE'.B116];&quot;&quot;)">
            <text:p/>
          </table:table-cell>
          <table:table-cell table:formula="of:=IF([.A116]=&quot;&quot;;&quot;&quot;;[$'BOM Humphrey BUY THESE'.C116])">
            <text:p/>
          </table:table-cell>
          <table:table-cell table:formula="of:=IF([.B116]=&quot;&quot;;&quot;&quot;;[$'BOM Humphrey BUY THESE'.L11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7];[$'BOM Humphrey BUY THESE'.B117];&quot;&quot;)">
            <text:p/>
          </table:table-cell>
          <table:table-cell table:formula="of:=IF([.A117]=&quot;&quot;;&quot;&quot;;[$'BOM Humphrey BUY THESE'.C117])">
            <text:p/>
          </table:table-cell>
          <table:table-cell table:formula="of:=IF([.B117]=&quot;&quot;;&quot;&quot;;[$'BOM Humphrey BUY THESE'.L11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8];[$'BOM Humphrey BUY THESE'.B118];&quot;&quot;)">
            <text:p/>
          </table:table-cell>
          <table:table-cell table:formula="of:=IF([.A118]=&quot;&quot;;&quot;&quot;;[$'BOM Humphrey BUY THESE'.C118])">
            <text:p/>
          </table:table-cell>
          <table:table-cell table:formula="of:=IF([.B118]=&quot;&quot;;&quot;&quot;;[$'BOM Humphrey BUY THESE'.L11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19];[$'BOM Humphrey BUY THESE'.B119];&quot;&quot;)">
            <text:p/>
          </table:table-cell>
          <table:table-cell table:formula="of:=IF([.A119]=&quot;&quot;;&quot;&quot;;[$'BOM Humphrey BUY THESE'.C119])">
            <text:p/>
          </table:table-cell>
          <table:table-cell table:formula="of:=IF([.B119]=&quot;&quot;;&quot;&quot;;[$'BOM Humphrey BUY THESE'.L11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0];[$'BOM Humphrey BUY THESE'.B120];&quot;&quot;)">
            <text:p/>
          </table:table-cell>
          <table:table-cell table:formula="of:=IF([.A120]=&quot;&quot;;&quot;&quot;;[$'BOM Humphrey BUY THESE'.C120])">
            <text:p/>
          </table:table-cell>
          <table:table-cell table:formula="of:=IF([.B120]=&quot;&quot;;&quot;&quot;;[$'BOM Humphrey BUY THESE'.L12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1];[$'BOM Humphrey BUY THESE'.B121];&quot;&quot;)">
            <text:p/>
          </table:table-cell>
          <table:table-cell table:formula="of:=IF([.A121]=&quot;&quot;;&quot;&quot;;[$'BOM Humphrey BUY THESE'.C121])">
            <text:p/>
          </table:table-cell>
          <table:table-cell table:formula="of:=IF([.B121]=&quot;&quot;;&quot;&quot;;[$'BOM Humphrey BUY THESE'.L12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2];[$'BOM Humphrey BUY THESE'.B122];&quot;&quot;)">
            <text:p/>
          </table:table-cell>
          <table:table-cell table:formula="of:=IF([.A122]=&quot;&quot;;&quot;&quot;;[$'BOM Humphrey BUY THESE'.C122])">
            <text:p/>
          </table:table-cell>
          <table:table-cell table:formula="of:=IF([.B122]=&quot;&quot;;&quot;&quot;;[$'BOM Humphrey BUY THESE'.L12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3];[$'BOM Humphrey BUY THESE'.B123];&quot;&quot;)">
            <text:p/>
          </table:table-cell>
          <table:table-cell table:formula="of:=IF([.A123]=&quot;&quot;;&quot;&quot;;[$'BOM Humphrey BUY THESE'.C123])">
            <text:p/>
          </table:table-cell>
          <table:table-cell table:formula="of:=IF([.B123]=&quot;&quot;;&quot;&quot;;[$'BOM Humphrey BUY THESE'.L12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4];[$'BOM Humphrey BUY THESE'.B124];&quot;&quot;)">
            <text:p/>
          </table:table-cell>
          <table:table-cell table:formula="of:=IF([.A124]=&quot;&quot;;&quot;&quot;;[$'BOM Humphrey BUY THESE'.C124])">
            <text:p/>
          </table:table-cell>
          <table:table-cell table:formula="of:=IF([.B124]=&quot;&quot;;&quot;&quot;;[$'BOM Humphrey BUY THESE'.L12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5];[$'BOM Humphrey BUY THESE'.B125];&quot;&quot;)">
            <text:p/>
          </table:table-cell>
          <table:table-cell table:formula="of:=IF([.A125]=&quot;&quot;;&quot;&quot;;[$'BOM Humphrey BUY THESE'.C125])">
            <text:p/>
          </table:table-cell>
          <table:table-cell table:formula="of:=IF([.B125]=&quot;&quot;;&quot;&quot;;[$'BOM Humphrey BUY THESE'.L12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6];[$'BOM Humphrey BUY THESE'.B126];&quot;&quot;)">
            <text:p/>
          </table:table-cell>
          <table:table-cell table:formula="of:=IF([.A126]=&quot;&quot;;&quot;&quot;;[$'BOM Humphrey BUY THESE'.C126])">
            <text:p/>
          </table:table-cell>
          <table:table-cell table:formula="of:=IF([.B126]=&quot;&quot;;&quot;&quot;;[$'BOM Humphrey BUY THESE'.L12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7];[$'BOM Humphrey BUY THESE'.B127];&quot;&quot;)">
            <text:p/>
          </table:table-cell>
          <table:table-cell table:formula="of:=IF([.A127]=&quot;&quot;;&quot;&quot;;[$'BOM Humphrey BUY THESE'.C127])">
            <text:p/>
          </table:table-cell>
          <table:table-cell table:formula="of:=IF([.B127]=&quot;&quot;;&quot;&quot;;[$'BOM Humphrey BUY THESE'.L12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8];[$'BOM Humphrey BUY THESE'.B128];&quot;&quot;)">
            <text:p/>
          </table:table-cell>
          <table:table-cell table:formula="of:=IF([.A128]=&quot;&quot;;&quot;&quot;;[$'BOM Humphrey BUY THESE'.C128])">
            <text:p/>
          </table:table-cell>
          <table:table-cell table:formula="of:=IF([.B128]=&quot;&quot;;&quot;&quot;;[$'BOM Humphrey BUY THESE'.L12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29];[$'BOM Humphrey BUY THESE'.B129];&quot;&quot;)">
            <text:p/>
          </table:table-cell>
          <table:table-cell table:formula="of:=IF([.A129]=&quot;&quot;;&quot;&quot;;[$'BOM Humphrey BUY THESE'.C129])">
            <text:p/>
          </table:table-cell>
          <table:table-cell table:formula="of:=IF([.B129]=&quot;&quot;;&quot;&quot;;[$'BOM Humphrey BUY THESE'.L12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0];[$'BOM Humphrey BUY THESE'.B130];&quot;&quot;)">
            <text:p/>
          </table:table-cell>
          <table:table-cell table:formula="of:=IF([.A130]=&quot;&quot;;&quot;&quot;;[$'BOM Humphrey BUY THESE'.C130])">
            <text:p/>
          </table:table-cell>
          <table:table-cell table:formula="of:=IF([.B130]=&quot;&quot;;&quot;&quot;;[$'BOM Humphrey BUY THESE'.L13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1];[$'BOM Humphrey BUY THESE'.B131];&quot;&quot;)">
            <text:p/>
          </table:table-cell>
          <table:table-cell table:formula="of:=IF([.A131]=&quot;&quot;;&quot;&quot;;[$'BOM Humphrey BUY THESE'.C131])">
            <text:p/>
          </table:table-cell>
          <table:table-cell table:formula="of:=IF([.B131]=&quot;&quot;;&quot;&quot;;[$'BOM Humphrey BUY THESE'.L13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2];[$'BOM Humphrey BUY THESE'.B132];&quot;&quot;)">
            <text:p/>
          </table:table-cell>
          <table:table-cell table:formula="of:=IF([.A132]=&quot;&quot;;&quot;&quot;;[$'BOM Humphrey BUY THESE'.C132])">
            <text:p/>
          </table:table-cell>
          <table:table-cell table:formula="of:=IF([.B132]=&quot;&quot;;&quot;&quot;;[$'BOM Humphrey BUY THESE'.L13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3];[$'BOM Humphrey BUY THESE'.B133];&quot;&quot;)">
            <text:p/>
          </table:table-cell>
          <table:table-cell table:formula="of:=IF([.A133]=&quot;&quot;;&quot;&quot;;[$'BOM Humphrey BUY THESE'.C133])">
            <text:p/>
          </table:table-cell>
          <table:table-cell table:formula="of:=IF([.B133]=&quot;&quot;;&quot;&quot;;[$'BOM Humphrey BUY THESE'.L13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4];[$'BOM Humphrey BUY THESE'.B134];&quot;&quot;)">
            <text:p/>
          </table:table-cell>
          <table:table-cell table:formula="of:=IF([.A134]=&quot;&quot;;&quot;&quot;;[$'BOM Humphrey BUY THESE'.C134])">
            <text:p/>
          </table:table-cell>
          <table:table-cell table:formula="of:=IF([.B134]=&quot;&quot;;&quot;&quot;;[$'BOM Humphrey BUY THESE'.L13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5];[$'BOM Humphrey BUY THESE'.B135];&quot;&quot;)">
            <text:p/>
          </table:table-cell>
          <table:table-cell table:formula="of:=IF([.A135]=&quot;&quot;;&quot;&quot;;[$'BOM Humphrey BUY THESE'.C135])">
            <text:p/>
          </table:table-cell>
          <table:table-cell table:formula="of:=IF([.B135]=&quot;&quot;;&quot;&quot;;[$'BOM Humphrey BUY THESE'.L13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6];[$'BOM Humphrey BUY THESE'.B136];&quot;&quot;)">
            <text:p/>
          </table:table-cell>
          <table:table-cell table:formula="of:=IF([.A136]=&quot;&quot;;&quot;&quot;;[$'BOM Humphrey BUY THESE'.C136])">
            <text:p/>
          </table:table-cell>
          <table:table-cell table:formula="of:=IF([.B136]=&quot;&quot;;&quot;&quot;;[$'BOM Humphrey BUY THESE'.L13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7];[$'BOM Humphrey BUY THESE'.B137];&quot;&quot;)">
            <text:p/>
          </table:table-cell>
          <table:table-cell table:formula="of:=IF([.A137]=&quot;&quot;;&quot;&quot;;[$'BOM Humphrey BUY THESE'.C137])">
            <text:p/>
          </table:table-cell>
          <table:table-cell table:formula="of:=IF([.B137]=&quot;&quot;;&quot;&quot;;[$'BOM Humphrey BUY THESE'.L13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8];[$'BOM Humphrey BUY THESE'.B138];&quot;&quot;)">
            <text:p/>
          </table:table-cell>
          <table:table-cell table:formula="of:=IF([.A138]=&quot;&quot;;&quot;&quot;;[$'BOM Humphrey BUY THESE'.C138])">
            <text:p/>
          </table:table-cell>
          <table:table-cell table:formula="of:=IF([.B138]=&quot;&quot;;&quot;&quot;;[$'BOM Humphrey BUY THESE'.L13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39];[$'BOM Humphrey BUY THESE'.B139];&quot;&quot;)">
            <text:p/>
          </table:table-cell>
          <table:table-cell table:formula="of:=IF([.A139]=&quot;&quot;;&quot;&quot;;[$'BOM Humphrey BUY THESE'.C139])">
            <text:p/>
          </table:table-cell>
          <table:table-cell table:formula="of:=IF([.B139]=&quot;&quot;;&quot;&quot;;[$'BOM Humphrey BUY THESE'.L13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0];[$'BOM Humphrey BUY THESE'.B140];&quot;&quot;)">
            <text:p/>
          </table:table-cell>
          <table:table-cell table:formula="of:=IF([.A140]=&quot;&quot;;&quot;&quot;;[$'BOM Humphrey BUY THESE'.C140])">
            <text:p/>
          </table:table-cell>
          <table:table-cell table:formula="of:=IF([.B140]=&quot;&quot;;&quot;&quot;;[$'BOM Humphrey BUY THESE'.L14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1];[$'BOM Humphrey BUY THESE'.B141];&quot;&quot;)">
            <text:p/>
          </table:table-cell>
          <table:table-cell table:formula="of:=IF([.A141]=&quot;&quot;;&quot;&quot;;[$'BOM Humphrey BUY THESE'.C141])">
            <text:p/>
          </table:table-cell>
          <table:table-cell table:formula="of:=IF([.B141]=&quot;&quot;;&quot;&quot;;[$'BOM Humphrey BUY THESE'.L14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2];[$'BOM Humphrey BUY THESE'.B142];&quot;&quot;)">
            <text:p/>
          </table:table-cell>
          <table:table-cell table:formula="of:=IF([.A142]=&quot;&quot;;&quot;&quot;;[$'BOM Humphrey BUY THESE'.C142])">
            <text:p/>
          </table:table-cell>
          <table:table-cell table:formula="of:=IF([.B142]=&quot;&quot;;&quot;&quot;;[$'BOM Humphrey BUY THESE'.L14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3];[$'BOM Humphrey BUY THESE'.B143];&quot;&quot;)">
            <text:p/>
          </table:table-cell>
          <table:table-cell table:formula="of:=IF([.A143]=&quot;&quot;;&quot;&quot;;[$'BOM Humphrey BUY THESE'.C143])">
            <text:p/>
          </table:table-cell>
          <table:table-cell table:formula="of:=IF([.B143]=&quot;&quot;;&quot;&quot;;[$'BOM Humphrey BUY THESE'.L14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4];[$'BOM Humphrey BUY THESE'.B144];&quot;&quot;)">
            <text:p/>
          </table:table-cell>
          <table:table-cell table:formula="of:=IF([.A144]=&quot;&quot;;&quot;&quot;;[$'BOM Humphrey BUY THESE'.C144])">
            <text:p/>
          </table:table-cell>
          <table:table-cell table:formula="of:=IF([.B144]=&quot;&quot;;&quot;&quot;;[$'BOM Humphrey BUY THESE'.L14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5];[$'BOM Humphrey BUY THESE'.B145];&quot;&quot;)">
            <text:p/>
          </table:table-cell>
          <table:table-cell table:formula="of:=IF([.A145]=&quot;&quot;;&quot;&quot;;[$'BOM Humphrey BUY THESE'.C145])">
            <text:p/>
          </table:table-cell>
          <table:table-cell table:formula="of:=IF([.B145]=&quot;&quot;;&quot;&quot;;[$'BOM Humphrey BUY THESE'.L14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6];[$'BOM Humphrey BUY THESE'.B146];&quot;&quot;)">
            <text:p/>
          </table:table-cell>
          <table:table-cell table:formula="of:=IF([.A146]=&quot;&quot;;&quot;&quot;;[$'BOM Humphrey BUY THESE'.C146])">
            <text:p/>
          </table:table-cell>
          <table:table-cell table:formula="of:=IF([.B146]=&quot;&quot;;&quot;&quot;;[$'BOM Humphrey BUY THESE'.L14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7];[$'BOM Humphrey BUY THESE'.B147];&quot;&quot;)">
            <text:p/>
          </table:table-cell>
          <table:table-cell table:formula="of:=IF([.A147]=&quot;&quot;;&quot;&quot;;[$'BOM Humphrey BUY THESE'.C147])">
            <text:p/>
          </table:table-cell>
          <table:table-cell table:formula="of:=IF([.B147]=&quot;&quot;;&quot;&quot;;[$'BOM Humphrey BUY THESE'.L14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8];[$'BOM Humphrey BUY THESE'.B148];&quot;&quot;)">
            <text:p/>
          </table:table-cell>
          <table:table-cell table:formula="of:=IF([.A148]=&quot;&quot;;&quot;&quot;;[$'BOM Humphrey BUY THESE'.C148])">
            <text:p/>
          </table:table-cell>
          <table:table-cell table:formula="of:=IF([.B148]=&quot;&quot;;&quot;&quot;;[$'BOM Humphrey BUY THESE'.L14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49];[$'BOM Humphrey BUY THESE'.B149];&quot;&quot;)">
            <text:p/>
          </table:table-cell>
          <table:table-cell table:formula="of:=IF([.A149]=&quot;&quot;;&quot;&quot;;[$'BOM Humphrey BUY THESE'.C149])">
            <text:p/>
          </table:table-cell>
          <table:table-cell table:formula="of:=IF([.B149]=&quot;&quot;;&quot;&quot;;[$'BOM Humphrey BUY THESE'.L14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0];[$'BOM Humphrey BUY THESE'.B150];&quot;&quot;)">
            <text:p/>
          </table:table-cell>
          <table:table-cell table:formula="of:=IF([.A150]=&quot;&quot;;&quot;&quot;;[$'BOM Humphrey BUY THESE'.C150])">
            <text:p/>
          </table:table-cell>
          <table:table-cell table:formula="of:=IF([.B150]=&quot;&quot;;&quot;&quot;;[$'BOM Humphrey BUY THESE'.L150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1];[$'BOM Humphrey BUY THESE'.B151];&quot;&quot;)">
            <text:p/>
          </table:table-cell>
          <table:table-cell table:formula="of:=IF([.A151]=&quot;&quot;;&quot;&quot;;[$'BOM Humphrey BUY THESE'.C151])">
            <text:p/>
          </table:table-cell>
          <table:table-cell table:formula="of:=IF([.B151]=&quot;&quot;;&quot;&quot;;[$'BOM Humphrey BUY THESE'.L151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2];[$'BOM Humphrey BUY THESE'.B152];&quot;&quot;)">
            <text:p/>
          </table:table-cell>
          <table:table-cell table:formula="of:=IF([.A152]=&quot;&quot;;&quot;&quot;;[$'BOM Humphrey BUY THESE'.C152])">
            <text:p/>
          </table:table-cell>
          <table:table-cell table:formula="of:=IF([.B152]=&quot;&quot;;&quot;&quot;;[$'BOM Humphrey BUY THESE'.L152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3];[$'BOM Humphrey BUY THESE'.B153];&quot;&quot;)">
            <text:p/>
          </table:table-cell>
          <table:table-cell table:formula="of:=IF([.A153]=&quot;&quot;;&quot;&quot;;[$'BOM Humphrey BUY THESE'.C153])">
            <text:p/>
          </table:table-cell>
          <table:table-cell table:formula="of:=IF([.B153]=&quot;&quot;;&quot;&quot;;[$'BOM Humphrey BUY THESE'.L153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4];[$'BOM Humphrey BUY THESE'.B154];&quot;&quot;)">
            <text:p/>
          </table:table-cell>
          <table:table-cell table:formula="of:=IF([.A154]=&quot;&quot;;&quot;&quot;;[$'BOM Humphrey BUY THESE'.C154])">
            <text:p/>
          </table:table-cell>
          <table:table-cell table:formula="of:=IF([.B154]=&quot;&quot;;&quot;&quot;;[$'BOM Humphrey BUY THESE'.L154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5];[$'BOM Humphrey BUY THESE'.B155];&quot;&quot;)">
            <text:p/>
          </table:table-cell>
          <table:table-cell table:formula="of:=IF([.A155]=&quot;&quot;;&quot;&quot;;[$'BOM Humphrey BUY THESE'.C155])">
            <text:p/>
          </table:table-cell>
          <table:table-cell table:formula="of:=IF([.B155]=&quot;&quot;;&quot;&quot;;[$'BOM Humphrey BUY THESE'.L155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6];[$'BOM Humphrey BUY THESE'.B156];&quot;&quot;)">
            <text:p/>
          </table:table-cell>
          <table:table-cell table:formula="of:=IF([.A156]=&quot;&quot;;&quot;&quot;;[$'BOM Humphrey BUY THESE'.C156])">
            <text:p/>
          </table:table-cell>
          <table:table-cell table:formula="of:=IF([.B156]=&quot;&quot;;&quot;&quot;;[$'BOM Humphrey BUY THESE'.L156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7];[$'BOM Humphrey BUY THESE'.B157];&quot;&quot;)">
            <text:p/>
          </table:table-cell>
          <table:table-cell table:formula="of:=IF([.A157]=&quot;&quot;;&quot;&quot;;[$'BOM Humphrey BUY THESE'.C157])">
            <text:p/>
          </table:table-cell>
          <table:table-cell table:formula="of:=IF([.B157]=&quot;&quot;;&quot;&quot;;[$'BOM Humphrey BUY THESE'.L157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8];[$'BOM Humphrey BUY THESE'.B158];&quot;&quot;)">
            <text:p/>
          </table:table-cell>
          <table:table-cell table:formula="of:=IF([.A158]=&quot;&quot;;&quot;&quot;;[$'BOM Humphrey BUY THESE'.C158])">
            <text:p/>
          </table:table-cell>
          <table:table-cell table:formula="of:=IF([.B158]=&quot;&quot;;&quot;&quot;;[$'BOM Humphrey BUY THESE'.L158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59];[$'BOM Humphrey BUY THESE'.B159];&quot;&quot;)">
            <text:p/>
          </table:table-cell>
          <table:table-cell table:formula="of:=IF([.A159]=&quot;&quot;;&quot;&quot;;[$'BOM Humphrey BUY THESE'.C159])">
            <text:p/>
          </table:table-cell>
          <table:table-cell table:formula="of:=IF([.B159]=&quot;&quot;;&quot;&quot;;[$'BOM Humphrey BUY THESE'.L159])">
            <text:p/>
          </table:table-cell>
          <table:table-cell table:number-columns-repeated="1021"/>
        </table:table-row>
        <table:table-row table:style-name="ro1">
          <table:table-cell table:style-name="ce46" table:formula="of:=IF([$'Cost summary'.$E$2]=[$'BOM Humphrey BUY THESE'.B160];[$'BOM Humphrey BUY THESE'.B160];&quot;&quot;)">
            <text:p/>
          </table:table-cell>
          <table:table-cell table:formula="of:=IF([.A160]=&quot;&quot;;&quot;&quot;;[$'BOM Humphrey BUY THESE'.C160])">
            <text:p/>
          </table:table-cell>
          <table:table-cell table:formula="of:=IF([.B160]=&quot;&quot;;&quot;&quot;;[$'BOM Humphrey BUY THESE'.L160])">
            <text:p/>
          </table:table-cell>
          <table:table-cell table:number-columns-repeated="1021"/>
        </table:table-row>
        <table:table-row table:style-name="ro2" table:number-rows-repeated="104841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Cost summary'.$A$1" table:cell-range-address="$'Graph indata'.$A$1:.$C$1001"/>
        </table:named-expressions>
      </table:table>
      <table:table table:name="labels" table:style-name="ta8">
        <table:table-column table:style-name="co2" table:number-columns-repeated="1024" table:default-cell-style-name="Default"/>
        <table:table-row table:style-name="ro1">
          <table:table-cell table:style-name="ce3" table:formula="of:=IFERROR(__xludf.dummyfunction(&quot;UNIQUE('BOM Humphrey BUY THESE'!B:B)&quot;);&quot;Category&quot;)" office:value-type="string" office:string-value="Category" calcext:value-type="string">
            <text:p>Category</text:p>
          </table:table-cell>
          <table:table-cell table:style-name="ce3" table:formula="of:=IFERROR(__xludf.dummyfunction(&quot;UNIQUE('BOM Humphrey BUY THESE'!C:C)&quot;);&quot;Sub category&quot;)" office:value-type="string" office:string-value="Sub category" calcext:value-type="string">
            <text:p>Sub category</text:p>
          </table:table-cell>
          <table:table-cell table:number-columns-repeated="1022"/>
        </table:table-row>
        <table:table-row table:style-name="ro1">
          <table:table-cell table:formula="of:=IFERROR(__xludf.dummyfunction(&quot;&quot;&quot;COMPUTED_VALUE&quot;&quot;&quot;);&quot;Consumables&quot;)" office:value-type="string" office:string-value="Consumables" calcext:value-type="string">
            <text:p>Consumables</text:p>
          </table:table-cell>
          <table:table-cell table:formula="of:=IFERROR(__xludf.dummyfunction(&quot;&quot;&quot;COMPUTED_VALUE&quot;&quot;&quot;);&quot;Drill bits&quot;)" office:value-type="string" office:string-value="Drill bits" calcext:value-type="string">
            <text:p>Drill bits</text:p>
          </table:table-cell>
          <table:table-cell table:number-columns-repeated="1022"/>
        </table:table-row>
        <table:table-row table:style-name="ro1">
          <table:table-cell table:formula="of:=IFERROR(__xludf.dummyfunction(&quot;&quot;&quot;COMPUTED_VALUE&quot;&quot;&quot;);&quot;Electronics&quot;)" office:value-type="string" office:string-value="Electronics" calcext:value-type="string">
            <text:p>Electronics</text:p>
          </table:table-cell>
          <table:table-cell table:formula="of:=IFERROR(__xludf.dummyfunction(&quot;&quot;&quot;COMPUTED_VALUE&quot;&quot;&quot;);&quot;Hand tools&quot;)" office:value-type="string" office:string-value="Hand tools" calcext:value-type="string">
            <text:p>Hand tools</text:p>
          </table:table-cell>
          <table:table-cell table:number-columns-repeated="1022"/>
        </table:table-row>
        <table:table-row table:style-name="ro1">
          <table:table-cell table:formula="of:=IFERROR(__xludf.dummyfunction(&quot;&quot;&quot;COMPUTED_VALUE&quot;&quot;&quot;);&quot;Fasteners&quot;)" office:value-type="string" office:string-value="Fasteners" calcext:value-type="string">
            <text:p>Fasteners</text:p>
          </table:table-cell>
          <table:table-cell table:formula="of:=IFERROR(__xludf.dummyfunction(&quot;&quot;&quot;COMPUTED_VALUE&quot;&quot;&quot;);&quot;Lubricant&quot;)" office:value-type="string" office:string-value="Lubricant" calcext:value-type="string">
            <text:p>Lubricant</text:p>
          </table:table-cell>
          <table:table-cell table:number-columns-repeated="1022"/>
        </table:table-row>
        <table:table-row table:style-name="ro1">
          <table:table-cell table:formula="of:=IFERROR(__xludf.dummyfunction(&quot;&quot;&quot;COMPUTED_VALUE&quot;&quot;&quot;);&quot;Hardware&quot;)" office:value-type="string" office:string-value="Hardware" calcext:value-type="string">
            <text:p>Hardware</text:p>
          </table:table-cell>
          <table:table-cell table:formula="of:=IFERROR(__xludf.dummyfunction(&quot;&quot;&quot;COMPUTED_VALUE&quot;&quot;&quot;);&quot;Milling bits&quot;)" office:value-type="string" office:string-value="Milling bits" calcext:value-type="string">
            <text:p>Milling bits</text:p>
          </table:table-cell>
          <table:table-cell table:number-columns-repeated="1022"/>
        </table:table-row>
        <table:table-row table:style-name="ro1">
          <table:table-cell table:formula="of:=IFERROR(__xludf.dummyfunction(&quot;&quot;&quot;COMPUTED_VALUE&quot;&quot;&quot;);&quot;Raw material&quot;)" office:value-type="string" office:string-value="Raw material" calcext:value-type="string">
            <text:p>Raw material</text:p>
          </table:table-cell>
          <table:table-cell table:formula="of:=IFERROR(__xludf.dummyfunction(&quot;&quot;&quot;COMPUTED_VALUE&quot;&quot;&quot;);&quot;Cable&quot;)" office:value-type="string" office:string-value="Cable" calcext:value-type="string">
            <text:p>Cable</text:p>
          </table:table-cell>
          <table:table-cell table:number-columns-repeated="1022"/>
        </table:table-row>
        <table:table-row table:style-name="ro1">
          <table:table-cell table:formula="of:=IFERROR(__xludf.dummyfunction(&quot;&quot;&quot;COMPUTED_VALUE&quot;&quot;&quot;);&quot;Tools and Equipment&quot;)" office:value-type="string" office:string-value="Tools and Equipment" calcext:value-type="string">
            <text:p>Tools and Equipment</text:p>
          </table:table-cell>
          <table:table-cell table:formula="of:=IFERROR(__xludf.dummyfunction(&quot;&quot;&quot;COMPUTED_VALUE&quot;&quot;&quot;);&quot;Connectors&quot;)" office:value-type="string" office:string-value="Connectors" calcext:value-type="string">
            <text:p>Connectors</text:p>
          </table:table-cell>
          <table:table-cell table:number-columns-repeated="1022"/>
        </table:table-row>
        <table:table-row table:style-name="ro1">
          <table:table-cell table:formula="of:=IFERROR(__xludf.dummyfunction(&quot;&quot;&quot;COMPUTED_VALUE&quot;&quot;&quot;);&quot;&quot;)">
            <text:p/>
          </table:table-cell>
          <table:table-cell table:formula="of:=IFERROR(__xludf.dummyfunction(&quot;&quot;&quot;COMPUTED_VALUE&quot;&quot;&quot;);&quot;Controller&quot;)" office:value-type="string" office:string-value="Controller" calcext:value-type="string">
            <text:p>Controller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Sensors&quot;)" office:value-type="string" office:string-value="Sensors" calcext:value-type="string">
            <text:p>Sensors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Switches&quot;)" office:value-type="string" office:string-value="Switches" calcext:value-type="string">
            <text:p>Switches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Glue&quot;)" office:value-type="string" office:string-value="Glue" calcext:value-type="string">
            <text:p>Glue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Magnets&quot;)" office:value-type="string" office:string-value="Magnets" calcext:value-type="string">
            <text:p>Magnets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Screws, nuts, washers&quot;)" office:value-type="string" office:string-value="Screws, nuts, washers" calcext:value-type="string">
            <text:p>Screws, nuts, washers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Zip ties&quot;)" office:value-type="string" office:string-value="Zip ties" calcext:value-type="string">
            <text:p>Zip ties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Bearings&quot;)" office:value-type="string" office:string-value="Bearings" calcext:value-type="string">
            <text:p>Bearings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Cable management&quot;)" office:value-type="string" office:string-value="Cable management" calcext:value-type="string">
            <text:p>Cable management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Motors &amp; drivers&quot;)" office:value-type="string" office:string-value="Motors &amp; drivers" calcext:value-type="string">
            <text:p>Motors &amp; drivers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Power supply&quot;)" office:value-type="string" office:string-value="Power supply" calcext:value-type="string">
            <text:p>Power supply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Spindle &amp; driver&quot;)" office:value-type="string" office:string-value="Spindle &amp; driver" calcext:value-type="string">
            <text:p>Spindle &amp; driver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Aluminium&quot;)" office:value-type="string" office:string-value="Aluminium" calcext:value-type="string">
            <text:p>Aluminium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Elastic cord&quot;)" office:value-type="string" office:string-value="Elastic cord" calcext:value-type="string">
            <text:p>Elastic cord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Leather and cloth&quot;)" office:value-type="string" office:string-value="Leather and cloth" calcext:value-type="string">
            <text:p>Leather and cloth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Plastic&quot;)" office:value-type="string" office:string-value="Plastic" calcext:value-type="string">
            <text:p>Plastic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Valchromat&quot;)" office:value-type="string" office:string-value="Valchromat" calcext:value-type="string">
            <text:p>Valchromat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Collets&quot;)" office:value-type="string" office:string-value="Collets" calcext:value-type="string">
            <text:p>Collets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Safety equipment&quot;)" office:value-type="string" office:string-value="Safety equipment" calcext:value-type="string">
            <text:p>Safety equipment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Storage&quot;)" office:value-type="string" office:string-value="Storage" calcext:value-type="string">
            <text:p>Storage</text:p>
          </table:table-cell>
          <table:table-cell table:number-columns-repeated="1022"/>
        </table:table-row>
        <table:table-row table:style-name="ro1">
          <table:table-cell/>
          <table:table-cell table:formula="of:=IFERROR(__xludf.dummyfunction(&quot;&quot;&quot;COMPUTED_VALUE&quot;&quot;&quot;);&quot;&quot;)">
            <text:p/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BOM Humphrey BUY THESE'.A1:'BOM Humphrey BUY THESE'.Q1016" table:display-filter-buttons="true"/>
        <table:database-range table:name="__Anonymous_Sheet_DB__2" table:target-range-address="'Fasteners pivot BUY THESE'.A1:'Fasteners pivot BUY THESE'.K18" table:display-filter-buttons="true"/>
        <table:database-range table:name="__Anonymous_Sheet_DB__4" table:target-range-address="'Fasteners indata from model'.A1:'Fasteners indata from model'.F36" table:display-filter-buttons="true"/>
        <table:database-range table:name="__Anonymous_Sheet_DB__6" table:target-range-address="'Graph indata'.A1:'Graph indata'.C10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26">
      <number:currency-symbol>$</number:currency-symbol>
      <number:number number:decimal-places="0" loext:min-decimal-places="0" number:min-integer-digits="1" number:grouping="true"/>
    </number:currency-style>
    <number:currency-style style:name="N127">
      <number:currency-symbol>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st_20_summary" style:display-name="PageStyle_Cos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_20_Humphrey_20_BUY_20_THESE" style:display-name="PageStyle_BOM Humphrey BUY THE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steners_20_pivot_20_BUY_20_THESE" style:display-name="PageStyle_Fasteners pivot BUY THES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umphrey_20_v4_20_excenters_20_MAKE_20_THESE" style:display-name="PageStyle_humphrey v4 excenters MAKE THE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steners_20_indata_20_from_20_model" style:display-name="PageStyle_Fasteners indata from 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rrency_20_rates" style:display-name="PageStyle_Currency ra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_20_indata" style:display-name="PageStyle_Graph in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bels" style:display-name="PageStyle_labe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775" meta:object-count="0"/>
    <meta:generator>LibreOfficeDev/6.0.5.2$Linux_X86_64 LibreOffice_project/</meta:generator>
  </office:meta>
</office:document-meta>
</file>